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.357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453in"/>
    </style:style>
    <style:style style:name="ro1" style:family="table-row">
      <style:table-row-properties style:row-height="0.217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819in" fo:break-before="auto" style:use-optimal-row-height="false"/>
    </style:style>
    <style:style style:name="ro4" style:family="table-row">
      <style:table-row-properties style:row-height="0.2366in" fo:break-before="auto" style:use-optimal-row-height="false"/>
    </style:style>
    <style:style style:name="ro5" style:family="table-row">
      <style:table-row-properties style:row-height="0.214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122">
      <style:table-cell-properties style:text-align-source="fix" style:repeat-content="false" fo:background-color="transparent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22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in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13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2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23" style:family="table-cell" style:parent-style-name="Default" style:data-style-name="N11">
      <style:table-cell-properties fo:background-color="transparent"/>
    </style:style>
    <style:style style:name="ce26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in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24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25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28" style:family="table-cell" style:parent-style-name="Default" style:data-style-name="N122">
      <style:text-properties style:font-name="Liberation Sans" style:font-name-asian="Noto Sans CJK SC Regular" style:font-name-complex="FreeSans"/>
    </style:style>
    <style:style style:name="ce30" style:family="table-cell" style:parent-style-name="Default" style:data-style-name="N121">
      <style:text-properties style:font-name="Liberation Sans" style:font-name-asian="Noto Sans CJK SC Regular" style:font-name-complex="FreeSans"/>
    </style:style>
    <style:style style:name="ce39" style:family="table-cell" style:parent-style-name="Default">
      <style:map style:condition="cell-content()&lt;[$Sheet1.$L$10]" style:apply-style-name="Good" style:base-cell-address="Sheet1.F10"/>
    </style:style>
    <style:style style:name="ce40" style:family="table-cell" style:parent-style-name="Default">
      <style:map style:condition="cell-content()&lt;[$Sheet1.$L$33]" style:apply-style-name="Good" style:base-cell-address="Sheet1.F33"/>
    </style:style>
    <style:style style:name="ce38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38]" style:apply-style-name="Good" style:base-cell-address="Sheet1.F38"/>
    </style:style>
    <style:style style:name="ce41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39]" style:apply-style-name="Accent" style:base-cell-address="Sheet1.F39"/>
    </style:style>
    <style:style style:name="ce42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39]" style:apply-style-name="Accent" style:base-cell-address="Sheet1.F39"/>
    </style:style>
    <style:style style:name="ce32" style:family="table-cell" style:parent-style-name="Default" style:data-style-name="N2">
      <style:text-properties style:font-name="Liberation Sans" style:font-name-asian="Noto Sans CJK SC Regular" style:font-name-complex="FreeSans"/>
    </style:style>
    <style:style style:name="ce47" style:family="table-cell" style:parent-style-name="Default" style:data-style-name="N2">
      <style:table-cell-properties style:text-align-source="fix" style:repeat-content="false"/>
      <style:paragraph-properties fo:text-align="end" fo:margin-left="0in"/>
      <style:text-properties style:font-name="Liberation Sans" style:font-name-asian="Noto Sans CJK SC Regular" style:font-name-complex="FreeSans"/>
    </style:style>
    <style:style style:name="ce37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start" fo:margin-left="0in"/>
    </style:style>
    <style:style style:name="ce44" style:family="table-cell" style:parent-style-name="Default" style:data-style-name="N2"/>
    <style:style style:name="ce55" style:family="table-cell" style:parent-style-name="Default" style:data-style-name="N11">
      <style:table-cell-properties style:text-align-source="fix" style:repeat-content="false" style:vertical-align="middle"/>
      <style:paragraph-properties fo:text-align="start" fo:margin-left="0in"/>
    </style:style>
    <style:style style:name="ce86" style:family="table-cell" style:parent-style-name="Default" style:data-style-name="N11">
      <style:map style:condition="cell-content()&lt;0" style:apply-style-name="Good" style:base-cell-address="Sheet1.I6"/>
      <style:map style:condition="cell-content()&gt;=0" style:apply-style-name="Bad" style:base-cell-address="Sheet1.I6"/>
    </style:style>
    <style:style style:name="ce87" style:family="table-cell" style:parent-style-name="Default" style:data-style-name="N11">
      <style:map style:condition="cell-content()&lt;0" style:apply-style-name="Good" style:base-cell-address="Sheet1.I7"/>
      <style:map style:condition="cell-content()&gt;=0" style:apply-style-name="Bad" style:base-cell-address="Sheet1.I7"/>
    </style:style>
    <style:style style:name="ce90" style:family="table-cell" style:parent-style-name="Default" style:data-style-name="N11">
      <style:map style:condition="cell-content()&lt;0" style:apply-style-name="Good" style:base-cell-address="Sheet1.I8"/>
      <style:map style:condition="cell-content()&gt;=0" style:apply-style-name="Bad" style:base-cell-address="Sheet1.I8"/>
    </style:style>
    <style:style style:name="ce91" style:family="table-cell" style:parent-style-name="Default" style:data-style-name="N11">
      <style:map style:condition="cell-content()&lt;0" style:apply-style-name="Good" style:base-cell-address="Sheet1.I9"/>
      <style:map style:condition="cell-content()&gt;=0" style:apply-style-name="Bad" style:base-cell-address="Sheet1.I9"/>
    </style:style>
    <style:style style:name="ce107" style:family="table-cell" style:parent-style-name="Default" style:data-style-name="N11">
      <style:map style:condition="cell-content()&lt;0" style:apply-style-name="Good" style:base-cell-address="Sheet1.I10"/>
      <style:map style:condition="cell-content()&gt;=0" style:apply-style-name="Bad" style:base-cell-address="Sheet1.I10"/>
    </style:style>
    <style:style style:name="ce70" style:family="table-cell" style:parent-style-name="Default" style:data-style-name="N11">
      <style:map style:condition="cell-content()&lt;0" style:apply-style-name="Good" style:base-cell-address="Sheet1.I11"/>
      <style:map style:condition="cell-content()&gt;=0" style:apply-style-name="Bad" style:base-cell-address="Sheet1.I11"/>
    </style:style>
    <style:style style:name="ce71" style:family="table-cell" style:parent-style-name="Default" style:data-style-name="N11">
      <style:map style:condition="cell-content()&lt;0" style:apply-style-name="Good" style:base-cell-address="Sheet1.I12"/>
      <style:map style:condition="cell-content()&gt;=0" style:apply-style-name="Bad" style:base-cell-address="Sheet1.I12"/>
    </style:style>
    <style:style style:name="ce72" style:family="table-cell" style:parent-style-name="Default" style:data-style-name="N11">
      <style:map style:condition="cell-content()&lt;0" style:apply-style-name="Good" style:base-cell-address="Sheet1.I14"/>
      <style:map style:condition="cell-content()&gt;=0" style:apply-style-name="Bad" style:base-cell-address="Sheet1.I14"/>
    </style:style>
    <style:style style:name="ce73" style:family="table-cell" style:parent-style-name="Default" style:data-style-name="N11">
      <style:map style:condition="cell-content()&lt;0" style:apply-style-name="Good" style:base-cell-address="Sheet1.I15"/>
      <style:map style:condition="cell-content()&gt;=0" style:apply-style-name="Bad" style:base-cell-address="Sheet1.I15"/>
    </style:style>
    <style:style style:name="ce75" style:family="table-cell" style:parent-style-name="Default" style:data-style-name="N11">
      <style:map style:condition="cell-content()&lt;0" style:apply-style-name="Good" style:base-cell-address="Sheet1.I20"/>
      <style:map style:condition="cell-content()&gt;=0" style:apply-style-name="Bad" style:base-cell-address="Sheet1.I20"/>
    </style:style>
    <style:style style:name="ce76" style:family="table-cell" style:parent-style-name="Default" style:data-style-name="N11">
      <style:map style:condition="cell-content()&lt;0" style:apply-style-name="Good" style:base-cell-address="Sheet1.I22"/>
      <style:map style:condition="cell-content()&gt;=0" style:apply-style-name="Bad" style:base-cell-address="Sheet1.I22"/>
    </style:style>
    <style:style style:name="ce77" style:family="table-cell" style:parent-style-name="Default" style:data-style-name="N11">
      <style:map style:condition="cell-content()&lt;0" style:apply-style-name="Good" style:base-cell-address="Sheet1.I23"/>
      <style:map style:condition="cell-content()&gt;=0" style:apply-style-name="Bad" style:base-cell-address="Sheet1.I23"/>
    </style:style>
    <style:style style:name="ce79" style:family="table-cell" style:parent-style-name="Default" style:data-style-name="N11">
      <style:map style:condition="cell-content()&lt;0" style:apply-style-name="Good" style:base-cell-address="Sheet1.I24"/>
      <style:map style:condition="cell-content()&gt;=0" style:apply-style-name="Bad" style:base-cell-address="Sheet1.I24"/>
    </style:style>
    <style:style style:name="ce80" style:family="table-cell" style:parent-style-name="Default" style:data-style-name="N11">
      <style:map style:condition="cell-content()&lt;0" style:apply-style-name="Good" style:base-cell-address="Sheet1.I26"/>
      <style:map style:condition="cell-content()&gt;=0" style:apply-style-name="Bad" style:base-cell-address="Sheet1.I26"/>
    </style:style>
    <style:style style:name="ce81" style:family="table-cell" style:parent-style-name="Default" style:data-style-name="N11">
      <style:map style:condition="cell-content()&lt;0" style:apply-style-name="Good" style:base-cell-address="Sheet1.I27"/>
      <style:map style:condition="cell-content()&gt;=0" style:apply-style-name="Bad" style:base-cell-address="Sheet1.I27"/>
    </style:style>
    <style:style style:name="ce84" style:family="table-cell" style:parent-style-name="Default" style:data-style-name="N11">
      <style:map style:condition="cell-content()&lt;0" style:apply-style-name="Good" style:base-cell-address="Sheet1.I29"/>
      <style:map style:condition="cell-content()&gt;=0" style:apply-style-name="Bad" style:base-cell-address="Sheet1.I29"/>
    </style:style>
    <style:style style:name="ce85" style:family="table-cell" style:parent-style-name="Default" style:data-style-name="N11">
      <style:map style:condition="cell-content()&lt;0" style:apply-style-name="Good" style:base-cell-address="Sheet1.I30"/>
      <style:map style:condition="cell-content()&gt;=0" style:apply-style-name="Bad" style:base-cell-address="Sheet1.I30"/>
    </style:style>
    <style:style style:name="ce88" style:family="table-cell" style:parent-style-name="Default" style:data-style-name="N11">
      <style:map style:condition="cell-content()&lt;0" style:apply-style-name="Good" style:base-cell-address="Sheet1.I38"/>
      <style:map style:condition="cell-content()&gt;=0" style:apply-style-name="Bad" style:base-cell-address="Sheet1.I38"/>
    </style:style>
    <style:style style:name="ce89" style:family="table-cell" style:parent-style-name="Default" style:data-style-name="N11">
      <style:map style:condition="cell-content()&lt;0" style:apply-style-name="Good" style:base-cell-address="Sheet1.I39"/>
      <style:map style:condition="cell-content()&gt;=0" style:apply-style-name="Bad" style:base-cell-address="Sheet1.I39"/>
    </style:style>
    <style:style style:name="ce122" style:family="table-cell" style:parent-style-name="Default" style:data-style-name="N122">
      <style:map style:condition="cell-content()&gt;[.E6]*1.25" style:apply-style-name="Good" style:base-cell-address="Sheet1.J6"/>
    </style:style>
    <style:style style:name="ce102" style:family="table-cell" style:parent-style-name="Default" style:data-style-name="N122">
      <style:map style:condition="cell-content()&gt;[.E12]*1.25" style:apply-style-name="Good" style:base-cell-address="Sheet1.J12"/>
    </style:style>
    <style:style style:name="ce113" style:family="table-cell" style:parent-style-name="Default" style:data-style-name="N122">
      <style:map style:condition="cell-content()&gt;[.E14]*1.25" style:apply-style-name="Good" style:base-cell-address="Sheet1.J14"/>
    </style:style>
    <style:style style:name="ce115" style:family="table-cell" style:parent-style-name="Default" style:data-style-name="N122">
      <style:map style:condition="cell-content()&gt;[.E15]*1.25" style:apply-style-name="Good" style:base-cell-address="Sheet1.J15"/>
    </style:style>
    <style:style style:name="ce117" style:family="table-cell" style:parent-style-name="Default" style:data-style-name="N122">
      <style:map style:condition="cell-content()&gt;[.E20]*1.25" style:apply-style-name="Good" style:base-cell-address="Sheet1.J20"/>
    </style:style>
    <style:style style:name="ce118" style:family="table-cell" style:parent-style-name="Default" style:data-style-name="N122">
      <style:map style:condition="cell-content()&gt;[.E22]*1.25" style:apply-style-name="Good" style:base-cell-address="Sheet1.J22"/>
    </style:style>
    <style:style style:name="ce119" style:family="table-cell" style:parent-style-name="Default" style:data-style-name="N122">
      <style:map style:condition="cell-content()&gt;[.E23]*1.25" style:apply-style-name="Good" style:base-cell-address="Sheet1.J23"/>
    </style:style>
    <style:style style:name="ce120" style:family="table-cell" style:parent-style-name="Default" style:data-style-name="N122">
      <style:map style:condition="cell-content()&gt;[.E24]*1.25" style:apply-style-name="Good" style:base-cell-address="Sheet1.J24"/>
    </style:style>
    <style:style style:name="ce121" style:family="table-cell" style:parent-style-name="Default" style:data-style-name="N122">
      <style:map style:condition="cell-content()&gt;[.E26]*1.25" style:apply-style-name="Good" style:base-cell-address="Sheet1.J26"/>
    </style:style>
    <style:style style:name="ce123" style:family="table-cell" style:parent-style-name="Default" style:data-style-name="N122">
      <style:map style:condition="cell-content()&gt;[.E27]*1.25" style:apply-style-name="Good" style:base-cell-address="Sheet1.J27"/>
    </style:style>
    <style:style style:name="ce127" style:family="table-cell" style:parent-style-name="Default" style:data-style-name="N122">
      <style:map style:condition="cell-content()&gt;[.E29]*1.25" style:apply-style-name="Good" style:base-cell-address="Sheet1.J29"/>
    </style:style>
    <style:style style:name="ce128" style:family="table-cell" style:parent-style-name="Default" style:data-style-name="N122">
      <style:map style:condition="cell-content()&gt;[.E30]*1.25" style:apply-style-name="Good" style:base-cell-address="Sheet1.J30"/>
    </style:style>
    <style:style style:name="ce129" style:family="table-cell" style:parent-style-name="Default" style:data-style-name="N122">
      <style:map style:condition="cell-content()&gt;[.E38]*1.25" style:apply-style-name="Good" style:base-cell-address="Sheet1.J38"/>
    </style:style>
    <style:style style:name="ce106" style:family="table-cell" style:parent-style-name="Default" style:data-style-name="N122">
      <style:map style:condition="cell-content()&gt;[.E39]*1.25" style:apply-style-name="Good" style:base-cell-address="Sheet1.J39"/>
    </style:style>
    <style:style style:name="ce108" style:family="table-cell" style:parent-style-name="Default" style:data-style-name="N122">
      <style:map style:condition="cell-content()&gt;[.E40] * 1.25" style:apply-style-name="Good" style:base-cell-address="Sheet1.J40"/>
    </style:style>
    <style:style style:name="ce109" style:family="table-cell" style:parent-style-name="Default" style:data-style-name="N122">
      <style:map style:condition="cell-content()&gt;[.E41] * 1.25" style:apply-style-name="Good" style:base-cell-address="Sheet1.J41"/>
    </style:style>
    <style:style style:name="ce110" style:family="table-cell" style:parent-style-name="Default" style:data-style-name="N122">
      <style:map style:condition="cell-content()&gt;[.E42] *1.25" style:apply-style-name="Good" style:base-cell-address="Sheet1.J42"/>
    </style:style>
    <style:style style:name="ce111" style:family="table-cell" style:parent-style-name="Default" style:data-style-name="N122">
      <style:map style:condition="cell-content()&gt;[.E43] * 1.25" style:apply-style-name="Good" style:base-cell-address="Sheet1.J43"/>
    </style:style>
    <style:style style:name="ce112" style:family="table-cell" style:parent-style-name="Default" style:data-style-name="N122">
      <style:map style:condition="cell-content()&gt;[.E44] * 1.25" style:apply-style-name="Good" style:base-cell-address="Sheet1.J44"/>
    </style:style>
    <style:style style:name="ce114" style:family="table-cell" style:parent-style-name="Default" style:data-style-name="N122">
      <style:map style:condition="cell-content()&gt;[.E45] * 1.25" style:apply-style-name="Good" style:base-cell-address="Sheet1.J45"/>
    </style:style>
    <style:style style:name="ce116" style:family="table-cell" style:parent-style-name="Default" style:data-style-name="N122">
      <style:map style:condition="cell-content()&gt;[.E46] * 1.25" style:apply-style-name="Good" style:base-cell-address="Sheet1.J46"/>
    </style:style>
    <style:style style:name="ce161" style:family="table-cell" style:parent-style-name="Default" style:data-style-name="N122">
      <style:map style:condition="cell-content()&gt;0" style:apply-style-name="Bad" style:base-cell-address="Sheet1.K6"/>
    </style:style>
    <style:style style:name="ce165" style:family="table-cell" style:parent-style-name="Default" style:data-style-name="N122">
      <style:map style:condition="cell-content()&gt;0" style:apply-style-name="Bad" style:base-cell-address="Sheet1.K7"/>
    </style:style>
    <style:style style:name="ce171" style:family="table-cell" style:parent-style-name="Default" style:data-style-name="N122">
      <style:map style:condition="cell-content()&gt;0" style:apply-style-name="Bad" style:base-cell-address="Sheet1.K8"/>
    </style:style>
    <style:style style:name="ce173" style:family="table-cell" style:parent-style-name="Default" style:data-style-name="N122">
      <style:map style:condition="cell-content()&gt;0" style:apply-style-name="Bad" style:base-cell-address="Sheet1.K9"/>
    </style:style>
    <style:style style:name="ce167" style:family="table-cell" style:parent-style-name="Default" style:data-style-name="N122">
      <style:map style:condition="cell-content()&gt;0" style:apply-style-name="Bad" style:base-cell-address="Sheet1.K10"/>
    </style:style>
    <style:style style:name="ce150" style:family="table-cell" style:parent-style-name="Default" style:data-style-name="N122">
      <style:map style:condition="cell-content()&gt;0" style:apply-style-name="Bad" style:base-cell-address="Sheet1.K11"/>
    </style:style>
    <style:style style:name="ce151" style:family="table-cell" style:parent-style-name="Default" style:data-style-name="N122">
      <style:map style:condition="cell-content()&gt;0" style:apply-style-name="Bad" style:base-cell-address="Sheet1.K12"/>
    </style:style>
    <style:style style:name="ce152" style:family="table-cell" style:parent-style-name="Default" style:data-style-name="N122">
      <style:map style:condition="cell-content()&gt;0" style:apply-style-name="Bad" style:base-cell-address="Sheet1.K14"/>
    </style:style>
    <style:style style:name="ce153" style:family="table-cell" style:parent-style-name="Default" style:data-style-name="N122">
      <style:map style:condition="cell-content()&gt;0" style:apply-style-name="Bad" style:base-cell-address="Sheet1.K15"/>
    </style:style>
    <style:style style:name="ce156" style:family="table-cell" style:parent-style-name="Default" style:data-style-name="N122">
      <style:map style:condition="cell-content()&gt;0" style:apply-style-name="Bad" style:base-cell-address="Sheet1.K20"/>
    </style:style>
    <style:style style:name="ce157" style:family="table-cell" style:parent-style-name="Default" style:data-style-name="N122">
      <style:map style:condition="cell-content()&gt;0" style:apply-style-name="Bad" style:base-cell-address="Sheet1.K22"/>
    </style:style>
    <style:style style:name="ce160" style:family="table-cell" style:parent-style-name="Default" style:data-style-name="N122">
      <style:map style:condition="cell-content()&gt;0" style:apply-style-name="Bad" style:base-cell-address="Sheet1.K23"/>
    </style:style>
    <style:style style:name="ce162" style:family="table-cell" style:parent-style-name="Default" style:data-style-name="N122">
      <style:map style:condition="cell-content()&gt;0" style:apply-style-name="Bad" style:base-cell-address="Sheet1.K24"/>
    </style:style>
    <style:style style:name="ce163" style:family="table-cell" style:parent-style-name="Default" style:data-style-name="N122">
      <style:map style:condition="cell-content()&gt;0" style:apply-style-name="Bad" style:base-cell-address="Sheet1.K26"/>
    </style:style>
    <style:style style:name="ce164" style:family="table-cell" style:parent-style-name="Default" style:data-style-name="N122">
      <style:map style:condition="cell-content()&gt;0" style:apply-style-name="Bad" style:base-cell-address="Sheet1.K29"/>
    </style:style>
    <style:style style:name="ce166" style:family="table-cell" style:parent-style-name="Default" style:data-style-name="N122">
      <style:map style:condition="cell-content()&gt;0" style:apply-style-name="Bad" style:base-cell-address="Sheet1.K30"/>
    </style:style>
    <style:style style:name="ce168" style:family="table-cell" style:parent-style-name="Default" style:data-style-name="N122">
      <style:map style:condition="cell-content()&gt;0" style:apply-style-name="Bad" style:base-cell-address="Sheet1.K38"/>
    </style:style>
    <style:style style:name="ce169" style:family="table-cell" style:parent-style-name="Default" style:data-style-name="N122">
      <style:map style:condition="cell-content()&gt;0" style:apply-style-name="Bad" style:base-cell-address="Sheet1.K39"/>
    </style:style>
    <style:style style:name="ce191" style:family="table-cell" style:parent-style-name="Default" style:data-style-name="N122">
      <style:map style:condition="cell-content()&gt;0" style:apply-style-name="Bad" style:base-cell-address="Sheet1.L6"/>
    </style:style>
    <style:style style:name="ce192" style:family="table-cell" style:parent-style-name="Default" style:data-style-name="N122">
      <style:map style:condition="cell-content()&gt;0" style:apply-style-name="Bad" style:base-cell-address="Sheet1.L7"/>
    </style:style>
    <style:style style:name="ce202" style:family="table-cell" style:parent-style-name="Default" style:data-style-name="N122">
      <style:map style:condition="cell-content()&gt;0" style:apply-style-name="Bad" style:base-cell-address="Sheet1.L10"/>
    </style:style>
    <style:style style:name="ce186" style:family="table-cell" style:parent-style-name="Default" style:data-style-name="N122">
      <style:map style:condition="cell-content()&gt;0" style:apply-style-name="Bad" style:base-cell-address="Sheet1.L11"/>
    </style:style>
    <style:style style:name="ce187" style:family="table-cell" style:parent-style-name="Default" style:data-style-name="N122">
      <style:map style:condition="cell-content()&gt;0" style:apply-style-name="Bad" style:base-cell-address="Sheet1.L12"/>
    </style:style>
    <style:style style:name="ce188" style:family="table-cell" style:parent-style-name="Default" style:data-style-name="N122">
      <style:table-cell-properties fo:background-color="transparent"/>
      <style:map style:condition="cell-content()&gt;0" style:apply-style-name="Bad" style:base-cell-address="Sheet1.L14"/>
    </style:style>
    <style:style style:name="ce189" style:family="table-cell" style:parent-style-name="Default" style:data-style-name="N122">
      <style:map style:condition="cell-content()&gt;0" style:apply-style-name="Bad" style:base-cell-address="Sheet1.L15"/>
    </style:style>
    <style:style style:name="ce190" style:family="table-cell" style:parent-style-name="Default" style:data-style-name="N122">
      <style:map style:condition="cell-content()&gt;0" style:apply-style-name="Bad" style:base-cell-address="Sheet1.L20"/>
    </style:style>
    <style:style style:name="ce193" style:family="table-cell" style:parent-style-name="Default" style:data-style-name="N122">
      <style:map style:condition="cell-content()&gt;0" style:apply-style-name="Bad" style:base-cell-address="Sheet1.L22"/>
    </style:style>
    <style:style style:name="ce194" style:family="table-cell" style:parent-style-name="Default" style:data-style-name="N122">
      <style:map style:condition="cell-content()&gt;0" style:apply-style-name="Bad" style:base-cell-address="Sheet1.L24"/>
    </style:style>
    <style:style style:name="ce195" style:family="table-cell" style:parent-style-name="Default" style:data-style-name="N122">
      <style:map style:condition="cell-content()&gt;0" style:apply-style-name="Bad" style:base-cell-address="Sheet1.L26"/>
    </style:style>
    <style:style style:name="ce198" style:family="table-cell" style:parent-style-name="Default" style:data-style-name="N122">
      <style:map style:condition="cell-content()&gt;0" style:apply-style-name="Bad" style:base-cell-address="Sheet1.L27"/>
    </style:style>
    <style:style style:name="ce203" style:family="table-cell" style:parent-style-name="Default" style:data-style-name="N122">
      <style:map style:condition="cell-content()&gt;0" style:apply-style-name="Bad" style:base-cell-address="Sheet1.L28"/>
    </style:style>
    <style:style style:name="ce205" style:family="table-cell" style:parent-style-name="Default" style:data-style-name="N122">
      <style:map style:condition="cell-content()&gt;0" style:apply-style-name="Bad" style:base-cell-address="Sheet1.L38"/>
    </style:style>
    <style:style style:name="ce207" style:family="table-cell" style:parent-style-name="Default" style:data-style-name="N122">
      <style:map style:condition="cell-content()&gt;0" style:apply-style-name="Bad" style:base-cell-address="Sheet1.L39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2"/>
        <table:table-column table:style-name="co1" table:default-cell-style-name="ce20"/>
        <table:table-column table:style-name="co2" table:default-cell-style-name="ce23"/>
        <table:table-column table:style-name="co2" table:default-cell-style-name="ce28"/>
        <table:table-column table:style-name="co2" table:default-cell-style-name="Default"/>
        <table:table-column table:style-name="co2" table:default-cell-style-name="ce32"/>
        <table:table-column table:style-name="co2" table:default-cell-style-name="ce44"/>
        <table:table-column table:style-name="co3" table:default-cell-style-name="ce89"/>
        <table:table-column table:style-name="co2" table:default-cell-style-name="ce122"/>
        <table:table-column table:style-name="co2" table:default-cell-style-name="ce169"/>
        <table:table-column table:style-name="co2" table:default-cell-style-name="ce207"/>
        <table:table-row table:style-name="ro1">
          <table:table-cell office:value-type="string" calcext:value-type="string">
            <text:p>hhh总净值</text:p>
          </table:table-cell>
          <table:table-cell table:style-name="ce1" office:value-type="string" calcext:value-type="string">
            <text:p>hhh周涨幅</text:p>
          </table:table-cell>
          <table:table-cell table:style-name="ce1" office:value-type="string" calcext:value-type="string">
            <text:p>hhh总收益</text:p>
          </table:table-cell>
          <table:table-cell table:style-name="ce20" office:value-type="string" calcext:value-type="string">
            <text:p>hhh仓位</text:p>
          </table:table-cell>
          <table:table-cell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table:table-row table:style-name="ro2">
          <table:table-cell table:style-name="ce3" office:value-type="float" office:value="2.183" calcext:value-type="float">
            <text:p>2.183</text:p>
          </table:table-cell>
          <table:table-cell table:style-name="ce22" office:value-type="percentage" office:value="0.0153" calcext:value-type="percentage">
            <text:p>1.53%</text:p>
          </table:table-cell>
          <table:table-cell table:style-name="ce26" office:value-type="float" office:value="102.26" calcext:value-type="float">
            <text:p>102.26</text:p>
          </table:table-cell>
          <table:table-cell table:style-name="ce22" office:value-type="percentage" office:value="0.9672" calcext:value-type="percentage">
            <text:p>96.72%</text:p>
          </table:table-cell>
          <table:table-cell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人民币</text:p>
          </table:table-cell>
          <table:covered-table-cell table:number-columns-repeated="4" table:style-name="Default"/>
          <table:covered-table-cell/>
          <table:covered-table-cell table:number-columns-repeated="6" table:style-name="Default"/>
        </table:table-row>
        <table:table-row table:style-name="ro2">
          <table:table-cell office:value-type="string" calcext:value-type="string">
            <text:p>净值</text:p>
          </table:table-cell>
          <table:table-cell table:style-name="ce17" office:value-type="float" office:value="2.33" calcext:value-type="float" table:number-columns-spanned="5" table:number-rows-spanned="1">
            <text:p>2.33</text:p>
          </table:table-cell>
          <table:covered-table-cell table:number-columns-repeated="3" table:style-name="Default"/>
          <table:covered-table-cell/>
          <table:table-cell table:style-name="ce1" office:value-type="string" calcext:value-type="string">
            <text:p>周涨幅</text:p>
          </table:table-cell>
          <table:table-cell table:style-name="ce37" office:value-type="percentage" office:value="0.0138" calcext:value-type="percentage" table:number-columns-spanned="5" table:number-rows-spanned="1">
            <text:p>1.38%</text:p>
          </table:table-cell>
          <table:covered-table-cell table:number-columns-repeated="4" table:style-name="Default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9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table:style-name="Default"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3">
            <text:p>食品饮料</text:p>
          </table:table-cell>
          <table:table-cell table:style-name="ce13" office:value-type="percentage" office:value="0.1843" calcext:value-type="percentage" table:number-columns-spanned="1" table:number-rows-spanned="3">
            <text:p>18.43%</text:p>
          </table:table-cell>
          <table:table-cell office:value-type="string" calcext:value-type="string">
            <text:p>洋河股份F</text:p>
          </table:table-cell>
          <table:table-cell office:value-type="percentage" office:value="0.1084" calcext:value-type="percentage">
            <text:p>10.84%</text:p>
          </table:table-cell>
          <table:table-cell office:value-type="float" office:value="96.0263" calcext:value-type="float">
            <text:p>96.026</text:p>
          </table:table-cell>
          <table:table-cell office:value-type="float" office:value="175.01" calcext:value-type="float">
            <text:p>175.01</text:p>
          </table:table-cell>
          <table:table-cell office:value-type="float" office:value="30.566" calcext:value-type="float">
            <text:p>30.57</text:p>
          </table:table-cell>
          <table:table-cell office:value-type="float" office:value="2637" calcext:value-type="float">
            <text:p>2637.00</text:p>
          </table:table-cell>
          <table:table-cell table:style-name="ce86" table:formula="of:=IF([.E6]&gt;0;[.F6]/[.E6]-1.0014;([.F6]-[.E6]))" office:value-type="percentage" office:value="0.821121538370217" calcext:value-type="percentage">
            <text:p>82.11%</text:p>
          </table:table-cell>
          <table:table-cell table:formula="of:=IF([.E6]&gt;0; IF([.E6]*1.25 &gt; [.F6];[.E6]*1.25; IF([.E6]*1.25^2 &gt; [.F6];[.E6]*1.25^2; IF([.E6]*1.25^3 &gt; [.F6];[.E6]*1.25^3; IF([.E6]*1.25^4 &gt; [.F6];[.E6]*1.25^4; IF([.E6]*1.25^5 &gt; [.F6];[.E6]*1.25^5; IF([.E6]*1.25^6 &gt; [.F6];[.E6]*1.25^6; IF([.E6]*1.25^7 &gt; [.F6]; [.E6]*1.25^7; IF([.E6]*1.25^8 &gt; [.F6]; [.E6]*1.25^8; IF([.E6]*1.25^9 &gt; [.F6]; [.E6]*1.25^9; [.E6]*1.25^10)))))))));IF(1.25 &gt; [.F6]-[.E6];1.25; IF(1.25^2 &gt; [.F6]-[.E6];1.25^2; IF(1.25^3 &gt; [.F6]-[.E6];1.25^3; IF(1.25^4 &gt; [.F6]-[.E6];1.25^4; IF(1.25^5 &gt; [.F6]-[.E6];1.25^5; IF(1.25^6 &gt; [.F6]-[.E6];1.25^6; IF(1.25^7 &gt; [.F6]-[.E6]; 1.25^7; IF(1.25^8 &gt; [.F6]-[.E6]; 1.25^8; IF(1.25^9 &gt; [.F6]-[.E6]; 1.25^9; IF(1.25^10 &gt; [.F6]-[.E6]; 1.25^10; IF(1.25^11 &gt; [.F6]-[.E6]; 1.25^11; IF(1.25^12 &gt; [.F6]-[.E6]; 1.25^12; IF(1.25^13 &gt; [.F6]-[.E6]; 1.25^13; IF(1.25^14 &gt; [.F6]-[.E6]; 1.25^14; IF(1.25^15 &gt; [.F6]-[.E6]; 1.25^15; IF(1.25^16 &gt; [.F6]-[.E6]; 1.25^16; IF(1.25^17 &gt; [.F6]-[.E6]; 1.25^17; IF(1.25^18 &gt; [.F6]-[.E6]; 1.25^18; IF(1.25^19 &gt; [.F6]-[.E6]; 1.25^19; 1.25^20))))))))))))))))))))" office:value-type="float" office:value="187.5513671875" calcext:value-type="float">
            <text:p>187.551</text:p>
          </table:table-cell>
          <table:table-cell table:style-name="ce161" table:formula="of:=IF([.F6]&lt;[.E6]*1.25; 0; [.J6]/1.25*0.92)" office:value-type="float" office:value="138.03780625" calcext:value-type="float">
            <text:p>138.038</text:p>
          </table:table-cell>
          <table:table-cell table:style-name="ce191" office:value-type="float" office:value="0" calcext:value-type="float">
            <text:p>0.000</text:p>
          </table:table-cell>
        </table:table-row>
        <table:table-row table:style-name="ro1">
          <table:covered-table-cell table:style-name="ce6"/>
          <table:covered-table-cell/>
          <table:table-cell office:value-type="string" calcext:value-type="string">
            <text:p>洋河股份L</text:p>
          </table:table-cell>
          <table:table-cell office:value-type="percentage" office:value="0.0542" calcext:value-type="percentage">
            <text:p>5.42%</text:p>
          </table:table-cell>
          <table:table-cell office:value-type="float" office:value="93.241" calcext:value-type="float">
            <text:p>93.241</text:p>
          </table:table-cell>
          <table:table-cell office:value-type="float" office:value="175.01" calcext:value-type="float">
            <text:p>175.01</text:p>
          </table:table-cell>
          <table:table-cell office:value-type="float" office:value="30.56" calcext:value-type="float">
            <text:p>30.56</text:p>
          </table:table-cell>
          <table:table-cell office:value-type="float" office:value="2637" calcext:value-type="float">
            <text:p>2637.00</text:p>
          </table:table-cell>
          <table:table-cell table:style-name="ce87" table:formula="of:=IF([.E7]&gt;0;[.F7]/[.E7]-1.0014;([.F7]-[.E7]))" office:value-type="percentage" office:value="0.875563996525134" calcext:value-type="percentage">
            <text:p>87.56%</text:p>
          </table:table-cell>
          <table:table-cell table:formula="of:=IF([.E7]&gt;0; IF([.E7]*1.25 &gt; [.F7];[.E7]*1.25; IF([.E7]*1.25^2 &gt; [.F7];[.E7]*1.25^2; IF([.E7]*1.25^3 &gt; [.F7];[.E7]*1.25^3; IF([.E7]*1.25^4 &gt; [.F7];[.E7]*1.25^4; IF([.E7]*1.25^5 &gt; [.F7];[.E7]*1.25^5; IF([.E7]*1.25^6 &gt; [.F7];[.E7]*1.25^6; IF([.E7]*1.25^7 &gt; [.F7]; [.E7]*1.25^7; IF([.E7]*1.25^8 &gt; [.F7]; [.E7]*1.25^8; IF([.E7]*1.25^9 &gt; [.F7]; [.E7]*1.25^9; [.E7]*1.25^10)))))))));IF(1.25 &gt; [.F7]-[.E7];1.25; IF(1.25^2 &gt; [.F7]-[.E7];1.25^2; IF(1.25^3 &gt; [.F7]-[.E7];1.25^3; IF(1.25^4 &gt; [.F7]-[.E7];1.25^4; IF(1.25^5 &gt; [.F7]-[.E7];1.25^5; IF(1.25^6 &gt; [.F7]-[.E7];1.25^6; IF(1.25^7 &gt; [.F7]-[.E7]; 1.25^7; IF(1.25^8 &gt; [.F7]-[.E7]; 1.25^8; IF(1.25^9 &gt; [.F7]-[.E7]; 1.25^9; IF(1.25^10 &gt; [.F7]-[.E7]; 1.25^10; IF(1.25^11 &gt; [.F7]-[.E7]; 1.25^11; IF(1.25^12 &gt; [.F7]-[.E7]; 1.25^12; IF(1.25^13 &gt; [.F7]-[.E7]; 1.25^13; IF(1.25^14 &gt; [.F7]-[.E7]; 1.25^14; IF(1.25^15 &gt; [.F7]-[.E7]; 1.25^15; IF(1.25^16 &gt; [.F7]-[.E7]; 1.25^16; IF(1.25^17 &gt; [.F7]-[.E7]; 1.25^17; IF(1.25^18 &gt; [.F7]-[.E7]; 1.25^18; IF(1.25^19 &gt; [.F7]-[.E7]; 1.25^19; 1.25^20))))))))))))))))))))" office:value-type="float" office:value="182.111328125" calcext:value-type="float">
            <text:p>182.111</text:p>
          </table:table-cell>
          <table:table-cell table:style-name="ce165" table:formula="of:=IF([.F7]&lt;[.E7]*1.25; 0; [.J7]/1.25*0.92)" office:value-type="float" office:value="134.0339375" calcext:value-type="float">
            <text:p>134.034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1">
          <table:covered-table-cell table:style-name="ce6"/>
          <table:covered-table-cell/>
          <table:table-cell office:value-type="string" calcext:value-type="string">
            <text:p>洋河股份D</text:p>
          </table:table-cell>
          <table:table-cell office:value-type="percentage" office:value="0.0217" calcext:value-type="percentage">
            <text:p>2.17%</text:p>
          </table:table-cell>
          <table:table-cell office:value-type="float" office:value="185.4479" calcext:value-type="float">
            <text:p>185.448</text:p>
          </table:table-cell>
          <table:table-cell office:value-type="float" office:value="175.01" calcext:value-type="float">
            <text:p>175.01</text:p>
          </table:table-cell>
          <table:table-cell office:value-type="float" office:value="30.56" calcext:value-type="float">
            <text:p>30.56</text:p>
          </table:table-cell>
          <table:table-cell office:value-type="float" office:value="2637" calcext:value-type="float">
            <text:p>2637.00</text:p>
          </table:table-cell>
          <table:table-cell table:style-name="ce90" table:formula="of:=IF([.E8]&gt;0;[.F8]/[.E8]-1.0014;([.F8]-[.E8]))" office:value-type="percentage" office:value="-0.057684810990041" calcext:value-type="percentage">
            <text:p>-5.77%</text:p>
          </table:table-cell>
          <table:table-cell table:formula="of:=IF([.E8]&gt;0; IF([.E8]*1.25 &gt; [.F8];[.E8]*1.25; IF([.E8]*1.25^2 &gt; [.F8];[.E8]*1.25^2; IF([.E8]*1.25^3 &gt; [.F8];[.E8]*1.25^3; IF([.E8]*1.25^4 &gt; [.F8];[.E8]*1.25^4; IF([.E8]*1.25^5 &gt; [.F8];[.E8]*1.25^5; IF([.E8]*1.25^6 &gt; [.F8];[.E8]*1.25^6; IF([.E8]*1.25^7 &gt; [.F8]; [.E8]*1.25^7; IF([.E8]*1.25^8 &gt; [.F8]; [.E8]*1.25^8; IF([.E8]*1.25^9 &gt; [.F8]; [.E8]*1.25^9; [.E8]*1.25^10)))))))));IF(1.25 &gt; [.F8]-[.E8];1.25; IF(1.25^2 &gt; [.F8]-[.E8];1.25^2; IF(1.25^3 &gt; [.F8]-[.E8];1.25^3; IF(1.25^4 &gt; [.F8]-[.E8];1.25^4; IF(1.25^5 &gt; [.F8]-[.E8];1.25^5; IF(1.25^6 &gt; [.F8]-[.E8];1.25^6; IF(1.25^7 &gt; [.F8]-[.E8]; 1.25^7; IF(1.25^8 &gt; [.F8]-[.E8]; 1.25^8; IF(1.25^9 &gt; [.F8]-[.E8]; 1.25^9; IF(1.25^10 &gt; [.F8]-[.E8]; 1.25^10; IF(1.25^11 &gt; [.F8]-[.E8]; 1.25^11; IF(1.25^12 &gt; [.F8]-[.E8]; 1.25^12; IF(1.25^13 &gt; [.F8]-[.E8]; 1.25^13; IF(1.25^14 &gt; [.F8]-[.E8]; 1.25^14; IF(1.25^15 &gt; [.F8]-[.E8]; 1.25^15; IF(1.25^16 &gt; [.F8]-[.E8]; 1.25^16; IF(1.25^17 &gt; [.F8]-[.E8]; 1.25^17; IF(1.25^18 &gt; [.F8]-[.E8]; 1.25^18; IF(1.25^19 &gt; [.F8]-[.E8]; 1.25^19; 1.25^20))))))))))))))))))))" office:value-type="float" office:value="231.809875" calcext:value-type="float">
            <text:p>231.810</text:p>
          </table:table-cell>
          <table:table-cell table:style-name="ce171" table:formula="of:=IF([.F8]&lt;[.E8]*1.25; 0; [.J8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2">
            <text:p>房地产</text:p>
          </table:table-cell>
          <table:table-cell table:style-name="ce13" office:value-type="percentage" office:value="0.0275" calcext:value-type="percentage" table:number-columns-spanned="1" table:number-rows-spanned="2">
            <text:p>2.75%</text:p>
          </table:table-cell>
          <table:table-cell office:value-type="string" calcext:value-type="string">
            <text:p>路劲</text:p>
          </table:table-cell>
          <table:table-cell office:value-type="percentage" office:value="0.0085" calcext:value-type="percentage">
            <text:p>0.85%</text:p>
          </table:table-cell>
          <table:table-cell office:value-type="float" office:value="9.246" calcext:value-type="float">
            <text:p>9.246</text:p>
          </table:table-cell>
          <table:table-cell office:value-type="float" office:value="4.57" calcext:value-type="float">
            <text:p>4.57</text:p>
          </table:table-cell>
          <table:table-cell office:value-type="float" office:value="3.33" calcext:value-type="float">
            <text:p>3.33</text:p>
          </table:table-cell>
          <table:table-cell office:value-type="float" office:value="34.24" calcext:value-type="float">
            <text:p>34.24</text:p>
          </table:table-cell>
          <table:table-cell table:style-name="ce91" table:formula="of:=IF([.E9]&gt;0;[.F9]/[.E9]-1.0014;([.F9]-[.E9]))" office:value-type="percentage" office:value="-0.507132208522604" calcext:value-type="percentage">
            <text:p>-50.71%</text:p>
          </table:table-cell>
          <table:table-cell table:formula="of:=IF([.E9]&gt;0; IF([.E9]*1.25 &gt; [.F9];[.E9]*1.25; IF([.E9]*1.25^2 &gt; [.F9];[.E9]*1.25^2; IF([.E9]*1.25^3 &gt; [.F9];[.E9]*1.25^3; IF([.E9]*1.25^4 &gt; [.F9];[.E9]*1.25^4; IF([.E9]*1.25^5 &gt; [.F9];[.E9]*1.25^5; IF([.E9]*1.25^6 &gt; [.F9];[.E9]*1.25^6; IF([.E9]*1.25^7 &gt; [.F9]; [.E9]*1.25^7; IF([.E9]*1.25^8 &gt; [.F9]; [.E9]*1.25^8; IF([.E9]*1.25^9 &gt; [.F9]; [.E9]*1.25^9; [.E9]*1.25^10)))))))));IF(1.25 &gt; [.F9]-[.E9];1.25; IF(1.25^2 &gt; [.F9]-[.E9];1.25^2; IF(1.25^3 &gt; [.F9]-[.E9];1.25^3; IF(1.25^4 &gt; [.F9]-[.E9];1.25^4; IF(1.25^5 &gt; [.F9]-[.E9];1.25^5; IF(1.25^6 &gt; [.F9]-[.E9];1.25^6; IF(1.25^7 &gt; [.F9]-[.E9]; 1.25^7; IF(1.25^8 &gt; [.F9]-[.E9]; 1.25^8; IF(1.25^9 &gt; [.F9]-[.E9]; 1.25^9; IF(1.25^10 &gt; [.F9]-[.E9]; 1.25^10; IF(1.25^11 &gt; [.F9]-[.E9]; 1.25^11; IF(1.25^12 &gt; [.F9]-[.E9]; 1.25^12; IF(1.25^13 &gt; [.F9]-[.E9]; 1.25^13; IF(1.25^14 &gt; [.F9]-[.E9]; 1.25^14; IF(1.25^15 &gt; [.F9]-[.E9]; 1.25^15; IF(1.25^16 &gt; [.F9]-[.E9]; 1.25^16; IF(1.25^17 &gt; [.F9]-[.E9]; 1.25^17; IF(1.25^18 &gt; [.F9]-[.E9]; 1.25^18; IF(1.25^19 &gt; [.F9]-[.E9]; 1.25^19; 1.25^20))))))))))))))))))))" office:value-type="float" office:value="11.5575" calcext:value-type="float">
            <text:p>11.558</text:p>
          </table:table-cell>
          <table:table-cell table:style-name="ce173" table:formula="of:=IF([.F9]&lt;[.E9]*1.25; 0; [.J9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绿城中国</text:p>
          </table:table-cell>
          <table:table-cell office:value-type="percentage" office:value="0.019" calcext:value-type="percentage">
            <text:p>1.90%</text:p>
          </table:table-cell>
          <table:table-cell office:value-type="float" office:value="11.467" calcext:value-type="float">
            <text:p>11.467</text:p>
          </table:table-cell>
          <table:table-cell table:style-name="ce39" office:value-type="float" office:value="14.3" calcext:value-type="float">
            <text:p>14.3</text:p>
          </table:table-cell>
          <table:table-cell office:value-type="float" office:value="9.03" calcext:value-type="float">
            <text:p>9.03</text:p>
          </table:table-cell>
          <table:table-cell office:value-type="float" office:value="360" calcext:value-type="float">
            <text:p>360.00</text:p>
          </table:table-cell>
          <table:table-cell table:style-name="ce107" table:formula="of:=IF([.E10]&gt;0;[.F10]/[.E10]-1.0014;([.F10]-[.E10]))" office:value-type="percentage" office:value="0.245656771605476" calcext:value-type="percentage">
            <text:p>24.57%</text:p>
          </table:table-cell>
          <table:table-cell table:formula="of:=IF([.E10]&gt;0; IF([.E10]*1.25 &gt; [.F10];[.E10]*1.25; IF([.E10]*1.25^2 &gt; [.F10];[.E10]*1.25^2; IF([.E10]*1.25^3 &gt; [.F10];[.E10]*1.25^3; IF([.E10]*1.25^4 &gt; [.F10];[.E10]*1.25^4; IF([.E10]*1.25^5 &gt; [.F10];[.E10]*1.25^5; IF([.E10]*1.25^6 &gt; [.F10];[.E10]*1.25^6; IF([.E10]*1.25^7 &gt; [.F10]; [.E10]*1.25^7; IF([.E10]*1.25^8 &gt; [.F10]; [.E10]*1.25^8; IF([.E10]*1.25^9 &gt; [.F10]; [.E10]*1.25^9; [.E10]*1.25^10)))))))));IF(1.25 &gt; [.F10]-[.E10];1.25; IF(1.25^2 &gt; [.F10]-[.E10];1.25^2; IF(1.25^3 &gt; [.F10]-[.E10];1.25^3; IF(1.25^4 &gt; [.F10]-[.E10];1.25^4; IF(1.25^5 &gt; [.F10]-[.E10];1.25^5; IF(1.25^6 &gt; [.F10]-[.E10];1.25^6; IF(1.25^7 &gt; [.F10]-[.E10]; 1.25^7; IF(1.25^8 &gt; [.F10]-[.E10]; 1.25^8; IF(1.25^9 &gt; [.F10]-[.E10]; 1.25^9; IF(1.25^10 &gt; [.F10]-[.E10]; 1.25^10; IF(1.25^11 &gt; [.F10]-[.E10]; 1.25^11; IF(1.25^12 &gt; [.F10]-[.E10]; 1.25^12; IF(1.25^13 &gt; [.F10]-[.E10]; 1.25^13; IF(1.25^14 &gt; [.F10]-[.E10]; 1.25^14; IF(1.25^15 &gt; [.F10]-[.E10]; 1.25^15; IF(1.25^16 &gt; [.F10]-[.E10]; 1.25^16; IF(1.25^17 &gt; [.F10]-[.E10]; 1.25^17; IF(1.25^18 &gt; [.F10]-[.E10]; 1.25^18; IF(1.25^19 &gt; [.F10]-[.E10]; 1.25^19; 1.25^20))))))))))))))))))))" office:value-type="float" office:value="14.33375" calcext:value-type="float">
            <text:p>14.334</text:p>
          </table:table-cell>
          <table:table-cell table:style-name="ce167" table:formula="of:=IF([.F10]&lt;[.E10]*1.25; 0; [.J10]/1.25*0.92)" office:value-type="float" office:value="0" calcext:value-type="float">
            <text:p>0.000</text:p>
          </table:table-cell>
          <table:table-cell table:style-name="ce202" office:value-type="float" office:value="13.187" calcext:value-type="float">
            <text:p>13.187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2">
            <text:p>银行</text:p>
          </table:table-cell>
          <table:table-cell table:style-name="ce13" office:value-type="percentage" office:value="0.0268" calcext:value-type="percentage" table:number-columns-spanned="1" table:number-rows-spanned="2">
            <text:p>2.68%</text:p>
          </table:table-cell>
          <table:table-cell office:value-type="string" calcext:value-type="string">
            <text:p>民生银行</text:p>
          </table:table-cell>
          <table:table-cell office:value-type="percentage" office:value="0.0081" calcext:value-type="percentage">
            <text:p>0.81%</text:p>
          </table:table-cell>
          <table:table-cell office:value-type="float" office:value="5.934" calcext:value-type="float">
            <text:p>5.934</text:p>
          </table:table-cell>
          <table:table-cell office:value-type="float" office:value="3.64" calcext:value-type="float">
            <text:p>3.64</text:p>
          </table:table-cell>
          <table:table-cell office:value-type="float" office:value="4.78" calcext:value-type="float">
            <text:p>4.78</text:p>
          </table:table-cell>
          <table:table-cell office:value-type="float" office:value="1594" calcext:value-type="float">
            <text:p>1594.00</text:p>
          </table:table-cell>
          <table:table-cell table:style-name="ce70" table:formula="of:=IF([.E11]&gt;0;[.F11]/[.E11]-1.0014;([.F11]-[.E11]))" office:value-type="percentage" office:value="-0.387985776879002" calcext:value-type="percentage">
            <text:p>-38.80%</text:p>
          </table:table-cell>
          <table:table-cell table:formula="of:=IF([.E11]&gt;0; IF([.E11]*1.25 &gt; [.F11];[.E11]*1.25; IF([.E11]*1.25^2 &gt; [.F11];[.E11]*1.25^2; IF([.E11]*1.25^3 &gt; [.F11];[.E11]*1.25^3; IF([.E11]*1.25^4 &gt; [.F11];[.E11]*1.25^4; IF([.E11]*1.25^5 &gt; [.F11];[.E11]*1.25^5; IF([.E11]*1.25^6 &gt; [.F11];[.E11]*1.25^6; IF([.E11]*1.25^7 &gt; [.F11]; [.E11]*1.25^7; IF([.E11]*1.25^8 &gt; [.F11]; [.E11]*1.25^8; IF([.E11]*1.25^9 &gt; [.F11]; [.E11]*1.25^9; [.E11]*1.25^10)))))))));IF(1.25 &gt; [.F11]-[.E11];1.25; IF(1.25^2 &gt; [.F11]-[.E11];1.25^2; IF(1.25^3 &gt; [.F11]-[.E11];1.25^3; IF(1.25^4 &gt; [.F11]-[.E11];1.25^4; IF(1.25^5 &gt; [.F11]-[.E11];1.25^5; IF(1.25^6 &gt; [.F11]-[.E11];1.25^6; IF(1.25^7 &gt; [.F11]-[.E11]; 1.25^7; IF(1.25^8 &gt; [.F11]-[.E11]; 1.25^8; IF(1.25^9 &gt; [.F11]-[.E11]; 1.25^9; IF(1.25^10 &gt; [.F11]-[.E11]; 1.25^10; IF(1.25^11 &gt; [.F11]-[.E11]; 1.25^11; IF(1.25^12 &gt; [.F11]-[.E11]; 1.25^12; IF(1.25^13 &gt; [.F11]-[.E11]; 1.25^13; IF(1.25^14 &gt; [.F11]-[.E11]; 1.25^14; IF(1.25^15 &gt; [.F11]-[.E11]; 1.25^15; IF(1.25^16 &gt; [.F11]-[.E11]; 1.25^16; IF(1.25^17 &gt; [.F11]-[.E11]; 1.25^17; IF(1.25^18 &gt; [.F11]-[.E11]; 1.25^18; IF(1.25^19 &gt; [.F11]-[.E11]; 1.25^19; 1.25^20))))))))))))))))))))" office:value-type="float" office:value="7.4175" calcext:value-type="float">
            <text:p>7.418</text:p>
          </table:table-cell>
          <table:table-cell table:style-name="ce150" table:formula="of:=IF([.F11]&lt;[.E11]*1.25; 0; [.J11]/1.25*0.92)" office:value-type="float" office:value="0" calcext:value-type="float">
            <text:p>0.000</text:p>
          </table:table-cell>
          <table:table-cell table:style-name="ce186" office:value-type="float" office:value="0" calcext:value-type="float">
            <text:p>0.000</text:p>
          </table:table-cell>
        </table:table-row>
        <table:table-row table:style-name="ro1">
          <table:covered-table-cell table:style-name="ce7"/>
          <table:covered-table-cell/>
          <table:table-cell office:value-type="string" calcext:value-type="string">
            <text:p>农业银行H</text:p>
          </table:table-cell>
          <table:table-cell office:value-type="percentage" office:value="0.0187" calcext:value-type="percentage">
            <text:p>1.87%</text:p>
          </table:table-cell>
          <table:table-cell office:value-type="float" office:value="2.436" calcext:value-type="float">
            <text:p>2.436</text:p>
          </table:table-cell>
          <table:table-cell office:value-type="float" office:value="2.6" calcext:value-type="float">
            <text:p>2.6</text:p>
          </table:table-cell>
          <table:table-cell office:value-type="float" office:value="3.16" calcext:value-type="float">
            <text:p>3.16</text:p>
          </table:table-cell>
          <table:table-cell office:value-type="float" office:value="9099.6" calcext:value-type="float">
            <text:p>9099.60</text:p>
          </table:table-cell>
          <table:table-cell table:style-name="ce71" table:formula="of:=IF([.E12]&gt;0;[.F12]/[.E12]-1.0014;([.F12]-[.E12]))" office:value-type="percentage" office:value="0.0659234811165845" calcext:value-type="percentage">
            <text:p>6.59%</text:p>
          </table:table-cell>
          <table:table-cell table:style-name="ce102" table:formula="of:=IF([.E12]&gt;0; IF([.E12]*1.25 &gt; [.F12];[.E12]*1.25; IF([.E12]*1.25^2 &gt; [.F12];[.E12]*1.25^2; IF([.E12]*1.25^3 &gt; [.F12];[.E12]*1.25^3; IF([.E12]*1.25^4 &gt; [.F12];[.E12]*1.25^4; IF([.E12]*1.25^5 &gt; [.F12];[.E12]*1.25^5; IF([.E12]*1.25^6 &gt; [.F12];[.E12]*1.25^6; IF([.E12]*1.25^7 &gt; [.F12]; [.E12]*1.25^7; IF([.E12]*1.25^8 &gt; [.F12]; [.E12]*1.25^8; IF([.E12]*1.25^9 &gt; [.F12]; [.E12]*1.25^9; [.E12]*1.25^10)))))))));IF(1.25 &gt; [.F12]-[.E12];1.25; IF(1.25^2 &gt; [.F12]-[.E12];1.25^2; IF(1.25^3 &gt; [.F12]-[.E12];1.25^3; IF(1.25^4 &gt; [.F12]-[.E12];1.25^4; IF(1.25^5 &gt; [.F12]-[.E12];1.25^5; IF(1.25^6 &gt; [.F12]-[.E12];1.25^6; IF(1.25^7 &gt; [.F12]-[.E12]; 1.25^7; IF(1.25^8 &gt; [.F12]-[.E12]; 1.25^8; IF(1.25^9 &gt; [.F12]-[.E12]; 1.25^9; IF(1.25^10 &gt; [.F12]-[.E12]; 1.25^10; IF(1.25^11 &gt; [.F12]-[.E12]; 1.25^11; IF(1.25^12 &gt; [.F12]-[.E12]; 1.25^12; IF(1.25^13 &gt; [.F12]-[.E12]; 1.25^13; IF(1.25^14 &gt; [.F12]-[.E12]; 1.25^14; IF(1.25^15 &gt; [.F12]-[.E12]; 1.25^15; IF(1.25^16 &gt; [.F12]-[.E12]; 1.25^16; IF(1.25^17 &gt; [.F12]-[.E12]; 1.25^17; IF(1.25^18 &gt; [.F12]-[.E12]; 1.25^18; IF(1.25^19 &gt; [.F12]-[.E12]; 1.25^19; 1.25^20))))))))))))))))))))" office:value-type="float" office:value="3.045" calcext:value-type="float">
            <text:p>3.045</text:p>
          </table:table-cell>
          <table:table-cell table:style-name="ce151" table:formula="of:=IF([.F12]&lt;[.E12]*1.25; 0; [.J12]/1.25*0.92)" office:value-type="float" office:value="0" calcext:value-type="float">
            <text:p>0.000</text:p>
          </table:table-cell>
          <table:table-cell table:style-name="ce187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证券</text:p>
          </table:table-cell>
          <table:table-cell table:style-name="ce13" office:value-type="percentage" office:value="0.0144" calcext:value-type="percentage">
            <text:p>1.44%</text:p>
          </table:table-cell>
          <table:table-cell office:value-type="string" calcext:value-type="string">
            <text:p>华泰证券</text:p>
          </table:table-cell>
          <table:table-cell office:value-type="percentage" office:value="0.0144" calcext:value-type="percentage">
            <text:p>1.44%</text:p>
          </table:table-cell>
          <table:table-cell office:value-type="float" office:value="13.5522" calcext:value-type="float">
            <text:p>13.552</text:p>
          </table:table-cell>
          <table:table-cell office:value-type="float" office:value="13.24" calcext:value-type="float">
            <text:p>13.24</text:p>
          </table:table-cell>
          <table:table-cell office:value-type="float" office:value="9.81" calcext:value-type="float">
            <text:p>9.81</text:p>
          </table:table-cell>
          <table:table-cell office:value-type="float" office:value="1202" calcext:value-type="float">
            <text:p>1202.00</text:p>
          </table:table-cell>
          <table:table-cell table:style-name="ce71" table:formula="of:=IF([.E13]&gt;0;[.F13]/[.E13]-1.0014;([.F13]-[.E13]))" office:value-type="percentage" office:value="-0.0244368501055179" calcext:value-type="percentage">
            <text:p>-2.44%</text:p>
          </table:table-cell>
          <table:table-cell table:style-name="ce102" table:formula="of:=IF([.E13]&gt;0; IF([.E13]*1.25 &gt; [.F13];[.E13]*1.25; IF([.E13]*1.25^2 &gt; [.F13];[.E13]*1.25^2; IF([.E13]*1.25^3 &gt; [.F13];[.E13]*1.25^3; IF([.E13]*1.25^4 &gt; [.F13];[.E13]*1.25^4; IF([.E13]*1.25^5 &gt; [.F13];[.E13]*1.25^5; IF([.E13]*1.25^6 &gt; [.F13];[.E13]*1.25^6; IF([.E13]*1.25^7 &gt; [.F13]; [.E13]*1.25^7; IF([.E13]*1.25^8 &gt; [.F13]; [.E13]*1.25^8; IF([.E13]*1.25^9 &gt; [.F13]; [.E13]*1.25^9; [.E13]*1.25^10)))))))));IF(1.25 &gt; [.F13]-[.E13];1.25; IF(1.25^2 &gt; [.F13]-[.E13];1.25^2; IF(1.25^3 &gt; [.F13]-[.E13];1.25^3; IF(1.25^4 &gt; [.F13]-[.E13];1.25^4; IF(1.25^5 &gt; [.F13]-[.E13];1.25^5; IF(1.25^6 &gt; [.F13]-[.E13];1.25^6; IF(1.25^7 &gt; [.F13]-[.E13]; 1.25^7; IF(1.25^8 &gt; [.F13]-[.E13]; 1.25^8; IF(1.25^9 &gt; [.F13]-[.E13]; 1.25^9; IF(1.25^10 &gt; [.F13]-[.E13]; 1.25^10; IF(1.25^11 &gt; [.F13]-[.E13]; 1.25^11; IF(1.25^12 &gt; [.F13]-[.E13]; 1.25^12; IF(1.25^13 &gt; [.F13]-[.E13]; 1.25^13; IF(1.25^14 &gt; [.F13]-[.E13]; 1.25^14; IF(1.25^15 &gt; [.F13]-[.E13]; 1.25^15; IF(1.25^16 &gt; [.F13]-[.E13]; 1.25^16; IF(1.25^17 &gt; [.F13]-[.E13]; 1.25^17; IF(1.25^18 &gt; [.F13]-[.E13]; 1.25^18; IF(1.25^19 &gt; [.F13]-[.E13]; 1.25^19; 1.25^20))))))))))))))))))))" office:value-type="float" office:value="16.94025" calcext:value-type="float">
            <text:p>16.940</text:p>
          </table:table-cell>
          <table:table-cell table:style-name="ce151" table:formula="of:=IF([.F13]&lt;[.E13]*1.25; 0; [.J13]/1.25*0.92)" office:value-type="float" office:value="0" calcext:value-type="float">
            <text:p>0.000</text:p>
          </table:table-cell>
          <table:table-cell table:style-name="ce187" office:value-type="float" office:value="0" calcext:value-type="float">
            <text:p>0.000</text:p>
          </table:table-cell>
        </table:table-row>
        <table:table-row table:style-name="ro3">
          <table:table-cell table:style-name="ce5" office:value-type="string" calcext:value-type="string">
            <text:p>非银金融</text:p>
          </table:table-cell>
          <table:table-cell table:style-name="ce13" office:value-type="percentage" office:value="0.0249" calcext:value-type="percentage">
            <text:p>2.49%</text:p>
          </table:table-cell>
          <table:table-cell office:value-type="string" calcext:value-type="string">
            <text:p>新华保险H</text:p>
          </table:table-cell>
          <table:table-cell office:value-type="percentage" office:value="0.0249" calcext:value-type="percentage">
            <text:p>2.49%</text:p>
          </table:table-cell>
          <table:table-cell office:value-type="float" office:value="30.533" calcext:value-type="float">
            <text:p>30.533</text:p>
          </table:table-cell>
          <table:table-cell office:value-type="float" office:value="18.74" calcext:value-type="float">
            <text:p>18.74</text:p>
          </table:table-cell>
          <table:table-cell office:value-type="float" office:value="4.68" calcext:value-type="float">
            <text:p>4.68</text:p>
          </table:table-cell>
          <table:table-cell office:value-type="float" office:value="584.6" calcext:value-type="float">
            <text:p>584.60</text:p>
          </table:table-cell>
          <table:table-cell table:style-name="ce72" table:formula="of:=IF([.E14]&gt;0;[.F14]/[.E14]-1.0014;([.F14]-[.E14]))" office:value-type="percentage" office:value="-0.387637841024465" calcext:value-type="percentage">
            <text:p>-38.76%</text:p>
          </table:table-cell>
          <table:table-cell table:style-name="ce113" table:formula="of:=IF([.E14]&gt;0; IF([.E14]*1.25 &gt; [.F14];[.E14]*1.25; IF([.E14]*1.25^2 &gt; [.F14];[.E14]*1.25^2; IF([.E14]*1.25^3 &gt; [.F14];[.E14]*1.25^3; IF([.E14]*1.25^4 &gt; [.F14];[.E14]*1.25^4; IF([.E14]*1.25^5 &gt; [.F14];[.E14]*1.25^5; IF([.E14]*1.25^6 &gt; [.F14];[.E14]*1.25^6; IF([.E14]*1.25^7 &gt; [.F14]; [.E14]*1.25^7; IF([.E14]*1.25^8 &gt; [.F14]; [.E14]*1.25^8; IF([.E14]*1.25^9 &gt; [.F14]; [.E14]*1.25^9; [.E14]*1.25^10)))))))));IF(1.25 &gt; [.F14]-[.E14];1.25; IF(1.25^2 &gt; [.F14]-[.E14];1.25^2; IF(1.25^3 &gt; [.F14]-[.E14];1.25^3; IF(1.25^4 &gt; [.F14]-[.E14];1.25^4; IF(1.25^5 &gt; [.F14]-[.E14];1.25^5; IF(1.25^6 &gt; [.F14]-[.E14];1.25^6; IF(1.25^7 &gt; [.F14]-[.E14]; 1.25^7; IF(1.25^8 &gt; [.F14]-[.E14]; 1.25^8; IF(1.25^9 &gt; [.F14]-[.E14]; 1.25^9; IF(1.25^10 &gt; [.F14]-[.E14]; 1.25^10; IF(1.25^11 &gt; [.F14]-[.E14]; 1.25^11; IF(1.25^12 &gt; [.F14]-[.E14]; 1.25^12; IF(1.25^13 &gt; [.F14]-[.E14]; 1.25^13; IF(1.25^14 &gt; [.F14]-[.E14]; 1.25^14; IF(1.25^15 &gt; [.F14]-[.E14]; 1.25^15; IF(1.25^16 &gt; [.F14]-[.E14]; 1.25^16; IF(1.25^17 &gt; [.F14]-[.E14]; 1.25^17; IF(1.25^18 &gt; [.F14]-[.E14]; 1.25^18; IF(1.25^19 &gt; [.F14]-[.E14]; 1.25^19; 1.25^20))))))))))))))))))))" office:value-type="float" office:value="38.16625" calcext:value-type="float">
            <text:p>38.166</text:p>
          </table:table-cell>
          <table:table-cell table:style-name="ce152" table:formula="of:=IF([.F14]&lt;[.E14]*1.25; 0; [.J14]/1.25*0.92)" office:value-type="float" office:value="0" calcext:value-type="float">
            <text:p>0.000</text:p>
          </table:table-cell>
          <table:table-cell table:style-name="ce188" office:value-type="float" office:value="0" calcext:value-type="float">
            <text:p>0.000</text:p>
          </table:table-cell>
        </table:table-row>
        <table:table-row table:style-name="ro1">
          <table:table-cell table:style-name="ce8" office:value-type="string" calcext:value-type="string" table:number-columns-spanned="1" table:number-rows-spanned="4">
            <text:p>软件服务</text:p>
          </table:table-cell>
          <table:table-cell table:style-name="ce13" office:value-type="percentage" office:value="0.2593" calcext:value-type="percentage" table:number-columns-spanned="1" table:number-rows-spanned="4">
            <text:p>25.93%</text:p>
          </table:table-cell>
          <table:table-cell office:value-type="string" calcext:value-type="string">
            <text:p>腾讯控股L</text:p>
          </table:table-cell>
          <table:table-cell office:value-type="percentage" office:value="0.0971" calcext:value-type="percentage">
            <text:p>9.71%</text:p>
          </table:table-cell>
          <table:table-cell office:value-type="float" office:value="370" calcext:value-type="float">
            <text:p>370.000</text:p>
          </table:table-cell>
          <table:table-cell office:value-type="float" office:value="304.2" calcext:value-type="float">
            <text:p>304.2</text:p>
          </table:table-cell>
          <table:table-cell office:value-type="float" office:value="11.82" calcext:value-type="float">
            <text:p>11.82</text:p>
          </table:table-cell>
          <table:table-cell office:value-type="float" office:value="29000" calcext:value-type="float">
            <text:p>29000.00</text:p>
          </table:table-cell>
          <table:table-cell table:style-name="ce73" table:formula="of:=IF([.E15]&gt;0;[.F15]/[.E15]-1.0014;([.F15]-[.E15]))" office:value-type="percentage" office:value="-0.179237837837838" calcext:value-type="percentage">
            <text:p>-17.92%</text:p>
          </table:table-cell>
          <table:table-cell table:style-name="ce115" table:formula="of:=IF([.E15]&gt;0; IF([.E15]*1.25 &gt; [.F15];[.E15]*1.25; IF([.E15]*1.25^2 &gt; [.F15];[.E15]*1.25^2; IF([.E15]*1.25^3 &gt; [.F15];[.E15]*1.25^3; IF([.E15]*1.25^4 &gt; [.F15];[.E15]*1.25^4; IF([.E15]*1.25^5 &gt; [.F15];[.E15]*1.25^5; IF([.E15]*1.25^6 &gt; [.F15];[.E15]*1.25^6; IF([.E15]*1.25^7 &gt; [.F15]; [.E15]*1.25^7; IF([.E15]*1.25^8 &gt; [.F15]; [.E15]*1.25^8; IF([.E15]*1.25^9 &gt; [.F15]; [.E15]*1.25^9; [.E15]*1.25^10)))))))));IF(1.25 &gt; [.F15]-[.E15];1.25; IF(1.25^2 &gt; [.F15]-[.E15];1.25^2; IF(1.25^3 &gt; [.F15]-[.E15];1.25^3; IF(1.25^4 &gt; [.F15]-[.E15];1.25^4; IF(1.25^5 &gt; [.F15]-[.E15];1.25^5; IF(1.25^6 &gt; [.F15]-[.E15];1.25^6; IF(1.25^7 &gt; [.F15]-[.E15]; 1.25^7; IF(1.25^8 &gt; [.F15]-[.E15]; 1.25^8; IF(1.25^9 &gt; [.F15]-[.E15]; 1.25^9; IF(1.25^10 &gt; [.F15]-[.E15]; 1.25^10; IF(1.25^11 &gt; [.F15]-[.E15]; 1.25^11; IF(1.25^12 &gt; [.F15]-[.E15]; 1.25^12; IF(1.25^13 &gt; [.F15]-[.E15]; 1.25^13; IF(1.25^14 &gt; [.F15]-[.E15]; 1.25^14; IF(1.25^15 &gt; [.F15]-[.E15]; 1.25^15; IF(1.25^16 &gt; [.F15]-[.E15]; 1.25^16; IF(1.25^17 &gt; [.F15]-[.E15]; 1.25^17; IF(1.25^18 &gt; [.F15]-[.E15]; 1.25^18; IF(1.25^19 &gt; [.F15]-[.E15]; 1.25^19; 1.25^20))))))))))))))))))))" office:value-type="float" office:value="462.5" calcext:value-type="float">
            <text:p>462.500</text:p>
          </table:table-cell>
          <table:table-cell table:style-name="ce153" table:formula="of:=IF([.F15]&lt;[.E15]*1.25; 0; [.J15]/1.25*0.92)" office:value-type="float" office:value="0" calcext:value-type="float">
            <text:p>0.000</text:p>
          </table:table-cell>
          <table:table-cell table:style-name="ce189" office:value-type="float" office:value="0" calcext:value-type="float">
            <text:p>0.000</text:p>
          </table:table-cell>
        </table:table-row>
        <table:table-row table:style-name="ro1">
          <table:covered-table-cell table:style-name="ce8"/>
          <table:covered-table-cell/>
          <table:table-cell office:value-type="string" calcext:value-type="string">
            <text:p>腾讯控股D</text:p>
          </table:table-cell>
          <table:table-cell office:value-type="percentage" office:value="0.089" calcext:value-type="percentage">
            <text:p>8.90%</text:p>
          </table:table-cell>
          <table:table-cell office:value-type="float" office:value="420" calcext:value-type="float">
            <text:p>420.000</text:p>
          </table:table-cell>
          <table:table-cell office:value-type="float" office:value="304.2" calcext:value-type="float">
            <text:p>304.2</text:p>
          </table:table-cell>
          <table:table-cell office:value-type="float" office:value="11.82" calcext:value-type="float">
            <text:p>11.82</text:p>
          </table:table-cell>
          <table:table-cell office:value-type="float" office:value="29000" calcext:value-type="float">
            <text:p>29000.00</text:p>
          </table:table-cell>
          <table:table-cell table:style-name="ce73" table:formula="of:=IF([.E16]&gt;0;[.F16]/[.E16]-1.0014;([.F16]-[.E16]))" office:value-type="percentage" office:value="-0.277114285714286" calcext:value-type="percentage">
            <text:p>-27.71%</text:p>
          </table:table-cell>
          <table:table-cell table:style-name="ce115" table:formula="of:=IF([.E16]&gt;0; IF([.E16]*1.25 &gt; [.F16];[.E16]*1.25; IF([.E16]*1.25^2 &gt; [.F16];[.E16]*1.25^2; IF([.E16]*1.25^3 &gt; [.F16];[.E16]*1.25^3; IF([.E16]*1.25^4 &gt; [.F16];[.E16]*1.25^4; IF([.E16]*1.25^5 &gt; [.F16];[.E16]*1.25^5; IF([.E16]*1.25^6 &gt; [.F16];[.E16]*1.25^6; IF([.E16]*1.25^7 &gt; [.F16]; [.E16]*1.25^7; IF([.E16]*1.25^8 &gt; [.F16]; [.E16]*1.25^8; IF([.E16]*1.25^9 &gt; [.F16]; [.E16]*1.25^9; [.E16]*1.25^10)))))))));IF(1.25 &gt; [.F16]-[.E16];1.25; IF(1.25^2 &gt; [.F16]-[.E16];1.25^2; IF(1.25^3 &gt; [.F16]-[.E16];1.25^3; IF(1.25^4 &gt; [.F16]-[.E16];1.25^4; IF(1.25^5 &gt; [.F16]-[.E16];1.25^5; IF(1.25^6 &gt; [.F16]-[.E16];1.25^6; IF(1.25^7 &gt; [.F16]-[.E16]; 1.25^7; IF(1.25^8 &gt; [.F16]-[.E16]; 1.25^8; IF(1.25^9 &gt; [.F16]-[.E16]; 1.25^9; IF(1.25^10 &gt; [.F16]-[.E16]; 1.25^10; IF(1.25^11 &gt; [.F16]-[.E16]; 1.25^11; IF(1.25^12 &gt; [.F16]-[.E16]; 1.25^12; IF(1.25^13 &gt; [.F16]-[.E16]; 1.25^13; IF(1.25^14 &gt; [.F16]-[.E16]; 1.25^14; IF(1.25^15 &gt; [.F16]-[.E16]; 1.25^15; IF(1.25^16 &gt; [.F16]-[.E16]; 1.25^16; IF(1.25^17 &gt; [.F16]-[.E16]; 1.25^17; IF(1.25^18 &gt; [.F16]-[.E16]; 1.25^18; IF(1.25^19 &gt; [.F16]-[.E16]; 1.25^19; 1.25^20))))))))))))))))))))" office:value-type="float" office:value="525" calcext:value-type="float">
            <text:p>525.000</text:p>
          </table:table-cell>
          <table:table-cell table:style-name="ce153" table:formula="of:=IF([.F16]&lt;[.E16]*1.25; 0; [.J16]/1.25*0.92)" office:value-type="float" office:value="0" calcext:value-type="float">
            <text:p>0.000</text:p>
          </table:table-cell>
          <table:table-cell table:style-name="ce189" office:value-type="float" office:value="0" calcext:value-type="float">
            <text:p>0.000</text:p>
          </table:table-cell>
        </table:table-row>
        <table:table-row table:style-name="ro1">
          <table:covered-table-cell table:style-name="ce8"/>
          <table:covered-table-cell/>
          <table:table-cell office:value-type="string" calcext:value-type="string">
            <text:p>腾讯控股F</text:p>
          </table:table-cell>
          <table:table-cell office:value-type="percentage" office:value="0.0647" calcext:value-type="percentage">
            <text:p>6.47%</text:p>
          </table:table-cell>
          <table:table-cell office:value-type="float" office:value="370" calcext:value-type="float">
            <text:p>370.000</text:p>
          </table:table-cell>
          <table:table-cell office:value-type="float" office:value="304.2" calcext:value-type="float">
            <text:p>304.2</text:p>
          </table:table-cell>
          <table:table-cell office:value-type="float" office:value="11.82" calcext:value-type="float">
            <text:p>11.82</text:p>
          </table:table-cell>
          <table:table-cell office:value-type="float" office:value="29000" calcext:value-type="float">
            <text:p>29000.00</text:p>
          </table:table-cell>
          <table:table-cell table:style-name="ce73" table:formula="of:=IF([.E17]&gt;0;[.F17]/[.E17]-1.0014;([.F17]-[.E17]))" office:value-type="percentage" office:value="-0.179237837837838" calcext:value-type="percentage">
            <text:p>-17.92%</text:p>
          </table:table-cell>
          <table:table-cell table:style-name="ce115" table:formula="of:=IF([.E17]&gt;0; IF([.E17]*1.25 &gt; [.F17];[.E17]*1.25; IF([.E17]*1.25^2 &gt; [.F17];[.E17]*1.25^2; IF([.E17]*1.25^3 &gt; [.F17];[.E17]*1.25^3; IF([.E17]*1.25^4 &gt; [.F17];[.E17]*1.25^4; IF([.E17]*1.25^5 &gt; [.F17];[.E17]*1.25^5; IF([.E17]*1.25^6 &gt; [.F17];[.E17]*1.25^6; IF([.E17]*1.25^7 &gt; [.F17]; [.E17]*1.25^7; IF([.E17]*1.25^8 &gt; [.F17]; [.E17]*1.25^8; IF([.E17]*1.25^9 &gt; [.F17]; [.E17]*1.25^9; [.E17]*1.25^10)))))))));IF(1.25 &gt; [.F17]-[.E17];1.25; IF(1.25^2 &gt; [.F17]-[.E17];1.25^2; IF(1.25^3 &gt; [.F17]-[.E17];1.25^3; IF(1.25^4 &gt; [.F17]-[.E17];1.25^4; IF(1.25^5 &gt; [.F17]-[.E17];1.25^5; IF(1.25^6 &gt; [.F17]-[.E17];1.25^6; IF(1.25^7 &gt; [.F17]-[.E17]; 1.25^7; IF(1.25^8 &gt; [.F17]-[.E17]; 1.25^8; IF(1.25^9 &gt; [.F17]-[.E17]; 1.25^9; IF(1.25^10 &gt; [.F17]-[.E17]; 1.25^10; IF(1.25^11 &gt; [.F17]-[.E17]; 1.25^11; IF(1.25^12 &gt; [.F17]-[.E17]; 1.25^12; IF(1.25^13 &gt; [.F17]-[.E17]; 1.25^13; IF(1.25^14 &gt; [.F17]-[.E17]; 1.25^14; IF(1.25^15 &gt; [.F17]-[.E17]; 1.25^15; IF(1.25^16 &gt; [.F17]-[.E17]; 1.25^16; IF(1.25^17 &gt; [.F17]-[.E17]; 1.25^17; IF(1.25^18 &gt; [.F17]-[.E17]; 1.25^18; IF(1.25^19 &gt; [.F17]-[.E17]; 1.25^19; 1.25^20))))))))))))))))))))" office:value-type="float" office:value="462.5" calcext:value-type="float">
            <text:p>462.500</text:p>
          </table:table-cell>
          <table:table-cell table:style-name="ce153" table:formula="of:=IF([.F17]&lt;[.E17]*1.25; 0; [.J17]/1.25*0.92)" office:value-type="float" office:value="0" calcext:value-type="float">
            <text:p>0.000</text:p>
          </table:table-cell>
          <table:table-cell table:style-name="ce189" office:value-type="float" office:value="0" calcext:value-type="float">
            <text:p>0.000</text:p>
          </table:table-cell>
        </table:table-row>
        <table:table-row table:style-name="ro2">
          <table:covered-table-cell table:style-name="ce8"/>
          <table:covered-table-cell/>
          <table:table-cell office:value-type="string" calcext:value-type="string">
            <text:p>心动公司</text:p>
          </table:table-cell>
          <table:table-cell office:value-type="percentage" office:value="0.0085" calcext:value-type="percentage">
            <text:p>0.85%</text:p>
          </table:table-cell>
          <table:table-cell office:value-type="float" office:value="45.669" calcext:value-type="float">
            <text:p>45.66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-</text:p>
          </table:table-cell>
          <table:table-cell office:value-type="float" office:value="96.09" calcext:value-type="float">
            <text:p>96.09</text:p>
          </table:table-cell>
          <table:table-cell table:style-name="ce73" table:formula="of:=IF([.E18]&gt;0;[.F18]/[.E18]-1.0014;([.F18]-[.E18]))" office:value-type="percentage" office:value="-0.563466171801441" calcext:value-type="percentage">
            <text:p>-56.35%</text:p>
          </table:table-cell>
          <table:table-cell table:style-name="ce115" table:formula="of:=IF([.E18]&gt;0; IF([.E18]*1.25 &gt; [.F18];[.E18]*1.25; IF([.E18]*1.25^2 &gt; [.F18];[.E18]*1.25^2; IF([.E18]*1.25^3 &gt; [.F18];[.E18]*1.25^3; IF([.E18]*1.25^4 &gt; [.F18];[.E18]*1.25^4; IF([.E18]*1.25^5 &gt; [.F18];[.E18]*1.25^5; IF([.E18]*1.25^6 &gt; [.F18];[.E18]*1.25^6; IF([.E18]*1.25^7 &gt; [.F18]; [.E18]*1.25^7; IF([.E18]*1.25^8 &gt; [.F18]; [.E18]*1.25^8; IF([.E18]*1.25^9 &gt; [.F18]; [.E18]*1.25^9; [.E18]*1.25^10)))))))));IF(1.25 &gt; [.F18]-[.E18];1.25; IF(1.25^2 &gt; [.F18]-[.E18];1.25^2; IF(1.25^3 &gt; [.F18]-[.E18];1.25^3; IF(1.25^4 &gt; [.F18]-[.E18];1.25^4; IF(1.25^5 &gt; [.F18]-[.E18];1.25^5; IF(1.25^6 &gt; [.F18]-[.E18];1.25^6; IF(1.25^7 &gt; [.F18]-[.E18]; 1.25^7; IF(1.25^8 &gt; [.F18]-[.E18]; 1.25^8; IF(1.25^9 &gt; [.F18]-[.E18]; 1.25^9; IF(1.25^10 &gt; [.F18]-[.E18]; 1.25^10; IF(1.25^11 &gt; [.F18]-[.E18]; 1.25^11; IF(1.25^12 &gt; [.F18]-[.E18]; 1.25^12; IF(1.25^13 &gt; [.F18]-[.E18]; 1.25^13; IF(1.25^14 &gt; [.F18]-[.E18]; 1.25^14; IF(1.25^15 &gt; [.F18]-[.E18]; 1.25^15; IF(1.25^16 &gt; [.F18]-[.E18]; 1.25^16; IF(1.25^17 &gt; [.F18]-[.E18]; 1.25^17; IF(1.25^18 &gt; [.F18]-[.E18]; 1.25^18; IF(1.25^19 &gt; [.F18]-[.E18]; 1.25^19; 1.25^20))))))))))))))))))))" office:value-type="float" office:value="57.08625" calcext:value-type="float">
            <text:p>57.086</text:p>
          </table:table-cell>
          <table:table-cell table:style-name="ce153" table:formula="of:=IF([.F18]&lt;[.E18]*1.25; 0; [.J18]/1.25*0.92)" office:value-type="float" office:value="0" calcext:value-type="float">
            <text:p>0.000</text:p>
          </table:table-cell>
          <table:table-cell table:style-name="ce189" office:value-type="float" office:value="0" calcext:value-type="float">
            <text:p>0.000</text:p>
          </table:table-cell>
        </table:table-row>
        <table:table-row table:style-name="ro4">
          <table:table-cell table:style-name="ce8" office:value-type="string" calcext:value-type="string">
            <text:p>医疗保健</text:p>
          </table:table-cell>
          <table:table-cell table:style-name="ce13" office:value-type="percentage" office:value="0.0107" calcext:value-type="percentage">
            <text:p>1.07%</text:p>
          </table:table-cell>
          <table:table-cell office:value-type="string" calcext:value-type="string">
            <text:p>微创医疗</text:p>
          </table:table-cell>
          <table:table-cell office:value-type="percentage" office:value="0.0107" calcext:value-type="percentage">
            <text:p>1.07%</text:p>
          </table:table-cell>
          <table:table-cell office:value-type="float" office:value="27.903" calcext:value-type="float">
            <text:p>27.903</text:p>
          </table:table-cell>
          <table:table-cell office:value-type="float" office:value="20.1" calcext:value-type="float">
            <text:p>20.1</text:p>
          </table:table-cell>
          <table:table-cell office:value-type="string" calcext:value-type="string">
            <text:p>-</text:p>
          </table:table-cell>
          <table:table-cell office:value-type="float" office:value="366.9" calcext:value-type="float">
            <text:p>366.90</text:p>
          </table:table-cell>
          <table:table-cell table:style-name="ce73" table:formula="of:=IF([.E19]&gt;0;[.F19]/[.E19]-1.0014;([.F19]-[.E19]))" office:value-type="percentage" office:value="-0.281047349747339" calcext:value-type="percentage">
            <text:p>-28.10%</text:p>
          </table:table-cell>
          <table:table-cell table:style-name="ce115" table:formula="of:=IF([.E19]&gt;0; IF([.E19]*1.25 &gt; [.F19];[.E19]*1.25; IF([.E19]*1.25^2 &gt; [.F19];[.E19]*1.25^2; IF([.E19]*1.25^3 &gt; [.F19];[.E19]*1.25^3; IF([.E19]*1.25^4 &gt; [.F19];[.E19]*1.25^4; IF([.E19]*1.25^5 &gt; [.F19];[.E19]*1.25^5; IF([.E19]*1.25^6 &gt; [.F19];[.E19]*1.25^6; IF([.E19]*1.25^7 &gt; [.F19]; [.E19]*1.25^7; IF([.E19]*1.25^8 &gt; [.F19]; [.E19]*1.25^8; IF([.E19]*1.25^9 &gt; [.F19]; [.E19]*1.25^9; [.E19]*1.25^10)))))))));IF(1.25 &gt; [.F19]-[.E19];1.25; IF(1.25^2 &gt; [.F19]-[.E19];1.25^2; IF(1.25^3 &gt; [.F19]-[.E19];1.25^3; IF(1.25^4 &gt; [.F19]-[.E19];1.25^4; IF(1.25^5 &gt; [.F19]-[.E19];1.25^5; IF(1.25^6 &gt; [.F19]-[.E19];1.25^6; IF(1.25^7 &gt; [.F19]-[.E19]; 1.25^7; IF(1.25^8 &gt; [.F19]-[.E19]; 1.25^8; IF(1.25^9 &gt; [.F19]-[.E19]; 1.25^9; IF(1.25^10 &gt; [.F19]-[.E19]; 1.25^10; IF(1.25^11 &gt; [.F19]-[.E19]; 1.25^11; IF(1.25^12 &gt; [.F19]-[.E19]; 1.25^12; IF(1.25^13 &gt; [.F19]-[.E19]; 1.25^13; IF(1.25^14 &gt; [.F19]-[.E19]; 1.25^14; IF(1.25^15 &gt; [.F19]-[.E19]; 1.25^15; IF(1.25^16 &gt; [.F19]-[.E19]; 1.25^16; IF(1.25^17 &gt; [.F19]-[.E19]; 1.25^17; IF(1.25^18 &gt; [.F19]-[.E19]; 1.25^18; IF(1.25^19 &gt; [.F19]-[.E19]; 1.25^19; 1.25^20))))))))))))))))))))" office:value-type="float" office:value="34.87875" calcext:value-type="float">
            <text:p>34.879</text:p>
          </table:table-cell>
          <table:table-cell table:style-name="ce153" table:formula="of:=IF([.F19]&lt;[.E19]*1.25; 0; [.J19]/1.25*0.92)" office:value-type="float" office:value="0" calcext:value-type="float">
            <text:p>0.000</text:p>
          </table:table-cell>
          <table:table-cell table:style-name="ce189" office:value-type="float" office:value="0" calcext:value-type="float">
            <text:p>0.000</text:p>
          </table:table-cell>
        </table:table-row>
        <table:table-row table:style-name="ro1">
          <table:table-cell table:style-name="ce7" office:value-type="string" calcext:value-type="string" table:number-columns-spanned="1" table:number-rows-spanned="2">
            <text:p>ETF</text:p>
          </table:table-cell>
          <table:table-cell table:style-name="ce13" office:value-type="percentage" office:value="0.0464" calcext:value-type="percentage" table:number-columns-spanned="1" table:number-rows-spanned="2">
            <text:p>4.64%</text:p>
          </table:table-cell>
          <table:table-cell office:value-type="string" calcext:value-type="string">
            <text:p>恒生ETF</text:p>
          </table:table-cell>
          <table:table-cell office:value-type="percentage" office:value="0.0325" calcext:value-type="percentage">
            <text:p>3.25%</text:p>
          </table:table-cell>
          <table:table-cell office:value-type="float" office:value="1.4" calcext:value-type="float">
            <text:p>1.400</text:p>
          </table:table-cell>
          <table:table-cell office:value-type="float" office:value="1.106" calcext:value-type="float">
            <text:p>1.106</text:p>
          </table:table-cell>
          <table:table-cell office:value-type="float" office:value="9.12" calcext:value-type="float">
            <text:p>9.12</text:p>
          </table:table-cell>
          <table:table-cell office:value-type="string" calcext:value-type="string">
            <text:p>-</text:p>
          </table:table-cell>
          <table:table-cell table:style-name="ce75" table:formula="of:=IF([.E20]&gt;0;[.F20]/[.E20]-1.0014;([.F20]-[.E20]))" office:value-type="percentage" office:value="-0.2114" calcext:value-type="percentage">
            <text:p>-21.14%</text:p>
          </table:table-cell>
          <table:table-cell table:style-name="ce117" table:formula="of:=IF([.E20]&gt;0; IF([.E20]*1.25 &gt; [.F20];[.E20]*1.25; IF([.E20]*1.25^2 &gt; [.F20];[.E20]*1.25^2; IF([.E20]*1.25^3 &gt; [.F20];[.E20]*1.25^3; IF([.E20]*1.25^4 &gt; [.F20];[.E20]*1.25^4; IF([.E20]*1.25^5 &gt; [.F20];[.E20]*1.25^5; IF([.E20]*1.25^6 &gt; [.F20];[.E20]*1.25^6; IF([.E20]*1.25^7 &gt; [.F20]; [.E20]*1.25^7; IF([.E20]*1.25^8 &gt; [.F20]; [.E20]*1.25^8; IF([.E20]*1.25^9 &gt; [.F20]; [.E20]*1.25^9; [.E20]*1.25^10)))))))));IF(1.25 &gt; [.F20]-[.E20];1.25; IF(1.25^2 &gt; [.F20]-[.E20];1.25^2; IF(1.25^3 &gt; [.F20]-[.E20];1.25^3; IF(1.25^4 &gt; [.F20]-[.E20];1.25^4; IF(1.25^5 &gt; [.F20]-[.E20];1.25^5; IF(1.25^6 &gt; [.F20]-[.E20];1.25^6; IF(1.25^7 &gt; [.F20]-[.E20]; 1.25^7; IF(1.25^8 &gt; [.F20]-[.E20]; 1.25^8; IF(1.25^9 &gt; [.F20]-[.E20]; 1.25^9; IF(1.25^10 &gt; [.F20]-[.E20]; 1.25^10; IF(1.25^11 &gt; [.F20]-[.E20]; 1.25^11; IF(1.25^12 &gt; [.F20]-[.E20]; 1.25^12; IF(1.25^13 &gt; [.F20]-[.E20]; 1.25^13; IF(1.25^14 &gt; [.F20]-[.E20]; 1.25^14; IF(1.25^15 &gt; [.F20]-[.E20]; 1.25^15; IF(1.25^16 &gt; [.F20]-[.E20]; 1.25^16; IF(1.25^17 &gt; [.F20]-[.E20]; 1.25^17; IF(1.25^18 &gt; [.F20]-[.E20]; 1.25^18; IF(1.25^19 &gt; [.F20]-[.E20]; 1.25^19; 1.25^20))))))))))))))))))))" office:value-type="float" office:value="1.75" calcext:value-type="float">
            <text:p>1.750</text:p>
          </table:table-cell>
          <table:table-cell table:style-name="ce156" table:formula="of:=IF([.F20]&lt;[.E20]*1.25; 0; [.J20]/1.25*0.92)" office:value-type="float" office:value="0" calcext:value-type="float">
            <text:p>0.000</text:p>
          </table:table-cell>
          <table:table-cell table:style-name="ce190" office:value-type="float" office:value="0" calcext:value-type="float">
            <text:p>0.000</text:p>
          </table:table-cell>
        </table:table-row>
        <table:table-row table:style-name="ro2">
          <table:covered-table-cell table:style-name="ce7"/>
          <table:covered-table-cell/>
          <table:table-cell office:value-type="string" calcext:value-type="string">
            <text:p>恒指科技</text:p>
          </table:table-cell>
          <table:table-cell office:value-type="percentage" office:value="0.0139" calcext:value-type="percentage">
            <text:p>1.39%</text:p>
          </table:table-cell>
          <table:table-cell office:value-type="float" office:value="0.6" calcext:value-type="float">
            <text:p>0.600</text:p>
          </table:table-cell>
          <table:table-cell office:value-type="float" office:value="0.56" calcext:value-type="float">
            <text:p>0.56</text:p>
          </table:table-cell>
          <table:table-cell table:number-columns-repeated="2" office:value-type="string" calcext:value-type="string">
            <text:p>-</text:p>
          </table:table-cell>
          <table:table-cell table:style-name="ce75" table:formula="of:=IF([.E21]&gt;0;[.F21]/[.E21]-1.0014;([.F21]-[.E21]))" office:value-type="percentage" office:value="-0.0680666666666666" calcext:value-type="percentage">
            <text:p>-6.81%</text:p>
          </table:table-cell>
          <table:table-cell table:style-name="ce117" table:formula="of:=IF([.E21]&gt;0; IF([.E21]*1.25 &gt; [.F21];[.E21]*1.25; IF([.E21]*1.25^2 &gt; [.F21];[.E21]*1.25^2; IF([.E21]*1.25^3 &gt; [.F21];[.E21]*1.25^3; IF([.E21]*1.25^4 &gt; [.F21];[.E21]*1.25^4; IF([.E21]*1.25^5 &gt; [.F21];[.E21]*1.25^5; IF([.E21]*1.25^6 &gt; [.F21];[.E21]*1.25^6; IF([.E21]*1.25^7 &gt; [.F21]; [.E21]*1.25^7; IF([.E21]*1.25^8 &gt; [.F21]; [.E21]*1.25^8; IF([.E21]*1.25^9 &gt; [.F21]; [.E21]*1.25^9; [.E21]*1.25^10)))))))));IF(1.25 &gt; [.F21]-[.E21];1.25; IF(1.25^2 &gt; [.F21]-[.E21];1.25^2; IF(1.25^3 &gt; [.F21]-[.E21];1.25^3; IF(1.25^4 &gt; [.F21]-[.E21];1.25^4; IF(1.25^5 &gt; [.F21]-[.E21];1.25^5; IF(1.25^6 &gt; [.F21]-[.E21];1.25^6; IF(1.25^7 &gt; [.F21]-[.E21]; 1.25^7; IF(1.25^8 &gt; [.F21]-[.E21]; 1.25^8; IF(1.25^9 &gt; [.F21]-[.E21]; 1.25^9; IF(1.25^10 &gt; [.F21]-[.E21]; 1.25^10; IF(1.25^11 &gt; [.F21]-[.E21]; 1.25^11; IF(1.25^12 &gt; [.F21]-[.E21]; 1.25^12; IF(1.25^13 &gt; [.F21]-[.E21]; 1.25^13; IF(1.25^14 &gt; [.F21]-[.E21]; 1.25^14; IF(1.25^15 &gt; [.F21]-[.E21]; 1.25^15; IF(1.25^16 &gt; [.F21]-[.E21]; 1.25^16; IF(1.25^17 &gt; [.F21]-[.E21]; 1.25^17; IF(1.25^18 &gt; [.F21]-[.E21]; 1.25^18; IF(1.25^19 &gt; [.F21]-[.E21]; 1.25^19; 1.25^20))))))))))))))))))))" office:value-type="float" office:value="0.75" calcext:value-type="float">
            <text:p>0.750</text:p>
          </table:table-cell>
          <table:table-cell table:style-name="ce156" table:formula="of:=IF([.F21]&lt;[.E21]*1.25; 0; [.J21]/1.25*0.92)" office:value-type="float" office:value="0" calcext:value-type="float">
            <text:p>0.000</text:p>
          </table:table-cell>
          <table:table-cell table:style-name="ce190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交通运输</text:p>
          </table:table-cell>
          <table:table-cell table:style-name="ce13" office:value-type="percentage" office:value="0.0395" calcext:value-type="percentage">
            <text:p>3.95%</text:p>
          </table:table-cell>
          <table:table-cell office:value-type="string" calcext:value-type="string">
            <text:p><text:s/>上海机场</text:p>
          </table:table-cell>
          <table:table-cell office:value-type="percentage" office:value="0.0395" calcext:value-type="percentage">
            <text:p>3.95%</text:p>
          </table:table-cell>
          <table:table-cell office:value-type="float" office:value="53.414" calcext:value-type="float">
            <text:p>53.41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-</text:p>
          </table:table-cell>
          <table:table-cell office:value-type="float" office:value="1369" calcext:value-type="float">
            <text:p>1369.00</text:p>
          </table:table-cell>
          <table:table-cell table:style-name="ce76" table:formula="of:=IF([.E22]&gt;0;[.F22]/[.E22]-1.0014;([.F22]-[.E22]))" office:value-type="percentage" office:value="0.0844576403190174" calcext:value-type="percentage">
            <text:p>8.45%</text:p>
          </table:table-cell>
          <table:table-cell table:style-name="ce118" table:formula="of:=IF([.E22]&gt;0; IF([.E22]*1.25 &gt; [.F22];[.E22]*1.25; IF([.E22]*1.25^2 &gt; [.F22];[.E22]*1.25^2; IF([.E22]*1.25^3 &gt; [.F22];[.E22]*1.25^3; IF([.E22]*1.25^4 &gt; [.F22];[.E22]*1.25^4; IF([.E22]*1.25^5 &gt; [.F22];[.E22]*1.25^5; IF([.E22]*1.25^6 &gt; [.F22];[.E22]*1.25^6; IF([.E22]*1.25^7 &gt; [.F22]; [.E22]*1.25^7; IF([.E22]*1.25^8 &gt; [.F22]; [.E22]*1.25^8; IF([.E22]*1.25^9 &gt; [.F22]; [.E22]*1.25^9; [.E22]*1.25^10)))))))));IF(1.25 &gt; [.F22]-[.E22];1.25; IF(1.25^2 &gt; [.F22]-[.E22];1.25^2; IF(1.25^3 &gt; [.F22]-[.E22];1.25^3; IF(1.25^4 &gt; [.F22]-[.E22];1.25^4; IF(1.25^5 &gt; [.F22]-[.E22];1.25^5; IF(1.25^6 &gt; [.F22]-[.E22];1.25^6; IF(1.25^7 &gt; [.F22]-[.E22]; 1.25^7; IF(1.25^8 &gt; [.F22]-[.E22]; 1.25^8; IF(1.25^9 &gt; [.F22]-[.E22]; 1.25^9; IF(1.25^10 &gt; [.F22]-[.E22]; 1.25^10; IF(1.25^11 &gt; [.F22]-[.E22]; 1.25^11; IF(1.25^12 &gt; [.F22]-[.E22]; 1.25^12; IF(1.25^13 &gt; [.F22]-[.E22]; 1.25^13; IF(1.25^14 &gt; [.F22]-[.E22]; 1.25^14; IF(1.25^15 &gt; [.F22]-[.E22]; 1.25^15; IF(1.25^16 &gt; [.F22]-[.E22]; 1.25^16; IF(1.25^17 &gt; [.F22]-[.E22]; 1.25^17; IF(1.25^18 &gt; [.F22]-[.E22]; 1.25^18; IF(1.25^19 &gt; [.F22]-[.E22]; 1.25^19; 1.25^20))))))))))))))))))))" office:value-type="float" office:value="66.7675" calcext:value-type="float">
            <text:p>66.768</text:p>
          </table:table-cell>
          <table:table-cell table:style-name="ce157" table:formula="of:=IF([.F22]&lt;[.E22]*1.25; 0; [.J22]/1.25*0.92)" office:value-type="float" office:value="0" calcext:value-type="float">
            <text:p>0.000</text:p>
          </table:table-cell>
          <table:table-cell table:style-name="ce193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公用事业</text:p>
          </table:table-cell>
          <table:table-cell table:style-name="ce13" office:value-type="percentage" office:value="0.0239" calcext:value-type="percentage">
            <text:p>2.39%</text:p>
          </table:table-cell>
          <table:table-cell office:value-type="string" calcext:value-type="string">
            <text:p>北控水务集团</text:p>
          </table:table-cell>
          <table:table-cell office:value-type="percentage" office:value="0.0239" calcext:value-type="percentage">
            <text:p>2.39%</text:p>
          </table:table-cell>
          <table:table-cell office:value-type="float" office:value="2.846" calcext:value-type="float">
            <text:p>2.846</text:p>
          </table:table-cell>
          <table:table-cell office:value-type="float" office:value="2.25" calcext:value-type="float">
            <text:p>2.25</text:p>
          </table:table-cell>
          <table:table-cell office:value-type="float" office:value="5.5" calcext:value-type="float">
            <text:p>5.50</text:p>
          </table:table-cell>
          <table:table-cell office:value-type="float" office:value="228.1" calcext:value-type="float">
            <text:p>228.10</text:p>
          </table:table-cell>
          <table:table-cell table:style-name="ce77" table:formula="of:=IF([.E23]&gt;0;[.F23]/[.E23]-1.0014;([.F23]-[.E23]))" office:value-type="percentage" office:value="-0.210816725228391" calcext:value-type="percentage">
            <text:p>-21.08%</text:p>
          </table:table-cell>
          <table:table-cell table:style-name="ce119" table:formula="of:=IF([.E23]&gt;0; IF([.E23]*1.25 &gt; [.F23];[.E23]*1.25; IF([.E23]*1.25^2 &gt; [.F23];[.E23]*1.25^2; IF([.E23]*1.25^3 &gt; [.F23];[.E23]*1.25^3; IF([.E23]*1.25^4 &gt; [.F23];[.E23]*1.25^4; IF([.E23]*1.25^5 &gt; [.F23];[.E23]*1.25^5; IF([.E23]*1.25^6 &gt; [.F23];[.E23]*1.25^6; IF([.E23]*1.25^7 &gt; [.F23]; [.E23]*1.25^7; IF([.E23]*1.25^8 &gt; [.F23]; [.E23]*1.25^8; IF([.E23]*1.25^9 &gt; [.F23]; [.E23]*1.25^9; [.E23]*1.25^10)))))))));IF(1.25 &gt; [.F23]-[.E23];1.25; IF(1.25^2 &gt; [.F23]-[.E23];1.25^2; IF(1.25^3 &gt; [.F23]-[.E23];1.25^3; IF(1.25^4 &gt; [.F23]-[.E23];1.25^4; IF(1.25^5 &gt; [.F23]-[.E23];1.25^5; IF(1.25^6 &gt; [.F23]-[.E23];1.25^6; IF(1.25^7 &gt; [.F23]-[.E23]; 1.25^7; IF(1.25^8 &gt; [.F23]-[.E23]; 1.25^8; IF(1.25^9 &gt; [.F23]-[.E23]; 1.25^9; IF(1.25^10 &gt; [.F23]-[.E23]; 1.25^10; IF(1.25^11 &gt; [.F23]-[.E23]; 1.25^11; IF(1.25^12 &gt; [.F23]-[.E23]; 1.25^12; IF(1.25^13 &gt; [.F23]-[.E23]; 1.25^13; IF(1.25^14 &gt; [.F23]-[.E23]; 1.25^14; IF(1.25^15 &gt; [.F23]-[.E23]; 1.25^15; IF(1.25^16 &gt; [.F23]-[.E23]; 1.25^16; IF(1.25^17 &gt; [.F23]-[.E23]; 1.25^17; IF(1.25^18 &gt; [.F23]-[.E23]; 1.25^18; IF(1.25^19 &gt; [.F23]-[.E23]; 1.25^19; 1.25^20))))))))))))))))))))" office:value-type="float" office:value="3.5575" calcext:value-type="float">
            <text:p>3.558</text:p>
          </table:table-cell>
          <table:table-cell table:style-name="ce160" table:formula="of:=IF([.F23]&lt;[.E23]*1.25; 0; [.J23]/1.25*0.92)" office:value-type="float" office:value="0" calcext:value-type="float">
            <text:p>0.000</text:p>
          </table:table-cell>
          <table:table-cell table:style-name="ce190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2">
            <text:p>家用电器</text:p>
          </table:table-cell>
          <table:table-cell table:style-name="ce13" office:value-type="percentage" office:value="0.0273" calcext:value-type="percentage" table:number-columns-spanned="1" table:number-rows-spanned="2">
            <text:p>2.73%</text:p>
          </table:table-cell>
          <table:table-cell office:value-type="string" calcext:value-type="string">
            <text:p>思摩尔国际</text:p>
          </table:table-cell>
          <table:table-cell office:value-type="percentage" office:value="0.0141" calcext:value-type="percentage">
            <text:p>1.41%</text:p>
          </table:table-cell>
          <table:table-cell office:value-type="float" office:value="50.925" calcext:value-type="float">
            <text:p>50.925</text:p>
          </table:table-cell>
          <table:table-cell office:value-type="float" office:value="17.7" calcext:value-type="float">
            <text:p>17.7</text:p>
          </table:table-cell>
          <table:table-cell office:value-type="float" office:value="16.4" calcext:value-type="float">
            <text:p>16.40</text:p>
          </table:table-cell>
          <table:table-cell office:value-type="float" office:value="1061.7" calcext:value-type="float">
            <text:p>1061.70</text:p>
          </table:table-cell>
          <table:table-cell table:style-name="ce79" table:formula="of:=IF([.E24]&gt;0;[.F24]/[.E24]-1.0014;([.F24]-[.E24]))" office:value-type="percentage" office:value="-0.653830044182622" calcext:value-type="percentage">
            <text:p>-65.38%</text:p>
          </table:table-cell>
          <table:table-cell table:style-name="ce120" table:formula="of:=IF([.E24]&gt;0; IF([.E24]*1.25 &gt; [.F24];[.E24]*1.25; IF([.E24]*1.25^2 &gt; [.F24];[.E24]*1.25^2; IF([.E24]*1.25^3 &gt; [.F24];[.E24]*1.25^3; IF([.E24]*1.25^4 &gt; [.F24];[.E24]*1.25^4; IF([.E24]*1.25^5 &gt; [.F24];[.E24]*1.25^5; IF([.E24]*1.25^6 &gt; [.F24];[.E24]*1.25^6; IF([.E24]*1.25^7 &gt; [.F24]; [.E24]*1.25^7; IF([.E24]*1.25^8 &gt; [.F24]; [.E24]*1.25^8; IF([.E24]*1.25^9 &gt; [.F24]; [.E24]*1.25^9; [.E24]*1.25^10)))))))));IF(1.25 &gt; [.F24]-[.E24];1.25; IF(1.25^2 &gt; [.F24]-[.E24];1.25^2; IF(1.25^3 &gt; [.F24]-[.E24];1.25^3; IF(1.25^4 &gt; [.F24]-[.E24];1.25^4; IF(1.25^5 &gt; [.F24]-[.E24];1.25^5; IF(1.25^6 &gt; [.F24]-[.E24];1.25^6; IF(1.25^7 &gt; [.F24]-[.E24]; 1.25^7; IF(1.25^8 &gt; [.F24]-[.E24]; 1.25^8; IF(1.25^9 &gt; [.F24]-[.E24]; 1.25^9; IF(1.25^10 &gt; [.F24]-[.E24]; 1.25^10; IF(1.25^11 &gt; [.F24]-[.E24]; 1.25^11; IF(1.25^12 &gt; [.F24]-[.E24]; 1.25^12; IF(1.25^13 &gt; [.F24]-[.E24]; 1.25^13; IF(1.25^14 &gt; [.F24]-[.E24]; 1.25^14; IF(1.25^15 &gt; [.F24]-[.E24]; 1.25^15; IF(1.25^16 &gt; [.F24]-[.E24]; 1.25^16; IF(1.25^17 &gt; [.F24]-[.E24]; 1.25^17; IF(1.25^18 &gt; [.F24]-[.E24]; 1.25^18; IF(1.25^19 &gt; [.F24]-[.E24]; 1.25^19; 1.25^20))))))))))))))))))))" office:value-type="float" office:value="63.65625" calcext:value-type="float">
            <text:p>63.656</text:p>
          </table:table-cell>
          <table:table-cell table:style-name="ce162" table:formula="of:=IF([.F24]&lt;[.E24]*1.25; 0; [.J24]/1.25*0.92)" office:value-type="float" office:value="0" calcext:value-type="float">
            <text:p>0.000</text:p>
          </table:table-cell>
          <table:table-cell table:style-name="ce194" office:value-type="float" office:value="0" calcext:value-type="float">
            <text:p>0.000</text:p>
          </table:table-cell>
        </table:table-row>
        <table:table-row table:style-name="ro2">
          <table:covered-table-cell table:style-name="ce7"/>
          <table:covered-table-cell/>
          <table:table-cell office:value-type="string" calcext:value-type="string">
            <text:p>美的集团</text:p>
          </table:table-cell>
          <table:table-cell office:value-type="percentage" office:value="0.0132" calcext:value-type="percentage">
            <text:p>1.32%</text:p>
          </table:table-cell>
          <table:table-cell office:value-type="float" office:value="69.26" calcext:value-type="float">
            <text:p>69.260</text:p>
          </table:table-cell>
          <table:table-cell office:value-type="float" office:value="53.16" calcext:value-type="float">
            <text:p>53.16</text:p>
          </table:table-cell>
          <table:table-cell office:value-type="float" office:value="12.7" calcext:value-type="float">
            <text:p>12.70</text:p>
          </table:table-cell>
          <table:table-cell office:value-type="float" office:value="3720" calcext:value-type="float">
            <text:p>3720.00</text:p>
          </table:table-cell>
          <table:table-cell table:style-name="ce79" table:formula="of:=IF([.E25]&gt;0;[.F25]/[.E25]-1.0014;([.F25]-[.E25]))" office:value-type="percentage" office:value="-0.233857406872654" calcext:value-type="percentage">
            <text:p>-23.39%</text:p>
          </table:table-cell>
          <table:table-cell table:style-name="ce120" table:formula="of:=IF([.E25]&gt;0; IF([.E25]*1.25 &gt; [.F25];[.E25]*1.25; IF([.E25]*1.25^2 &gt; [.F25];[.E25]*1.25^2; IF([.E25]*1.25^3 &gt; [.F25];[.E25]*1.25^3; IF([.E25]*1.25^4 &gt; [.F25];[.E25]*1.25^4; IF([.E25]*1.25^5 &gt; [.F25];[.E25]*1.25^5; IF([.E25]*1.25^6 &gt; [.F25];[.E25]*1.25^6; IF([.E25]*1.25^7 &gt; [.F25]; [.E25]*1.25^7; IF([.E25]*1.25^8 &gt; [.F25]; [.E25]*1.25^8; IF([.E25]*1.25^9 &gt; [.F25]; [.E25]*1.25^9; [.E25]*1.25^10)))))))));IF(1.25 &gt; [.F25]-[.E25];1.25; IF(1.25^2 &gt; [.F25]-[.E25];1.25^2; IF(1.25^3 &gt; [.F25]-[.E25];1.25^3; IF(1.25^4 &gt; [.F25]-[.E25];1.25^4; IF(1.25^5 &gt; [.F25]-[.E25];1.25^5; IF(1.25^6 &gt; [.F25]-[.E25];1.25^6; IF(1.25^7 &gt; [.F25]-[.E25]; 1.25^7; IF(1.25^8 &gt; [.F25]-[.E25]; 1.25^8; IF(1.25^9 &gt; [.F25]-[.E25]; 1.25^9; IF(1.25^10 &gt; [.F25]-[.E25]; 1.25^10; IF(1.25^11 &gt; [.F25]-[.E25]; 1.25^11; IF(1.25^12 &gt; [.F25]-[.E25]; 1.25^12; IF(1.25^13 &gt; [.F25]-[.E25]; 1.25^13; IF(1.25^14 &gt; [.F25]-[.E25]; 1.25^14; IF(1.25^15 &gt; [.F25]-[.E25]; 1.25^15; IF(1.25^16 &gt; [.F25]-[.E25]; 1.25^16; IF(1.25^17 &gt; [.F25]-[.E25]; 1.25^17; IF(1.25^18 &gt; [.F25]-[.E25]; 1.25^18; IF(1.25^19 &gt; [.F25]-[.E25]; 1.25^19; 1.25^20))))))))))))))))))))" office:value-type="float" office:value="86.575" calcext:value-type="float">
            <text:p>86.575</text:p>
          </table:table-cell>
          <table:table-cell table:style-name="ce162" table:formula="of:=IF([.F25]&lt;[.E25]*1.25; 0; [.J25]/1.25*0.92)" office:value-type="float" office:value="0" calcext:value-type="float">
            <text:p>0.000</text:p>
          </table:table-cell>
          <table:table-cell table:style-name="ce194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农林牧渔</text:p>
          </table:table-cell>
          <table:table-cell table:style-name="ce13" office:value-type="percentage" office:value="0.0105" calcext:value-type="percentage">
            <text:p>1.05%</text:p>
          </table:table-cell>
          <table:table-cell office:value-type="string" calcext:value-type="string">
            <text:p>生物股份</text:p>
          </table:table-cell>
          <table:table-cell office:value-type="percentage" office:value="0.0105" calcext:value-type="percentage">
            <text:p>1.05%</text:p>
          </table:table-cell>
          <table:table-cell office:value-type="float" office:value="17.495" calcext:value-type="float">
            <text:p>17.495</text:p>
          </table:table-cell>
          <table:table-cell office:value-type="float" office:value="8.68" calcext:value-type="float">
            <text:p>8.68</text:p>
          </table:table-cell>
          <table:table-cell office:value-type="float" office:value="38.8" calcext:value-type="float">
            <text:p>38.80</text:p>
          </table:table-cell>
          <table:table-cell office:value-type="float" office:value="97.75" calcext:value-type="float">
            <text:p>97.75</text:p>
          </table:table-cell>
          <table:table-cell table:style-name="ce80" table:formula="of:=IF([.E26]&gt;0;[.F26]/[.E26]-1.0014;([.F26]-[.E26]))" office:value-type="percentage" office:value="-0.505258245212918" calcext:value-type="percentage">
            <text:p>-50.53%</text:p>
          </table:table-cell>
          <table:table-cell table:style-name="ce121" table:formula="of:=IF([.E26]&gt;0; IF([.E26]*1.25 &gt; [.F26];[.E26]*1.25; IF([.E26]*1.25^2 &gt; [.F26];[.E26]*1.25^2; IF([.E26]*1.25^3 &gt; [.F26];[.E26]*1.25^3; IF([.E26]*1.25^4 &gt; [.F26];[.E26]*1.25^4; IF([.E26]*1.25^5 &gt; [.F26];[.E26]*1.25^5; IF([.E26]*1.25^6 &gt; [.F26];[.E26]*1.25^6; IF([.E26]*1.25^7 &gt; [.F26]; [.E26]*1.25^7; IF([.E26]*1.25^8 &gt; [.F26]; [.E26]*1.25^8; IF([.E26]*1.25^9 &gt; [.F26]; [.E26]*1.25^9; [.E26]*1.25^10)))))))));IF(1.25 &gt; [.F26]-[.E26];1.25; IF(1.25^2 &gt; [.F26]-[.E26];1.25^2; IF(1.25^3 &gt; [.F26]-[.E26];1.25^3; IF(1.25^4 &gt; [.F26]-[.E26];1.25^4; IF(1.25^5 &gt; [.F26]-[.E26];1.25^5; IF(1.25^6 &gt; [.F26]-[.E26];1.25^6; IF(1.25^7 &gt; [.F26]-[.E26]; 1.25^7; IF(1.25^8 &gt; [.F26]-[.E26]; 1.25^8; IF(1.25^9 &gt; [.F26]-[.E26]; 1.25^9; IF(1.25^10 &gt; [.F26]-[.E26]; 1.25^10; IF(1.25^11 &gt; [.F26]-[.E26]; 1.25^11; IF(1.25^12 &gt; [.F26]-[.E26]; 1.25^12; IF(1.25^13 &gt; [.F26]-[.E26]; 1.25^13; IF(1.25^14 &gt; [.F26]-[.E26]; 1.25^14; IF(1.25^15 &gt; [.F26]-[.E26]; 1.25^15; IF(1.25^16 &gt; [.F26]-[.E26]; 1.25^16; IF(1.25^17 &gt; [.F26]-[.E26]; 1.25^17; IF(1.25^18 &gt; [.F26]-[.E26]; 1.25^18; IF(1.25^19 &gt; [.F26]-[.E26]; 1.25^19; 1.25^20))))))))))))))))))))" office:value-type="float" office:value="21.86875" calcext:value-type="float">
            <text:p>21.869</text:p>
          </table:table-cell>
          <table:table-cell table:style-name="ce163" table:formula="of:=IF([.F26]&lt;[.E26]*1.25; 0; [.J26]/1.25*0.92)" office:value-type="float" office:value="0" calcext:value-type="float">
            <text:p>0.000</text:p>
          </table:table-cell>
          <table:table-cell table:style-name="ce195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旅游及消闲设施</text:p>
          </table:table-cell>
          <table:table-cell table:style-name="ce13" office:value-type="percentage" office:value="0.0123" calcext:value-type="percentage">
            <text:p>1.23%</text:p>
          </table:table-cell>
          <table:table-cell office:value-type="string" calcext:value-type="string">
            <text:p>澳博控股</text:p>
          </table:table-cell>
          <table:table-cell office:value-type="percentage" office:value="0.0123" calcext:value-type="percentage">
            <text:p>1.23%</text:p>
          </table:table-cell>
          <table:table-cell office:value-type="float" office:value="5.596" calcext:value-type="float">
            <text:p>5.596</text:p>
          </table:table-cell>
          <table:table-cell office:value-type="float" office:value="2.9" calcext:value-type="float">
            <text:p>2.9</text:p>
          </table:table-cell>
          <table:table-cell office:value-type="string" calcext:value-type="string">
            <text:p>-</text:p>
          </table:table-cell>
          <table:table-cell office:value-type="float" office:value="164.8" calcext:value-type="float">
            <text:p>164.80</text:p>
          </table:table-cell>
          <table:table-cell table:style-name="ce81" table:formula="of:=IF([.E27]&gt;0;[.F27]/[.E27]-1.0014;([.F27]-[.E27]))" office:value-type="percentage" office:value="-0.483172694781987" calcext:value-type="percentage">
            <text:p>-48.32%</text:p>
          </table:table-cell>
          <table:table-cell table:style-name="ce123" table:formula="of:=IF([.E27]&gt;0; IF([.E27]*1.25 &gt; [.F27];[.E27]*1.25; IF([.E27]*1.25^2 &gt; [.F27];[.E27]*1.25^2; IF([.E27]*1.25^3 &gt; [.F27];[.E27]*1.25^3; IF([.E27]*1.25^4 &gt; [.F27];[.E27]*1.25^4; IF([.E27]*1.25^5 &gt; [.F27];[.E27]*1.25^5; IF([.E27]*1.25^6 &gt; [.F27];[.E27]*1.25^6; IF([.E27]*1.25^7 &gt; [.F27]; [.E27]*1.25^7; IF([.E27]*1.25^8 &gt; [.F27]; [.E27]*1.25^8; IF([.E27]*1.25^9 &gt; [.F27]; [.E27]*1.25^9; [.E27]*1.25^10)))))))));IF(1.25 &gt; [.F27]-[.E27];1.25; IF(1.25^2 &gt; [.F27]-[.E27];1.25^2; IF(1.25^3 &gt; [.F27]-[.E27];1.25^3; IF(1.25^4 &gt; [.F27]-[.E27];1.25^4; IF(1.25^5 &gt; [.F27]-[.E27];1.25^5; IF(1.25^6 &gt; [.F27]-[.E27];1.25^6; IF(1.25^7 &gt; [.F27]-[.E27]; 1.25^7; IF(1.25^8 &gt; [.F27]-[.E27]; 1.25^8; IF(1.25^9 &gt; [.F27]-[.E27]; 1.25^9; IF(1.25^10 &gt; [.F27]-[.E27]; 1.25^10; IF(1.25^11 &gt; [.F27]-[.E27]; 1.25^11; IF(1.25^12 &gt; [.F27]-[.E27]; 1.25^12; IF(1.25^13 &gt; [.F27]-[.E27]; 1.25^13; IF(1.25^14 &gt; [.F27]-[.E27]; 1.25^14; IF(1.25^15 &gt; [.F27]-[.E27]; 1.25^15; IF(1.25^16 &gt; [.F27]-[.E27]; 1.25^16; IF(1.25^17 &gt; [.F27]-[.E27]; 1.25^17; IF(1.25^18 &gt; [.F27]-[.E27]; 1.25^18; IF(1.25^19 &gt; [.F27]-[.E27]; 1.25^19; 1.25^20))))))))))))))))))))" office:value-type="float" office:value="6.995" calcext:value-type="float">
            <text:p>6.995</text:p>
          </table:table-cell>
          <table:table-cell table:style-name="ce162" table:formula="of:=IF([.F27]&lt;[.E27]*1.25; 0; [.J27]/1.25*0.92)" office:value-type="float" office:value="0" calcext:value-type="float">
            <text:p>0.000</text:p>
          </table:table-cell>
          <table:table-cell table:style-name="ce198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采掘</text:p>
          </table:table-cell>
          <table:table-cell table:style-name="ce13" office:value-type="percentage" office:value="0.0324" calcext:value-type="percentage">
            <text:p>3.24%</text:p>
          </table:table-cell>
          <table:table-cell office:value-type="string" calcext:value-type="string">
            <text:p>陕西煤业</text:p>
          </table:table-cell>
          <table:table-cell office:value-type="percentage" office:value="0.0324" calcext:value-type="percentage">
            <text:p>3.24%</text:p>
          </table:table-cell>
          <table:table-cell office:value-type="float" office:value="9.052" calcext:value-type="float">
            <text:p>9.052</text:p>
          </table:table-cell>
          <table:table-cell office:value-type="float" office:value="20.91" calcext:value-type="float">
            <text:p>20.91</text:p>
          </table:table-cell>
          <table:table-cell table:style-name="ce47" office:value-type="float" office:value="8.64" calcext:value-type="float">
            <text:p>8.64</text:p>
          </table:table-cell>
          <table:table-cell office:value-type="float" office:value="2027" calcext:value-type="float">
            <text:p>2027.00</text:p>
          </table:table-cell>
          <table:table-cell table:style-name="ce107" table:formula="of:=IF([.E28]&gt;0;[.F28]/[.E28]-1.0014;([.F28]-[.E28]))" office:value-type="percentage" office:value="1.30858674326116" calcext:value-type="percentage">
            <text:p>130.86%</text:p>
          </table:table-cell>
          <table:table-cell table:formula="of:=IF([.E28]&gt;0; IF([.E28]*1.25 &gt; [.F28];[.E28]*1.25; IF([.E28]*1.25^2 &gt; [.F28];[.E28]*1.25^2; IF([.E28]*1.25^3 &gt; [.F28];[.E28]*1.25^3; IF([.E28]*1.25^4 &gt; [.F28];[.E28]*1.25^4; IF([.E28]*1.25^5 &gt; [.F28];[.E28]*1.25^5; IF([.E28]*1.25^6 &gt; [.F28];[.E28]*1.25^6; IF([.E28]*1.25^7 &gt; [.F28]; [.E28]*1.25^7; IF([.E28]*1.25^8 &gt; [.F28]; [.E28]*1.25^8; IF([.E28]*1.25^9 &gt; [.F28]; [.E28]*1.25^9; [.E28]*1.25^10)))))))));IF(1.25 &gt; [.F28]-[.E28];1.25; IF(1.25^2 &gt; [.F28]-[.E28];1.25^2; IF(1.25^3 &gt; [.F28]-[.E28];1.25^3; IF(1.25^4 &gt; [.F28]-[.E28];1.25^4; IF(1.25^5 &gt; [.F28]-[.E28];1.25^5; IF(1.25^6 &gt; [.F28]-[.E28];1.25^6; IF(1.25^7 &gt; [.F28]-[.E28]; 1.25^7; IF(1.25^8 &gt; [.F28]-[.E28]; 1.25^8; IF(1.25^9 &gt; [.F28]-[.E28]; 1.25^9; IF(1.25^10 &gt; [.F28]-[.E28]; 1.25^10; IF(1.25^11 &gt; [.F28]-[.E28]; 1.25^11; IF(1.25^12 &gt; [.F28]-[.E28]; 1.25^12; IF(1.25^13 &gt; [.F28]-[.E28]; 1.25^13; IF(1.25^14 &gt; [.F28]-[.E28]; 1.25^14; IF(1.25^15 &gt; [.F28]-[.E28]; 1.25^15; IF(1.25^16 &gt; [.F28]-[.E28]; 1.25^16; IF(1.25^17 &gt; [.F28]-[.E28]; 1.25^17; IF(1.25^18 &gt; [.F28]-[.E28]; 1.25^18; IF(1.25^19 &gt; [.F28]-[.E28]; 1.25^19; 1.25^20))))))))))))))))))))" office:value-type="float" office:value="22.099609375" calcext:value-type="float">
            <text:p>22.100</text:p>
          </table:table-cell>
          <table:table-cell table:style-name="ce162" table:formula="of:=IF([.F28]&lt;[.E28]*1.25; 0; [.J28]/1.25*0.92)" office:value-type="float" office:value="16.2653125" calcext:value-type="float">
            <text:p>16.265</text:p>
          </table:table-cell>
          <table:table-cell table:style-name="ce203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6">
            <text:p>港股抄作业</text:p>
          </table:table-cell>
          <table:table-cell table:style-name="ce13" office:value-type="percentage" office:value="0.0878" calcext:value-type="percentage" table:number-columns-spanned="1" table:number-rows-spanned="6">
            <text:p>8.78%</text:p>
          </table:table-cell>
          <table:table-cell office:value-type="string" calcext:value-type="string">
            <text:p>中国海洋石油</text:p>
          </table:table-cell>
          <table:table-cell office:value-type="percentage" office:value="0.016" calcext:value-type="percentage">
            <text:p>1.60%</text:p>
          </table:table-cell>
          <table:table-cell office:value-type="float" office:value="8.217" calcext:value-type="float">
            <text:p>8.217</text:p>
          </table:table-cell>
          <table:table-cell office:value-type="float" office:value="10" calcext:value-type="float">
            <text:p>10</text:p>
          </table:table-cell>
          <table:table-cell table:style-name="ce47" office:value-type="float" office:value="4.3" calcext:value-type="float">
            <text:p>4.30</text:p>
          </table:table-cell>
          <table:table-cell office:value-type="float" office:value="4763.7" calcext:value-type="float">
            <text:p>4763.70</text:p>
          </table:table-cell>
          <table:table-cell table:style-name="ce84" table:formula="of:=IF([.E29]&gt;0;[.F29]/[.E29]-1.0014;([.F29]-[.E29]))" office:value-type="percentage" office:value="0.215589168796398" calcext:value-type="percentage">
            <text:p>21.56%</text:p>
          </table:table-cell>
          <table:table-cell table:style-name="ce127" table:formula="of:=IF([.E29]&gt;0; IF([.E29]*1.25 &gt; [.F29];[.E29]*1.25; IF([.E29]*1.25^2 &gt; [.F29];[.E29]*1.25^2; IF([.E29]*1.25^3 &gt; [.F29];[.E29]*1.25^3; IF([.E29]*1.25^4 &gt; [.F29];[.E29]*1.25^4; IF([.E29]*1.25^5 &gt; [.F29];[.E29]*1.25^5; IF([.E29]*1.25^6 &gt; [.F29];[.E29]*1.25^6; IF([.E29]*1.25^7 &gt; [.F29]; [.E29]*1.25^7; IF([.E29]*1.25^8 &gt; [.F29]; [.E29]*1.25^8; IF([.E29]*1.25^9 &gt; [.F29]; [.E29]*1.25^9; [.E29]*1.25^10)))))))));IF(1.25 &gt; [.F29]-[.E29];1.25; IF(1.25^2 &gt; [.F29]-[.E29];1.25^2; IF(1.25^3 &gt; [.F29]-[.E29];1.25^3; IF(1.25^4 &gt; [.F29]-[.E29];1.25^4; IF(1.25^5 &gt; [.F29]-[.E29];1.25^5; IF(1.25^6 &gt; [.F29]-[.E29];1.25^6; IF(1.25^7 &gt; [.F29]-[.E29]; 1.25^7; IF(1.25^8 &gt; [.F29]-[.E29]; 1.25^8; IF(1.25^9 &gt; [.F29]-[.E29]; 1.25^9; IF(1.25^10 &gt; [.F29]-[.E29]; 1.25^10; IF(1.25^11 &gt; [.F29]-[.E29]; 1.25^11; IF(1.25^12 &gt; [.F29]-[.E29]; 1.25^12; IF(1.25^13 &gt; [.F29]-[.E29]; 1.25^13; IF(1.25^14 &gt; [.F29]-[.E29]; 1.25^14; IF(1.25^15 &gt; [.F29]-[.E29]; 1.25^15; IF(1.25^16 &gt; [.F29]-[.E29]; 1.25^16; IF(1.25^17 &gt; [.F29]-[.E29]; 1.25^17; IF(1.25^18 &gt; [.F29]-[.E29]; 1.25^18; IF(1.25^19 &gt; [.F29]-[.E29]; 1.25^19; 1.25^20))))))))))))))))))))" office:value-type="float" office:value="10.27125" calcext:value-type="float">
            <text:p>10.271</text:p>
          </table:table-cell>
          <table:table-cell table:style-name="ce164" table:formula="of:=IF([.F29]&lt;[.E29]*1.25; 0; [.J29]/1.25*0.92)" office:value-type="float" office:value="0" calcext:value-type="float">
            <text:p>0.000</text:p>
          </table:table-cell>
          <table:table-cell table:style-name="ce202" office:value-type="float" office:value="0" calcext:value-type="float">
            <text:p>0.000</text:p>
          </table:table-cell>
        </table:table-row>
        <table:table-row table:style-name="ro2">
          <table:covered-table-cell table:style-name="ce6"/>
          <table:covered-table-cell/>
          <table:table-cell office:value-type="string" calcext:value-type="string">
            <text:p>中国移动</text:p>
          </table:table-cell>
          <table:table-cell office:value-type="percentage" office:value="0.0279" calcext:value-type="percentage">
            <text:p>2.79%</text:p>
          </table:table-cell>
          <table:table-cell office:value-type="float" office:value="47.955" calcext:value-type="float">
            <text:p>47.955</text:p>
          </table:table-cell>
          <table:table-cell office:value-type="float" office:value="52.5" calcext:value-type="float">
            <text:p>52.5</text:p>
          </table:table-cell>
          <table:table-cell table:style-name="ce47" office:value-type="float" office:value="7.31" calcext:value-type="float">
            <text:p>7.31</text:p>
          </table:table-cell>
          <table:table-cell office:value-type="float" office:value="11000" calcext:value-type="float">
            <text:p>11000.00</text:p>
          </table:table-cell>
          <table:table-cell table:style-name="ce85" table:formula="of:=IF([.E30]&gt;0;[.F30]/[.E30]-1.0014;([.F30]-[.E30]))" office:value-type="percentage" office:value="0.0933763528307787" calcext:value-type="percentage">
            <text:p>9.34%</text:p>
          </table:table-cell>
          <table:table-cell table:style-name="ce128" table:formula="of:=IF([.E30]&gt;0; IF([.E30]*1.25 &gt; [.F30];[.E30]*1.25; IF([.E30]*1.25^2 &gt; [.F30];[.E30]*1.25^2; IF([.E30]*1.25^3 &gt; [.F30];[.E30]*1.25^3; IF([.E30]*1.25^4 &gt; [.F30];[.E30]*1.25^4; IF([.E30]*1.25^5 &gt; [.F30];[.E30]*1.25^5; IF([.E30]*1.25^6 &gt; [.F30];[.E30]*1.25^6; IF([.E30]*1.25^7 &gt; [.F30]; [.E30]*1.25^7; IF([.E30]*1.25^8 &gt; [.F30]; [.E30]*1.25^8; IF([.E30]*1.25^9 &gt; [.F30]; [.E30]*1.25^9; [.E30]*1.25^10)))))))));IF(1.25 &gt; [.F30]-[.E30];1.25; IF(1.25^2 &gt; [.F30]-[.E30];1.25^2; IF(1.25^3 &gt; [.F30]-[.E30];1.25^3; IF(1.25^4 &gt; [.F30]-[.E30];1.25^4; IF(1.25^5 &gt; [.F30]-[.E30];1.25^5; IF(1.25^6 &gt; [.F30]-[.E30];1.25^6; IF(1.25^7 &gt; [.F30]-[.E30]; 1.25^7; IF(1.25^8 &gt; [.F30]-[.E30]; 1.25^8; IF(1.25^9 &gt; [.F30]-[.E30]; 1.25^9; IF(1.25^10 &gt; [.F30]-[.E30]; 1.25^10; IF(1.25^11 &gt; [.F30]-[.E30]; 1.25^11; IF(1.25^12 &gt; [.F30]-[.E30]; 1.25^12; IF(1.25^13 &gt; [.F30]-[.E30]; 1.25^13; IF(1.25^14 &gt; [.F30]-[.E30]; 1.25^14; IF(1.25^15 &gt; [.F30]-[.E30]; 1.25^15; IF(1.25^16 &gt; [.F30]-[.E30]; 1.25^16; IF(1.25^17 &gt; [.F30]-[.E30]; 1.25^17; IF(1.25^18 &gt; [.F30]-[.E30]; 1.25^18; IF(1.25^19 &gt; [.F30]-[.E30]; 1.25^19; 1.25^20))))))))))))))))))))" office:value-type="float" office:value="59.94375" calcext:value-type="float">
            <text:p>59.944</text:p>
          </table:table-cell>
          <table:table-cell table:style-name="ce166" table:formula="of:=IF([.F30]&lt;[.E30]*1.25; 0; [.J30]/1.25*0.92)" office:value-type="float" office:value="0" calcext:value-type="float">
            <text:p>0.000</text:p>
          </table:table-cell>
          <table:table-cell table:style-name="ce202"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北京控股</text:p>
          </table:table-cell>
          <table:table-cell office:value-type="percentage" office:value="0.0133" calcext:value-type="percentage">
            <text:p>1.33%</text:p>
          </table:table-cell>
          <table:table-cell office:value-type="float" office:value="24.955" calcext:value-type="float">
            <text:p>24.955</text:p>
          </table:table-cell>
          <table:table-cell office:value-type="float" office:value="25.05" calcext:value-type="float">
            <text:p>25.05</text:p>
          </table:table-cell>
          <table:table-cell table:style-name="ce47" office:value-type="float" office:value="3.19" calcext:value-type="float">
            <text:p>3.19</text:p>
          </table:table-cell>
          <table:table-cell office:value-type="float" office:value="315.9" calcext:value-type="float">
            <text:p>315.90</text:p>
          </table:table-cell>
          <table:table-cell table:style-name="ce107" table:formula="of:=IF([.E31]&gt;0;[.F31]/[.E31]-1.0014;([.F31]-[.E31]))" office:value-type="percentage" office:value="0.00240685233420157" calcext:value-type="percentage">
            <text:p>0.24%</text:p>
          </table:table-cell>
          <table:table-cell table:formula="of:=IF([.E31]&gt;0; IF([.E31]*1.25 &gt; [.F31];[.E31]*1.25; IF([.E31]*1.25^2 &gt; [.F31];[.E31]*1.25^2; IF([.E31]*1.25^3 &gt; [.F31];[.E31]*1.25^3; IF([.E31]*1.25^4 &gt; [.F31];[.E31]*1.25^4; IF([.E31]*1.25^5 &gt; [.F31];[.E31]*1.25^5; IF([.E31]*1.25^6 &gt; [.F31];[.E31]*1.25^6; IF([.E31]*1.25^7 &gt; [.F31]; [.E31]*1.25^7; IF([.E31]*1.25^8 &gt; [.F31]; [.E31]*1.25^8; IF([.E31]*1.25^9 &gt; [.F31]; [.E31]*1.25^9; [.E31]*1.25^10)))))))));IF(1.25 &gt; [.F31]-[.E31];1.25; IF(1.25^2 &gt; [.F31]-[.E31];1.25^2; IF(1.25^3 &gt; [.F31]-[.E31];1.25^3; IF(1.25^4 &gt; [.F31]-[.E31];1.25^4; IF(1.25^5 &gt; [.F31]-[.E31];1.25^5; IF(1.25^6 &gt; [.F31]-[.E31];1.25^6; IF(1.25^7 &gt; [.F31]-[.E31]; 1.25^7; IF(1.25^8 &gt; [.F31]-[.E31]; 1.25^8; IF(1.25^9 &gt; [.F31]-[.E31]; 1.25^9; IF(1.25^10 &gt; [.F31]-[.E31]; 1.25^10; IF(1.25^11 &gt; [.F31]-[.E31]; 1.25^11; IF(1.25^12 &gt; [.F31]-[.E31]; 1.25^12; IF(1.25^13 &gt; [.F31]-[.E31]; 1.25^13; IF(1.25^14 &gt; [.F31]-[.E31]; 1.25^14; IF(1.25^15 &gt; [.F31]-[.E31]; 1.25^15; IF(1.25^16 &gt; [.F31]-[.E31]; 1.25^16; IF(1.25^17 &gt; [.F31]-[.E31]; 1.25^17; IF(1.25^18 &gt; [.F31]-[.E31]; 1.25^18; IF(1.25^19 &gt; [.F31]-[.E31]; 1.25^19; 1.25^20))))))))))))))))))))" office:value-type="float" office:value="31.19375" calcext:value-type="float">
            <text:p>31.194</text:p>
          </table:table-cell>
          <table:table-cell table:style-name="ce167" table:formula="of:=IF([.F31]&lt;[.E31]*1.25; 0; [.J31]/1.25*0.92)" office:value-type="float" office:value="0" calcext:value-type="float">
            <text:p>0.000</text:p>
          </table:table-cell>
          <table:table-cell table:style-name="ce202"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中石化冠德</text:p>
          </table:table-cell>
          <table:table-cell office:value-type="percentage" office:value="0.013" calcext:value-type="percentage">
            <text:p>1.30%</text:p>
          </table:table-cell>
          <table:table-cell office:value-type="float" office:value="2.751" calcext:value-type="float">
            <text:p>2.751</text:p>
          </table:table-cell>
          <table:table-cell office:value-type="float" office:value="2.44" calcext:value-type="float">
            <text:p>2.44</text:p>
          </table:table-cell>
          <table:table-cell table:style-name="ce47" office:value-type="float" office:value="5.78" calcext:value-type="float">
            <text:p>5.78</text:p>
          </table:table-cell>
          <table:table-cell office:value-type="float" office:value="60.66" calcext:value-type="float">
            <text:p>60.66</text:p>
          </table:table-cell>
          <table:table-cell table:style-name="ce107" table:formula="of:=IF([.E32]&gt;0;[.F32]/[.E32]-1.0014;([.F32]-[.E32]))" office:value-type="percentage" office:value="-0.114449800072701" calcext:value-type="percentage">
            <text:p>-11.44%</text:p>
          </table:table-cell>
          <table:table-cell table:formula="of:=IF([.E32]&gt;0; IF([.E32]*1.25 &gt; [.F32];[.E32]*1.25; IF([.E32]*1.25^2 &gt; [.F32];[.E32]*1.25^2; IF([.E32]*1.25^3 &gt; [.F32];[.E32]*1.25^3; IF([.E32]*1.25^4 &gt; [.F32];[.E32]*1.25^4; IF([.E32]*1.25^5 &gt; [.F32];[.E32]*1.25^5; IF([.E32]*1.25^6 &gt; [.F32];[.E32]*1.25^6; IF([.E32]*1.25^7 &gt; [.F32]; [.E32]*1.25^7; IF([.E32]*1.25^8 &gt; [.F32]; [.E32]*1.25^8; IF([.E32]*1.25^9 &gt; [.F32]; [.E32]*1.25^9; [.E32]*1.25^10)))))))));IF(1.25 &gt; [.F32]-[.E32];1.25; IF(1.25^2 &gt; [.F32]-[.E32];1.25^2; IF(1.25^3 &gt; [.F32]-[.E32];1.25^3; IF(1.25^4 &gt; [.F32]-[.E32];1.25^4; IF(1.25^5 &gt; [.F32]-[.E32];1.25^5; IF(1.25^6 &gt; [.F32]-[.E32];1.25^6; IF(1.25^7 &gt; [.F32]-[.E32]; 1.25^7; IF(1.25^8 &gt; [.F32]-[.E32]; 1.25^8; IF(1.25^9 &gt; [.F32]-[.E32]; 1.25^9; IF(1.25^10 &gt; [.F32]-[.E32]; 1.25^10; IF(1.25^11 &gt; [.F32]-[.E32]; 1.25^11; IF(1.25^12 &gt; [.F32]-[.E32]; 1.25^12; IF(1.25^13 &gt; [.F32]-[.E32]; 1.25^13; IF(1.25^14 &gt; [.F32]-[.E32]; 1.25^14; IF(1.25^15 &gt; [.F32]-[.E32]; 1.25^15; IF(1.25^16 &gt; [.F32]-[.E32]; 1.25^16; IF(1.25^17 &gt; [.F32]-[.E32]; 1.25^17; IF(1.25^18 &gt; [.F32]-[.E32]; 1.25^18; IF(1.25^19 &gt; [.F32]-[.E32]; 1.25^19; 1.25^20))))))))))))))))))))" office:value-type="float" office:value="3.43875" calcext:value-type="float">
            <text:p>3.439</text:p>
          </table:table-cell>
          <table:table-cell table:style-name="ce167" table:formula="of:=IF([.F32]&lt;[.E32]*1.25; 0; [.J32]/1.25*0.92)" office:value-type="float" office:value="0" calcext:value-type="float">
            <text:p>0.000</text:p>
          </table:table-cell>
          <table:table-cell table:style-name="ce202"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中国神华</text:p>
          </table:table-cell>
          <table:table-cell office:value-type="percentage" office:value="0.0091" calcext:value-type="percentage">
            <text:p>0.91%</text:p>
          </table:table-cell>
          <table:table-cell office:value-type="float" office:value="14.734" calcext:value-type="float">
            <text:p>14.734</text:p>
          </table:table-cell>
          <table:table-cell table:style-name="ce40" office:value-type="float" office:value="22.75" calcext:value-type="float">
            <text:p>22.75</text:p>
          </table:table-cell>
          <table:table-cell table:style-name="ce47" office:value-type="float" office:value="6.15" calcext:value-type="float">
            <text:p>6.15</text:p>
          </table:table-cell>
          <table:table-cell office:value-type="float" office:value="4520.1" calcext:value-type="float">
            <text:p>4520.10</text:p>
          </table:table-cell>
          <table:table-cell table:style-name="ce107" table:formula="of:=IF([.E33]&gt;0;[.F33]/[.E33]-1.0014;([.F33]-[.E33]))" office:value-type="percentage" office:value="0.54264778064341" calcext:value-type="percentage">
            <text:p>54.26%</text:p>
          </table:table-cell>
          <table:table-cell table:formula="of:=IF([.E33]&gt;0; IF([.E33]*1.25 &gt; [.F33];[.E33]*1.25; IF([.E33]*1.25^2 &gt; [.F33];[.E33]*1.25^2; IF([.E33]*1.25^3 &gt; [.F33];[.E33]*1.25^3; IF([.E33]*1.25^4 &gt; [.F33];[.E33]*1.25^4; IF([.E33]*1.25^5 &gt; [.F33];[.E33]*1.25^5; IF([.E33]*1.25^6 &gt; [.F33];[.E33]*1.25^6; IF([.E33]*1.25^7 &gt; [.F33]; [.E33]*1.25^7; IF([.E33]*1.25^8 &gt; [.F33]; [.E33]*1.25^8; IF([.E33]*1.25^9 &gt; [.F33]; [.E33]*1.25^9; [.E33]*1.25^10)))))))));IF(1.25 &gt; [.F33]-[.E33];1.25; IF(1.25^2 &gt; [.F33]-[.E33];1.25^2; IF(1.25^3 &gt; [.F33]-[.E33];1.25^3; IF(1.25^4 &gt; [.F33]-[.E33];1.25^4; IF(1.25^5 &gt; [.F33]-[.E33];1.25^5; IF(1.25^6 &gt; [.F33]-[.E33];1.25^6; IF(1.25^7 &gt; [.F33]-[.E33]; 1.25^7; IF(1.25^8 &gt; [.F33]-[.E33]; 1.25^8; IF(1.25^9 &gt; [.F33]-[.E33]; 1.25^9; IF(1.25^10 &gt; [.F33]-[.E33]; 1.25^10; IF(1.25^11 &gt; [.F33]-[.E33]; 1.25^11; IF(1.25^12 &gt; [.F33]-[.E33]; 1.25^12; IF(1.25^13 &gt; [.F33]-[.E33]; 1.25^13; IF(1.25^14 &gt; [.F33]-[.E33]; 1.25^14; IF(1.25^15 &gt; [.F33]-[.E33]; 1.25^15; IF(1.25^16 &gt; [.F33]-[.E33]; 1.25^16; IF(1.25^17 &gt; [.F33]-[.E33]; 1.25^17; IF(1.25^18 &gt; [.F33]-[.E33]; 1.25^18; IF(1.25^19 &gt; [.F33]-[.E33]; 1.25^19; 1.25^20))))))))))))))))))))" office:value-type="float" office:value="23.021875" calcext:value-type="float">
            <text:p>23.022</text:p>
          </table:table-cell>
          <table:table-cell table:style-name="ce167" table:formula="of:=IF([.F33]&lt;[.E33]*1.25; 0; [.J33]/1.25*0.92)" office:value-type="float" office:value="16.9441" calcext:value-type="float">
            <text:p>16.944</text:p>
          </table:table-cell>
          <table:table-cell table:style-name="ce202" office:value-type="float" office:value="21.18" calcext:value-type="float">
            <text:p>21.18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福寿园</text:p>
          </table:table-cell>
          <table:table-cell office:value-type="percentage" office:value="0.0085" calcext:value-type="percentage">
            <text:p>0.85%</text:p>
          </table:table-cell>
          <table:table-cell office:value-type="float" office:value="7.352" calcext:value-type="float">
            <text:p>7.352</text:p>
          </table:table-cell>
          <table:table-cell office:value-type="float" office:value="5.35" calcext:value-type="float">
            <text:p>5.35</text:p>
          </table:table-cell>
          <table:table-cell table:style-name="ce47" office:value-type="float" office:value="14.08" calcext:value-type="float">
            <text:p>14.08</text:p>
          </table:table-cell>
          <table:table-cell office:value-type="float" office:value="124.1" calcext:value-type="float">
            <text:p>124.10</text:p>
          </table:table-cell>
          <table:table-cell table:style-name="ce107" table:formula="of:=IF([.E34]&gt;0;[.F34]/[.E34]-1.0014;([.F34]-[.E34]))" office:value-type="percentage" office:value="-0.273706855277476" calcext:value-type="percentage">
            <text:p>-27.37%</text:p>
          </table:table-cell>
          <table:table-cell table:formula="of:=IF([.E34]&gt;0; IF([.E34]*1.25 &gt; [.F34];[.E34]*1.25; IF([.E34]*1.25^2 &gt; [.F34];[.E34]*1.25^2; IF([.E34]*1.25^3 &gt; [.F34];[.E34]*1.25^3; IF([.E34]*1.25^4 &gt; [.F34];[.E34]*1.25^4; IF([.E34]*1.25^5 &gt; [.F34];[.E34]*1.25^5; IF([.E34]*1.25^6 &gt; [.F34];[.E34]*1.25^6; IF([.E34]*1.25^7 &gt; [.F34]; [.E34]*1.25^7; IF([.E34]*1.25^8 &gt; [.F34]; [.E34]*1.25^8; IF([.E34]*1.25^9 &gt; [.F34]; [.E34]*1.25^9; [.E34]*1.25^10)))))))));IF(1.25 &gt; [.F34]-[.E34];1.25; IF(1.25^2 &gt; [.F34]-[.E34];1.25^2; IF(1.25^3 &gt; [.F34]-[.E34];1.25^3; IF(1.25^4 &gt; [.F34]-[.E34];1.25^4; IF(1.25^5 &gt; [.F34]-[.E34];1.25^5; IF(1.25^6 &gt; [.F34]-[.E34];1.25^6; IF(1.25^7 &gt; [.F34]-[.E34]; 1.25^7; IF(1.25^8 &gt; [.F34]-[.E34]; 1.25^8; IF(1.25^9 &gt; [.F34]-[.E34]; 1.25^9; IF(1.25^10 &gt; [.F34]-[.E34]; 1.25^10; IF(1.25^11 &gt; [.F34]-[.E34]; 1.25^11; IF(1.25^12 &gt; [.F34]-[.E34]; 1.25^12; IF(1.25^13 &gt; [.F34]-[.E34]; 1.25^13; IF(1.25^14 &gt; [.F34]-[.E34]; 1.25^14; IF(1.25^15 &gt; [.F34]-[.E34]; 1.25^15; IF(1.25^16 &gt; [.F34]-[.E34]; 1.25^16; IF(1.25^17 &gt; [.F34]-[.E34]; 1.25^17; IF(1.25^18 &gt; [.F34]-[.E34]; 1.25^18; IF(1.25^19 &gt; [.F34]-[.E34]; 1.25^19; 1.25^20))))))))))))))))))))" office:value-type="float" office:value="9.19" calcext:value-type="float">
            <text:p>9.190</text:p>
          </table:table-cell>
          <table:table-cell table:style-name="ce167" table:formula="of:=IF([.F34]&lt;[.E34]*1.25; 0; [.J34]/1.25*0.92)" office:value-type="float" office:value="0" calcext:value-type="float">
            <text:p>0.000</text:p>
          </table:table-cell>
          <table:table-cell table:style-name="ce202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美元</text:p>
          </table:table-cell>
          <table:covered-table-cell table:number-columns-repeated="4" table:style-name="Default"/>
          <table:covered-table-cell/>
          <table:covered-table-cell table:number-columns-repeated="6" table:style-name="Default"/>
        </table:table-row>
        <table:table-row table:style-name="ro2">
          <table:table-cell office:value-type="string" calcext:value-type="string">
            <text:p>净值</text:p>
          </table:table-cell>
          <table:table-cell table:style-name="ce17" office:value-type="float" office:value="1.616" calcext:value-type="float" table:number-columns-spanned="5" table:number-rows-spanned="1">
            <text:p>1.616</text:p>
          </table:table-cell>
          <table:covered-table-cell table:number-columns-repeated="3" table:style-name="Default"/>
          <table:covered-table-cell/>
          <table:table-cell table:style-name="ce1" office:value-type="string" calcext:value-type="string">
            <text:p>周涨幅</text:p>
          </table:table-cell>
          <table:table-cell table:style-name="ce55" office:value-type="percentage" office:value="0.0276" calcext:value-type="percentage" table:number-columns-spanned="5" table:number-rows-spanned="1">
            <text:p>2.76%</text:p>
          </table:table-cell>
          <table:covered-table-cell table:number-columns-repeated="4" table:style-name="Default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9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table:style-name="Default"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5">
          <table:table-cell table:style-name="ce9" office:value-type="string" calcext:value-type="string">
            <text:p>食品饮料</text:p>
          </table:table-cell>
          <table:table-cell table:style-name="ce23" office:value-type="percentage" office:value="0.082" calcext:value-type="percentage">
            <text:p>8.20%</text:p>
          </table:table-cell>
          <table:table-cell table:style-name="ce24" office:value-type="string" calcext:value-type="string">
            <text:p>古井贡B</text:p>
          </table:table-cell>
          <table:table-cell office:value-type="percentage" office:value="0.082" calcext:value-type="percentage">
            <text:p>8.20%</text:p>
          </table:table-cell>
          <table:table-cell table:style-name="ce30" office:value-type="float" office:value="92.537" calcext:value-type="float">
            <text:p>92.5370</text:p>
          </table:table-cell>
          <table:table-cell table:style-name="ce38" office:value-type="float" office:value="123.15" calcext:value-type="float">
            <text:p>123.1500</text:p>
          </table:table-cell>
          <table:table-cell office:value-type="float" office:value="20.45" calcext:value-type="float">
            <text:p>20.45</text:p>
          </table:table-cell>
          <table:table-cell office:value-type="float" office:value="651" calcext:value-type="float">
            <text:p>651.00</text:p>
          </table:table-cell>
          <table:table-cell table:style-name="ce88" table:formula="of:=IF([.E38]&gt;0;[.F38]/[.E38]-1.0014;([.F38]-[.E38]))" office:value-type="percentage" office:value="0.329419023741855" calcext:value-type="percentage">
            <text:p>32.94%</text:p>
          </table:table-cell>
          <table:table-cell table:style-name="ce129" table:formula="of:=IF([.E38]&gt;0; IF([.E38]*1.25 &gt; [.F38];[.E38]*1.25; IF([.E38]*1.25^2 &gt; [.F38];[.E38]*1.25^2; IF([.E38]*1.25^3 &gt; [.F38];[.E38]*1.25^3; IF([.E38]*1.25^4 &gt; [.F38];[.E38]*1.25^4; IF([.E38]*1.25^5 &gt; [.F38];[.E38]*1.25^5; IF([.E38]*1.25^6 &gt; [.F38];[.E38]*1.25^6; IF([.E38]*1.25^7 &gt; [.F38]; [.E38]*1.25^7; IF([.E38]*1.25^8 &gt; [.F38]; [.E38]*1.25^8; IF([.E38]*1.25^9 &gt; [.F38]; [.E38]*1.25^9; [.E38]*1.25^10)))))))));IF(1.25 &gt; [.F38]-[.E38];1.25; IF(1.25^2 &gt; [.F38]-[.E38];1.25^2; IF(1.25^3 &gt; [.F38]-[.E38];1.25^3; IF(1.25^4 &gt; [.F38]-[.E38];1.25^4; IF(1.25^5 &gt; [.F38]-[.E38];1.25^5; IF(1.25^6 &gt; [.F38]-[.E38];1.25^6; IF(1.25^7 &gt; [.F38]-[.E38]; 1.25^7; IF(1.25^8 &gt; [.F38]-[.E38]; 1.25^8; IF(1.25^9 &gt; [.F38]-[.E38]; 1.25^9; IF(1.25^10 &gt; [.F38]-[.E38]; 1.25^10; IF(1.25^11 &gt; [.F38]-[.E38]; 1.25^11; IF(1.25^12 &gt; [.F38]-[.E38]; 1.25^12; IF(1.25^13 &gt; [.F38]-[.E38]; 1.25^13; IF(1.25^14 &gt; [.F38]-[.E38]; 1.25^14; IF(1.25^15 &gt; [.F38]-[.E38]; 1.25^15; IF(1.25^16 &gt; [.F38]-[.E38]; 1.25^16; IF(1.25^17 &gt; [.F38]-[.E38]; 1.25^17; IF(1.25^18 &gt; [.F38]-[.E38]; 1.25^18; IF(1.25^19 &gt; [.F38]-[.E38]; 1.25^19; 1.25^20))))))))))))))))))))" office:value-type="float" office:value="144.5890625" calcext:value-type="float">
            <text:p>144.589</text:p>
          </table:table-cell>
          <table:table-cell table:style-name="ce168" table:formula="of:=IF([.F38]&lt;[.E38]*1.25; 0; [.J38]/1.25*0.92)" office:value-type="float" office:value="106.41755" calcext:value-type="float">
            <text:p>106.418</text:p>
          </table:table-cell>
          <table:table-cell table:style-name="ce205" office:value-type="float" office:value="0" calcext:value-type="float">
            <text:p>0.000</text:p>
          </table:table-cell>
        </table:table-row>
        <table:table-row table:style-name="ro2">
          <table:table-cell table:style-name="ce8" office:value-type="string" calcext:value-type="string" table:number-columns-spanned="1" table:number-rows-spanned="2">
            <text:p><text:s/>计算机及网络</text:p>
          </table:table-cell>
          <table:table-cell table:style-name="ce23" office:value-type="percentage" office:value="0.0072" calcext:value-type="percentage">
            <text:p>0.72%</text:p>
          </table:table-cell>
          <table:table-cell table:style-name="ce24" office:value-type="string" calcext:value-type="string">
            <text:p>挚文集团</text:p>
          </table:table-cell>
          <table:table-cell office:value-type="percentage" office:value="0.0072" calcext:value-type="percentage">
            <text:p>0.72%</text:p>
          </table:table-cell>
          <table:table-cell table:style-name="ce30" office:value-type="float" office:value="14.0931" calcext:value-type="float">
            <text:p>14.0931</text:p>
          </table:table-cell>
          <table:table-cell table:style-name="ce41" office:value-type="float" office:value="4.73" calcext:value-type="float">
            <text:p>4.7300</text:p>
          </table:table-cell>
          <table:table-cell office:value-type="string" calcext:value-type="string">
            <text:p>-</text:p>
          </table:table-cell>
          <table:table-cell office:value-type="float" office:value="9.26" calcext:value-type="float">
            <text:p>9.26</text:p>
          </table:table-cell>
          <table:table-cell table:formula="of:=IF([.E39]&gt;0;[.F39]/[.E39]-1.0014;([.F39]-[.E39]))" office:value-type="percentage" office:value="-0.6657747649559" calcext:value-type="percentage">
            <text:p>-66.58%</text:p>
          </table:table-cell>
          <table:table-cell table:style-name="ce106" table:formula="of:=IF([.E39]&gt;0; IF([.E39]*1.25 &gt; [.F39];[.E39]*1.25; IF([.E39]*1.25^2 &gt; [.F39];[.E39]*1.25^2; IF([.E39]*1.25^3 &gt; [.F39];[.E39]*1.25^3; IF([.E39]*1.25^4 &gt; [.F39];[.E39]*1.25^4; IF([.E39]*1.25^5 &gt; [.F39];[.E39]*1.25^5; IF([.E39]*1.25^6 &gt; [.F39];[.E39]*1.25^6; IF([.E39]*1.25^7 &gt; [.F39]; [.E39]*1.25^7; IF([.E39]*1.25^8 &gt; [.F39]; [.E39]*1.25^8; IF([.E39]*1.25^9 &gt; [.F39]; [.E39]*1.25^9; [.E39]*1.25^10)))))))));IF(1.25 &gt; [.F39]-[.E39];1.25; IF(1.25^2 &gt; [.F39]-[.E39];1.25^2; IF(1.25^3 &gt; [.F39]-[.E39];1.25^3; IF(1.25^4 &gt; [.F39]-[.E39];1.25^4; IF(1.25^5 &gt; [.F39]-[.E39];1.25^5; IF(1.25^6 &gt; [.F39]-[.E39];1.25^6; IF(1.25^7 &gt; [.F39]-[.E39]; 1.25^7; IF(1.25^8 &gt; [.F39]-[.E39]; 1.25^8; IF(1.25^9 &gt; [.F39]-[.E39]; 1.25^9; IF(1.25^10 &gt; [.F39]-[.E39]; 1.25^10; IF(1.25^11 &gt; [.F39]-[.E39]; 1.25^11; IF(1.25^12 &gt; [.F39]-[.E39]; 1.25^12; IF(1.25^13 &gt; [.F39]-[.E39]; 1.25^13; IF(1.25^14 &gt; [.F39]-[.E39]; 1.25^14; IF(1.25^15 &gt; [.F39]-[.E39]; 1.25^15; IF(1.25^16 &gt; [.F39]-[.E39]; 1.25^16; IF(1.25^17 &gt; [.F39]-[.E39]; 1.25^17; IF(1.25^18 &gt; [.F39]-[.E39]; 1.25^18; IF(1.25^19 &gt; [.F39]-[.E39]; 1.25^19; 1.25^20))))))))))))))))))))" office:value-type="float" office:value="17.616375" calcext:value-type="float">
            <text:p>17.616</text:p>
          </table:table-cell>
          <table:table-cell table:formula="of:=IF([.F39]&lt;[.E39]*1.25; 0; [.J39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style-name="ce9"/>
          <table:table-cell table:style-name="ce23" office:value-type="percentage" office:value="0.0376" calcext:value-type="percentage">
            <text:p>3.76%</text:p>
          </table:table-cell>
          <table:table-cell table:style-name="ce24" office:value-type="string" calcext:value-type="string">
            <text:p>Meta Platforms</text:p>
          </table:table-cell>
          <table:table-cell office:value-type="percentage" office:value="0.0376" calcext:value-type="percentage">
            <text:p>3.76%</text:p>
          </table:table-cell>
          <table:table-cell table:style-name="ce30" office:value-type="float" office:value="178.4199" calcext:value-type="float">
            <text:p>178.4199</text:p>
          </table:table-cell>
          <table:table-cell table:style-name="ce41" office:value-type="float" office:value="180.4" calcext:value-type="float">
            <text:p>180.4000</text:p>
          </table:table-cell>
          <table:table-cell office:value-type="float" office:value="14.43" calcext:value-type="float">
            <text:p>14.43</text:p>
          </table:table-cell>
          <table:table-cell office:value-type="float" office:value="4851.02" calcext:value-type="float">
            <text:p>4851.02</text:p>
          </table:table-cell>
          <table:table-cell table:formula="of:=IF([.E40]&gt;0;[.F40]/[.E40]-1.0014;([.F40]-[.E40]))" office:value-type="percentage" office:value="0.0096979772996173" calcext:value-type="percentage">
            <text:p>0.97%</text:p>
          </table:table-cell>
          <table:table-cell table:style-name="ce108" table:formula="of:=IF([.E40]&gt;0; IF([.E40]*1.25 &gt; [.F40];[.E40]*1.25; IF([.E40]*1.25^2 &gt; [.F40];[.E40]*1.25^2; IF([.E40]*1.25^3 &gt; [.F40];[.E40]*1.25^3; IF([.E40]*1.25^4 &gt; [.F40];[.E40]*1.25^4; IF([.E40]*1.25^5 &gt; [.F40];[.E40]*1.25^5; IF([.E40]*1.25^6 &gt; [.F40];[.E40]*1.25^6; IF([.E40]*1.25^7 &gt; [.F40]; [.E40]*1.25^7; IF([.E40]*1.25^8 &gt; [.F40]; [.E40]*1.25^8; IF([.E40]*1.25^9 &gt; [.F40]; [.E40]*1.25^9; [.E40]*1.25^10)))))))));IF(1.25 &gt; [.F40]-[.E40];1.25; IF(1.25^2 &gt; [.F40]-[.E40];1.25^2; IF(1.25^3 &gt; [.F40]-[.E40];1.25^3; IF(1.25^4 &gt; [.F40]-[.E40];1.25^4; IF(1.25^5 &gt; [.F40]-[.E40];1.25^5; IF(1.25^6 &gt; [.F40]-[.E40];1.25^6; IF(1.25^7 &gt; [.F40]-[.E40]; 1.25^7; IF(1.25^8 &gt; [.F40]-[.E40]; 1.25^8; IF(1.25^9 &gt; [.F40]-[.E40]; 1.25^9; IF(1.25^10 &gt; [.F40]-[.E40]; 1.25^10; IF(1.25^11 &gt; [.F40]-[.E40]; 1.25^11; IF(1.25^12 &gt; [.F40]-[.E40]; 1.25^12; IF(1.25^13 &gt; [.F40]-[.E40]; 1.25^13; IF(1.25^14 &gt; [.F40]-[.E40]; 1.25^14; IF(1.25^15 &gt; [.F40]-[.E40]; 1.25^15; IF(1.25^16 &gt; [.F40]-[.E40]; 1.25^16; IF(1.25^17 &gt; [.F40]-[.E40]; 1.25^17; IF(1.25^18 &gt; [.F40]-[.E40]; 1.25^18; IF(1.25^19 &gt; [.F40]-[.E40]; 1.25^19; 1.25^20))))))))))))))))))))" office:value-type="float" office:value="223.024875" calcext:value-type="float">
            <text:p>223.025</text:p>
          </table:table-cell>
          <table:table-cell table:formula="of:=IF([.F40]&lt;[.E40]*1.25; 0; [.J40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table-cell table:style-name="ce9" office:value-type="string" calcext:value-type="string">
            <text:p><text:s/>通讯业务</text:p>
          </table:table-cell>
          <table:table-cell table:style-name="ce23" office:value-type="percentage" office:value="0.0056" calcext:value-type="percentage">
            <text:p>0.56%</text:p>
          </table:table-cell>
          <table:table-cell table:style-name="ce24" office:value-type="string" calcext:value-type="string">
            <text:p>哔哩哔哩</text:p>
          </table:table-cell>
          <table:table-cell office:value-type="percentage" office:value="0.0056" calcext:value-type="percentage">
            <text:p>0.56%</text:p>
          </table:table-cell>
          <table:table-cell table:style-name="ce30" office:value-type="float" office:value="45.0963" calcext:value-type="float">
            <text:p>45.0963</text:p>
          </table:table-cell>
          <table:table-cell table:style-name="ce41" office:value-type="float" office:value="25.4" calcext:value-type="float">
            <text:p>25.4000</text:p>
          </table:table-cell>
          <table:table-cell office:value-type="string" calcext:value-type="string">
            <text:p>-</text:p>
          </table:table-cell>
          <table:table-cell office:value-type="float" office:value="99.92" calcext:value-type="float">
            <text:p>99.92</text:p>
          </table:table-cell>
          <table:table-cell table:formula="of:=IF([.E41]&gt;0;[.F41]/[.E41]-1.0014;([.F41]-[.E41]))" office:value-type="percentage" office:value="-0.438160887256826" calcext:value-type="percentage">
            <text:p>-43.82%</text:p>
          </table:table-cell>
          <table:table-cell table:style-name="ce109" table:formula="of:=IF([.E41]&gt;0; IF([.E41]*1.25 &gt; [.F41];[.E41]*1.25; IF([.E41]*1.25^2 &gt; [.F41];[.E41]*1.25^2; IF([.E41]*1.25^3 &gt; [.F41];[.E41]*1.25^3; IF([.E41]*1.25^4 &gt; [.F41];[.E41]*1.25^4; IF([.E41]*1.25^5 &gt; [.F41];[.E41]*1.25^5; IF([.E41]*1.25^6 &gt; [.F41];[.E41]*1.25^6; IF([.E41]*1.25^7 &gt; [.F41]; [.E41]*1.25^7; IF([.E41]*1.25^8 &gt; [.F41]; [.E41]*1.25^8; IF([.E41]*1.25^9 &gt; [.F41]; [.E41]*1.25^9; [.E41]*1.25^10)))))))));IF(1.25 &gt; [.F41]-[.E41];1.25; IF(1.25^2 &gt; [.F41]-[.E41];1.25^2; IF(1.25^3 &gt; [.F41]-[.E41];1.25^3; IF(1.25^4 &gt; [.F41]-[.E41];1.25^4; IF(1.25^5 &gt; [.F41]-[.E41];1.25^5; IF(1.25^6 &gt; [.F41]-[.E41];1.25^6; IF(1.25^7 &gt; [.F41]-[.E41]; 1.25^7; IF(1.25^8 &gt; [.F41]-[.E41]; 1.25^8; IF(1.25^9 &gt; [.F41]-[.E41]; 1.25^9; IF(1.25^10 &gt; [.F41]-[.E41]; 1.25^10; IF(1.25^11 &gt; [.F41]-[.E41]; 1.25^11; IF(1.25^12 &gt; [.F41]-[.E41]; 1.25^12; IF(1.25^13 &gt; [.F41]-[.E41]; 1.25^13; IF(1.25^14 &gt; [.F41]-[.E41]; 1.25^14; IF(1.25^15 &gt; [.F41]-[.E41]; 1.25^15; IF(1.25^16 &gt; [.F41]-[.E41]; 1.25^16; IF(1.25^17 &gt; [.F41]-[.E41]; 1.25^17; IF(1.25^18 &gt; [.F41]-[.E41]; 1.25^18; IF(1.25^19 &gt; [.F41]-[.E41]; 1.25^19; 1.25^20))))))))))))))))))))" office:value-type="float" office:value="56.370375" calcext:value-type="float">
            <text:p>56.370</text:p>
          </table:table-cell>
          <table:table-cell table:number-columns-repeated="2" office:value-type="float" office:value="0" calcext:value-type="float">
            <text:p>0.000</text:p>
          </table:table-cell>
        </table:table-row>
        <table:table-row table:style-name="ro2">
          <table:table-cell table:style-name="ce9" office:value-type="string" calcext:value-type="string">
            <text:p>信息技术</text:p>
          </table:table-cell>
          <table:table-cell table:style-name="ce23" office:value-type="percentage" office:value="0.0014" calcext:value-type="percentage">
            <text:p>0.14%</text:p>
          </table:table-cell>
          <table:table-cell table:style-name="ce24" office:value-type="string" calcext:value-type="string">
            <text:p>金山云</text:p>
          </table:table-cell>
          <table:table-cell office:value-type="percentage" office:value="0.0014" calcext:value-type="percentage">
            <text:p>0.14%</text:p>
          </table:table-cell>
          <table:table-cell table:style-name="ce30" office:value-type="float" office:value="12.04" calcext:value-type="float">
            <text:p>12.0400</text:p>
          </table:table-cell>
          <table:table-cell table:style-name="ce41" office:value-type="float" office:value="3.38" calcext:value-type="float">
            <text:p>3.3800</text:p>
          </table:table-cell>
          <table:table-cell office:value-type="string" calcext:value-type="string">
            <text:p>-</text:p>
          </table:table-cell>
          <table:table-cell office:value-type="float" office:value="8.21" calcext:value-type="float">
            <text:p>8.21</text:p>
          </table:table-cell>
          <table:table-cell table:formula="of:=IF([.E42]&gt;0;[.F42]/[.E42]-1.0014;([.F42]-[.E42]))" office:value-type="percentage" office:value="-0.720669102990033" calcext:value-type="percentage">
            <text:p>-72.07%</text:p>
          </table:table-cell>
          <table:table-cell table:style-name="ce110" table:formula="of:=IF([.E42]&gt;0; IF([.E42]*1.25 &gt; [.F42];[.E42]*1.25; IF([.E42]*1.25^2 &gt; [.F42];[.E42]*1.25^2; IF([.E42]*1.25^3 &gt; [.F42];[.E42]*1.25^3; IF([.E42]*1.25^4 &gt; [.F42];[.E42]*1.25^4; IF([.E42]*1.25^5 &gt; [.F42];[.E42]*1.25^5; IF([.E42]*1.25^6 &gt; [.F42];[.E42]*1.25^6; IF([.E42]*1.25^7 &gt; [.F42]; [.E42]*1.25^7; IF([.E42]*1.25^8 &gt; [.F42]; [.E42]*1.25^8; IF([.E42]*1.25^9 &gt; [.F42]; [.E42]*1.25^9; [.E42]*1.25^10)))))))));IF(1.25 &gt; [.F42]-[.E42];1.25; IF(1.25^2 &gt; [.F42]-[.E42];1.25^2; IF(1.25^3 &gt; [.F42]-[.E42];1.25^3; IF(1.25^4 &gt; [.F42]-[.E42];1.25^4; IF(1.25^5 &gt; [.F42]-[.E42];1.25^5; IF(1.25^6 &gt; [.F42]-[.E42];1.25^6; IF(1.25^7 &gt; [.F42]-[.E42]; 1.25^7; IF(1.25^8 &gt; [.F42]-[.E42]; 1.25^8; IF(1.25^9 &gt; [.F42]-[.E42]; 1.25^9; IF(1.25^10 &gt; [.F42]-[.E42]; 1.25^10; IF(1.25^11 &gt; [.F42]-[.E42]; 1.25^11; IF(1.25^12 &gt; [.F42]-[.E42]; 1.25^12; IF(1.25^13 &gt; [.F42]-[.E42]; 1.25^13; IF(1.25^14 &gt; [.F42]-[.E42]; 1.25^14; IF(1.25^15 &gt; [.F42]-[.E42]; 1.25^15; IF(1.25^16 &gt; [.F42]-[.E42]; 1.25^16; IF(1.25^17 &gt; [.F42]-[.E42]; 1.25^17; IF(1.25^18 &gt; [.F42]-[.E42]; 1.25^18; IF(1.25^19 &gt; [.F42]-[.E42]; 1.25^19; 1.25^20))))))))))))))))))))" office:value-type="float" office:value="15.05" calcext:value-type="float">
            <text:p>15.050</text:p>
          </table:table-cell>
          <table:table-cell table:formula="of:=IF([.F42]&lt;[.E42]*1.25; 0; [.J42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5">
          <table:table-cell table:style-name="ce9" office:value-type="string" calcext:value-type="string">
            <text:p>其他</text:p>
          </table:table-cell>
          <table:table-cell table:style-name="ce23" office:value-type="percentage" office:value="0.0039" calcext:value-type="percentage">
            <text:p>0.39%</text:p>
          </table:table-cell>
          <table:table-cell table:style-name="ce24" office:value-type="string" calcext:value-type="string">
            <text:p>美国生科ETF</text:p>
          </table:table-cell>
          <table:table-cell office:value-type="percentage" office:value="0.0039" calcext:value-type="percentage">
            <text:p>0.39%</text:p>
          </table:table-cell>
          <table:table-cell table:style-name="ce30" office:value-type="float" office:value="110.13" calcext:value-type="float">
            <text:p>110.1300</text:p>
          </table:table-cell>
          <table:table-cell table:style-name="ce41" office:value-type="float" office:value="93.81" calcext:value-type="float">
            <text:p>93.8100</text:p>
          </table:table-cell>
          <table:table-cell table:number-columns-repeated="2" office:value-type="string" calcext:value-type="string">
            <text:p>-</text:p>
          </table:table-cell>
          <table:table-cell table:formula="of:=IF([.E43]&gt;0;[.F43]/[.E43]-1.0014;([.F43]-[.E43]))" office:value-type="percentage" office:value="-0.149588504494688" calcext:value-type="percentage">
            <text:p>-14.96%</text:p>
          </table:table-cell>
          <table:table-cell table:style-name="ce111" table:formula="of:=IF([.E43]&gt;0; IF([.E43]*1.25 &gt; [.F43];[.E43]*1.25; IF([.E43]*1.25^2 &gt; [.F43];[.E43]*1.25^2; IF([.E43]*1.25^3 &gt; [.F43];[.E43]*1.25^3; IF([.E43]*1.25^4 &gt; [.F43];[.E43]*1.25^4; IF([.E43]*1.25^5 &gt; [.F43];[.E43]*1.25^5; IF([.E43]*1.25^6 &gt; [.F43];[.E43]*1.25^6; IF([.E43]*1.25^7 &gt; [.F43]; [.E43]*1.25^7; IF([.E43]*1.25^8 &gt; [.F43]; [.E43]*1.25^8; IF([.E43]*1.25^9 &gt; [.F43]; [.E43]*1.25^9; [.E43]*1.25^10)))))))));IF(1.25 &gt; [.F43]-[.E43];1.25; IF(1.25^2 &gt; [.F43]-[.E43];1.25^2; IF(1.25^3 &gt; [.F43]-[.E43];1.25^3; IF(1.25^4 &gt; [.F43]-[.E43];1.25^4; IF(1.25^5 &gt; [.F43]-[.E43];1.25^5; IF(1.25^6 &gt; [.F43]-[.E43];1.25^6; IF(1.25^7 &gt; [.F43]-[.E43]; 1.25^7; IF(1.25^8 &gt; [.F43]-[.E43]; 1.25^8; IF(1.25^9 &gt; [.F43]-[.E43]; 1.25^9; IF(1.25^10 &gt; [.F43]-[.E43]; 1.25^10; IF(1.25^11 &gt; [.F43]-[.E43]; 1.25^11; IF(1.25^12 &gt; [.F43]-[.E43]; 1.25^12; IF(1.25^13 &gt; [.F43]-[.E43]; 1.25^13; IF(1.25^14 &gt; [.F43]-[.E43]; 1.25^14; IF(1.25^15 &gt; [.F43]-[.E43]; 1.25^15; IF(1.25^16 &gt; [.F43]-[.E43]; 1.25^16; IF(1.25^17 &gt; [.F43]-[.E43]; 1.25^17; IF(1.25^18 &gt; [.F43]-[.E43]; 1.25^18; IF(1.25^19 &gt; [.F43]-[.E43]; 1.25^19; 1.25^20))))))))))))))))))))" office:value-type="float" office:value="137.6625" calcext:value-type="float">
            <text:p>137.663</text:p>
          </table:table-cell>
          <table:table-cell table:formula="of:=IF([.F43]&lt;[.E43]*1.25; 0; [.J43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table-cell table:style-name="ce8" office:value-type="string" calcext:value-type="string" table:number-columns-spanned="1" table:number-rows-spanned="3">
            <text:p>汽车</text:p>
          </table:table-cell>
          <table:table-cell table:style-name="ce23" office:value-type="percentage" office:value="0.0011" calcext:value-type="percentage">
            <text:p>0.11%</text:p>
          </table:table-cell>
          <table:table-cell table:style-name="ce24" office:value-type="string" calcext:value-type="string">
            <text:p>法拉第未来</text:p>
          </table:table-cell>
          <table:table-cell office:value-type="percentage" office:value="0.0011" calcext:value-type="percentage">
            <text:p>0.11%</text:p>
          </table:table-cell>
          <table:table-cell table:style-name="ce30" office:value-type="float" office:value="9.1749" calcext:value-type="float">
            <text:p>9.1749</text:p>
          </table:table-cell>
          <table:table-cell table:style-name="ce42" office:value-type="float" office:value="2.63" calcext:value-type="float">
            <text:p>2.6300</text:p>
          </table:table-cell>
          <table:table-cell office:value-type="string" calcext:value-type="string">
            <text:p>-</text:p>
          </table:table-cell>
          <table:table-cell office:value-type="float" office:value="8.13" calcext:value-type="float">
            <text:p>8.13</text:p>
          </table:table-cell>
          <table:table-cell table:formula="of:=IF([.E44]&gt;0;[.F44]/[.E44]-1.0014;([.F44]-[.E44]))" office:value-type="percentage" office:value="-0.714748374369203" calcext:value-type="percentage">
            <text:p>-71.47%</text:p>
          </table:table-cell>
          <table:table-cell table:style-name="ce112" table:formula="of:=IF([.E44]&gt;0; IF([.E44]*1.25 &gt; [.F44];[.E44]*1.25; IF([.E44]*1.25^2 &gt; [.F44];[.E44]*1.25^2; IF([.E44]*1.25^3 &gt; [.F44];[.E44]*1.25^3; IF([.E44]*1.25^4 &gt; [.F44];[.E44]*1.25^4; IF([.E44]*1.25^5 &gt; [.F44];[.E44]*1.25^5; IF([.E44]*1.25^6 &gt; [.F44];[.E44]*1.25^6; IF([.E44]*1.25^7 &gt; [.F44]; [.E44]*1.25^7; IF([.E44]*1.25^8 &gt; [.F44]; [.E44]*1.25^8; IF([.E44]*1.25^9 &gt; [.F44]; [.E44]*1.25^9; [.E44]*1.25^10)))))))));IF(1.25 &gt; [.F44]-[.E44];1.25; IF(1.25^2 &gt; [.F44]-[.E44];1.25^2; IF(1.25^3 &gt; [.F44]-[.E44];1.25^3; IF(1.25^4 &gt; [.F44]-[.E44];1.25^4; IF(1.25^5 &gt; [.F44]-[.E44];1.25^5; IF(1.25^6 &gt; [.F44]-[.E44];1.25^6; IF(1.25^7 &gt; [.F44]-[.E44]; 1.25^7; IF(1.25^8 &gt; [.F44]-[.E44]; 1.25^8; IF(1.25^9 &gt; [.F44]-[.E44]; 1.25^9; IF(1.25^10 &gt; [.F44]-[.E44]; 1.25^10; IF(1.25^11 &gt; [.F44]-[.E44]; 1.25^11; IF(1.25^12 &gt; [.F44]-[.E44]; 1.25^12; IF(1.25^13 &gt; [.F44]-[.E44]; 1.25^13; IF(1.25^14 &gt; [.F44]-[.E44]; 1.25^14; IF(1.25^15 &gt; [.F44]-[.E44]; 1.25^15; IF(1.25^16 &gt; [.F44]-[.E44]; 1.25^16; IF(1.25^17 &gt; [.F44]-[.E44]; 1.25^17; IF(1.25^18 &gt; [.F44]-[.E44]; 1.25^18; IF(1.25^19 &gt; [.F44]-[.E44]; 1.25^19; 1.25^20))))))))))))))))))))" office:value-type="float" office:value="11.468625" calcext:value-type="float">
            <text:p>11.469</text:p>
          </table:table-cell>
          <table:table-cell table:formula="of:=IF([.F44]&lt;[.E44]*1.25; 0; [.J44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style-name="ce8"/>
          <table:table-cell table:style-name="ce23" office:value-type="percentage" office:value="0.0001" calcext:value-type="percentage">
            <text:p>0.01%</text:p>
          </table:table-cell>
          <table:table-cell table:style-name="ce24" office:value-type="string" calcext:value-type="string">
            <text:p>FFIE CALL L</text:p>
          </table:table-cell>
          <table:table-cell office:value-type="percentage" office:value="0.0001" calcext:value-type="percentage">
            <text:p>0.01%</text:p>
          </table:table-cell>
          <table:table-cell table:style-name="ce30" office:value-type="float" office:value="1.0199" calcext:value-type="float">
            <text:p>1.0199</text:p>
          </table:table-cell>
          <table:table-cell table:style-name="ce42" office:value-type="float" office:value="0.38" calcext:value-type="float">
            <text:p>0.3800</text:p>
          </table:table-cell>
          <table:table-cell/>
          <table:table-cell office:value-type="string" calcext:value-type="string">
            <text:p>-</text:p>
          </table:table-cell>
          <table:table-cell table:formula="of:=IF([.E45]&gt;0;[.F45]/[.E45]-1.0014;([.F45]-[.E45]))" office:value-type="percentage" office:value="-0.628814452397294" calcext:value-type="percentage">
            <text:p>-62.88%</text:p>
          </table:table-cell>
          <table:table-cell table:style-name="ce114" table:formula="of:=IF([.E45]&gt;0; IF([.E45]*1.25 &gt; [.F45];[.E45]*1.25; IF([.E45]*1.25^2 &gt; [.F45];[.E45]*1.25^2; IF([.E45]*1.25^3 &gt; [.F45];[.E45]*1.25^3; IF([.E45]*1.25^4 &gt; [.F45];[.E45]*1.25^4; IF([.E45]*1.25^5 &gt; [.F45];[.E45]*1.25^5; IF([.E45]*1.25^6 &gt; [.F45];[.E45]*1.25^6; IF([.E45]*1.25^7 &gt; [.F45]; [.E45]*1.25^7; IF([.E45]*1.25^8 &gt; [.F45]; [.E45]*1.25^8; IF([.E45]*1.25^9 &gt; [.F45]; [.E45]*1.25^9; [.E45]*1.25^10)))))))));IF(1.25 &gt; [.F45]-[.E45];1.25; IF(1.25^2 &gt; [.F45]-[.E45];1.25^2; IF(1.25^3 &gt; [.F45]-[.E45];1.25^3; IF(1.25^4 &gt; [.F45]-[.E45];1.25^4; IF(1.25^5 &gt; [.F45]-[.E45];1.25^5; IF(1.25^6 &gt; [.F45]-[.E45];1.25^6; IF(1.25^7 &gt; [.F45]-[.E45]; 1.25^7; IF(1.25^8 &gt; [.F45]-[.E45]; 1.25^8; IF(1.25^9 &gt; [.F45]-[.E45]; 1.25^9; IF(1.25^10 &gt; [.F45]-[.E45]; 1.25^10; IF(1.25^11 &gt; [.F45]-[.E45]; 1.25^11; IF(1.25^12 &gt; [.F45]-[.E45]; 1.25^12; IF(1.25^13 &gt; [.F45]-[.E45]; 1.25^13; IF(1.25^14 &gt; [.F45]-[.E45]; 1.25^14; IF(1.25^15 &gt; [.F45]-[.E45]; 1.25^15; IF(1.25^16 &gt; [.F45]-[.E45]; 1.25^16; IF(1.25^17 &gt; [.F45]-[.E45]; 1.25^17; IF(1.25^18 &gt; [.F45]-[.E45]; 1.25^18; IF(1.25^19 &gt; [.F45]-[.E45]; 1.25^19; 1.25^20))))))))))))))))))))" office:value-type="float" office:value="1.274875" calcext:value-type="float">
            <text:p>1.275</text:p>
          </table:table-cell>
          <table:table-cell table:formula="of:=IF([.F45]&lt;[.E45]*1.25; 0; [.J45]/1.25*0.92)" office:value-type="float" office:value="0" calcext:value-type="float">
            <text:p>0.000</text:p>
          </table:table-cell>
          <table:table-cell office:value-type="float" office:value="1.173" calcext:value-type="float">
            <text:p>1.173</text:p>
          </table:table-cell>
        </table:table-row>
        <table:table-row table:style-name="ro2">
          <table:covered-table-cell table:style-name="ce9" office:value-type="string" calcext:value-type="string">
            <text:p>汽车</text:p>
          </table:covered-table-cell>
          <table:table-cell table:style-name="ce23" office:value-type="percentage" office:value="0.0003" calcext:value-type="percentage">
            <text:p>0.03%</text:p>
          </table:table-cell>
          <table:table-cell table:style-name="ce24" office:value-type="string" calcext:value-type="string">
            <text:p>FFIE CALL D</text:p>
          </table:table-cell>
          <table:table-cell office:value-type="percentage" office:value="0.0003" calcext:value-type="percentage">
            <text:p>0.03%</text:p>
          </table:table-cell>
          <table:table-cell table:style-name="ce30" office:value-type="float" office:value="1.252" calcext:value-type="float">
            <text:p>1.2520</text:p>
          </table:table-cell>
          <table:table-cell table:style-name="ce42" office:value-type="float" office:value="0.16" calcext:value-type="float">
            <text:p>0.1600</text:p>
          </table:table-cell>
          <table:table-cell office:value-type="string" calcext:value-type="string">
            <text:p>-</text:p>
          </table:table-cell>
          <table:table-cell table:style-name="ce32" office:value-type="string" calcext:value-type="string">
            <text:p>-</text:p>
          </table:table-cell>
          <table:table-cell table:formula="of:=IF([.E46]&gt;0;[.F46]/[.E46]-1.0014;([.F46]-[.E46]))" office:value-type="percentage" office:value="-0.873604472843451" calcext:value-type="percentage">
            <text:p>-87.36%</text:p>
          </table:table-cell>
          <table:table-cell table:style-name="ce116" table:formula="of:=IF([.E46]&gt;0; IF([.E46]*1.25 &gt; [.F46];[.E46]*1.25; IF([.E46]*1.25^2 &gt; [.F46];[.E46]*1.25^2; IF([.E46]*1.25^3 &gt; [.F46];[.E46]*1.25^3; IF([.E46]*1.25^4 &gt; [.F46];[.E46]*1.25^4; IF([.E46]*1.25^5 &gt; [.F46];[.E46]*1.25^5; IF([.E46]*1.25^6 &gt; [.F46];[.E46]*1.25^6; IF([.E46]*1.25^7 &gt; [.F46]; [.E46]*1.25^7; IF([.E46]*1.25^8 &gt; [.F46]; [.E46]*1.25^8; IF([.E46]*1.25^9 &gt; [.F46]; [.E46]*1.25^9; [.E46]*1.25^10)))))))));IF(1.25 &gt; [.F46]-[.E46];1.25; IF(1.25^2 &gt; [.F46]-[.E46];1.25^2; IF(1.25^3 &gt; [.F46]-[.E46];1.25^3; IF(1.25^4 &gt; [.F46]-[.E46];1.25^4; IF(1.25^5 &gt; [.F46]-[.E46];1.25^5; IF(1.25^6 &gt; [.F46]-[.E46];1.25^6; IF(1.25^7 &gt; [.F46]-[.E46]; 1.25^7; IF(1.25^8 &gt; [.F46]-[.E46]; 1.25^8; IF(1.25^9 &gt; [.F46]-[.E46]; 1.25^9; IF(1.25^10 &gt; [.F46]-[.E46]; 1.25^10; IF(1.25^11 &gt; [.F46]-[.E46]; 1.25^11; IF(1.25^12 &gt; [.F46]-[.E46]; 1.25^12; IF(1.25^13 &gt; [.F46]-[.E46]; 1.25^13; IF(1.25^14 &gt; [.F46]-[.E46]; 1.25^14; IF(1.25^15 &gt; [.F46]-[.E46]; 1.25^15; IF(1.25^16 &gt; [.F46]-[.E46]; 1.25^16; IF(1.25^17 &gt; [.F46]-[.E46]; 1.25^17; IF(1.25^18 &gt; [.F46]-[.E46]; 1.25^18; IF(1.25^19 &gt; [.F46]-[.E46]; 1.25^19; 1.25^20))))))))))))))))))))" office:value-type="float" office:value="1.565" calcext:value-type="float">
            <text:p>1.565</text:p>
          </table:table-cell>
          <table:table-cell table:formula="of:=IF([.F46]&lt;[.E46]*1.25; 0; [.J46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客户</text:p>
          </table:table-cell>
          <table:covered-table-cell table:number-columns-repeated="4" table:style-name="Default"/>
          <table:covered-table-cell/>
          <table:covered-table-cell table:number-columns-repeated="6" table:style-name="Default"/>
        </table:table-row>
        <table:table-row table:style-name="ro1">
          <table:table-cell office:value-type="string" calcext:value-type="string">
            <text:p>姓名hhh</text:p>
          </table:table-cell>
          <table:table-cell table:style-name="ce1" office:value-type="string" calcext:value-type="string">
            <text:p>份额hhh</text:p>
          </table:table-cell>
          <table:table-cell table:style-name="ce1" office:value-type="string" calcext:value-type="string">
            <text:p>市值hhh</text:p>
          </table:table-cell>
          <table:table-cell table:number-columns-repeated="2"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table:table-row table:style-name="ro2">
          <table:table-cell office:value-type="string" calcext:value-type="string">
            <text:p>flx</text:p>
          </table:table-cell>
          <table:table-cell table:style-name="ce1" office:value-type="float" office:value="154004.837" calcext:value-type="float">
            <text:p>154004.837</text:p>
          </table:table-cell>
          <table:table-cell table:style-name="ce25" table:formula="of:=[.A2]*[.B49]" office:value-type="float" office:value="336192.559171" calcext:value-type="float">
            <text:p>336192.56</text:p>
          </table:table-cell>
          <table:table-cell table:number-columns-repeated="2"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calcext:conditional-formats>
          <calcext:conditional-format calcext:target-range-address="Sheet1.L11:Sheet1.L11">
            <calcext:condition calcext:apply-style-name="Bad" calcext:value="&gt;0" calcext:base-cell-address="Sheet1.L11"/>
          </calcext:conditional-format>
          <calcext:conditional-format calcext:target-range-address="Sheet1.I11:Sheet1.I11">
            <calcext:condition calcext:apply-style-name="Good" calcext:value="&lt;0" calcext:base-cell-address="Sheet1.I11"/>
            <calcext:condition calcext:apply-style-name="Bad" calcext:value="&gt;=0" calcext:base-cell-address="Sheet1.I11"/>
          </calcext:conditional-format>
          <calcext:conditional-format calcext:target-range-address="Sheet1.K11:Sheet1.K11">
            <calcext:condition calcext:apply-style-name="Bad" calcext:value="&gt;0" calcext:base-cell-address="Sheet1.K11"/>
          </calcext:conditional-format>
          <calcext:conditional-format calcext:target-range-address="Sheet1.I12:Sheet1.I13">
            <calcext:condition calcext:apply-style-name="Good" calcext:value="&lt;0" calcext:base-cell-address="Sheet1.I12"/>
            <calcext:condition calcext:apply-style-name="Bad" calcext:value="&gt;=0" calcext:base-cell-address="Sheet1.I12"/>
          </calcext:conditional-format>
          <calcext:conditional-format calcext:target-range-address="Sheet1.J12:Sheet1.J13">
            <calcext:condition calcext:apply-style-name="Good" calcext:value="&gt;[.E12]*1.25" calcext:base-cell-address="Sheet1.J12"/>
          </calcext:conditional-format>
          <calcext:conditional-format calcext:target-range-address="Sheet1.K12:Sheet1.K13">
            <calcext:condition calcext:apply-style-name="Bad" calcext:value="&gt;0" calcext:base-cell-address="Sheet1.K12"/>
          </calcext:conditional-format>
          <calcext:conditional-format calcext:target-range-address="Sheet1.L12:Sheet1.L13">
            <calcext:condition calcext:apply-style-name="Bad" calcext:value="&gt;0" calcext:base-cell-address="Sheet1.L12"/>
          </calcext:conditional-format>
          <calcext:conditional-format calcext:target-range-address="Sheet1.L39:Sheet1.L46">
            <calcext:condition calcext:apply-style-name="Bad" calcext:value="&gt;0" calcext:base-cell-address="Sheet1.L39"/>
          </calcext:conditional-format>
          <calcext:conditional-format calcext:target-range-address="Sheet1.I14:Sheet1.I14">
            <calcext:condition calcext:apply-style-name="Good" calcext:value="&lt;0" calcext:base-cell-address="Sheet1.I14"/>
            <calcext:condition calcext:apply-style-name="Bad" calcext:value="&gt;=0" calcext:base-cell-address="Sheet1.I14"/>
          </calcext:conditional-format>
          <calcext:conditional-format calcext:target-range-address="Sheet1.J14:Sheet1.J14">
            <calcext:condition calcext:apply-style-name="Good" calcext:value="&gt;[.E14]*1.25" calcext:base-cell-address="Sheet1.J14"/>
          </calcext:conditional-format>
          <calcext:conditional-format calcext:target-range-address="Sheet1.K14:Sheet1.K14">
            <calcext:condition calcext:apply-style-name="Bad" calcext:value="&gt;0" calcext:base-cell-address="Sheet1.K14"/>
          </calcext:conditional-format>
          <calcext:conditional-format calcext:target-range-address="Sheet1.L14:Sheet1.L14">
            <calcext:condition calcext:apply-style-name="Bad" calcext:value="&gt;0" calcext:base-cell-address="Sheet1.L14"/>
          </calcext:conditional-format>
          <calcext:conditional-format calcext:target-range-address="Sheet1.L28:Sheet1.L28">
            <calcext:condition calcext:apply-style-name="Bad" calcext:value="&gt;0" calcext:base-cell-address="Sheet1.L28"/>
          </calcext:conditional-format>
          <calcext:conditional-format calcext:target-range-address="Sheet1.I31:Sheet1.I34 Sheet1.I28:Sheet1.I28 Sheet1.I10:Sheet1.I10">
            <calcext:condition calcext:apply-style-name="Good" calcext:value="&lt;0" calcext:base-cell-address="Sheet1.I10"/>
            <calcext:condition calcext:apply-style-name="Bad" calcext:value="&gt;=0" calcext:base-cell-address="Sheet1.I10"/>
          </calcext:conditional-format>
          <calcext:conditional-format calcext:target-range-address="Sheet1.K31:Sheet1.K34 Sheet1.K10:Sheet1.K10">
            <calcext:condition calcext:apply-style-name="Bad" calcext:value="&gt;0" calcext:base-cell-address="Sheet1.K10"/>
          </calcext:conditional-format>
          <calcext:conditional-format calcext:target-range-address="Sheet1.I6:Sheet1.I6">
            <calcext:condition calcext:apply-style-name="Good" calcext:value="&lt;0" calcext:base-cell-address="Sheet1.I6"/>
            <calcext:condition calcext:apply-style-name="Bad" calcext:value="&gt;=0" calcext:base-cell-address="Sheet1.I6"/>
          </calcext:conditional-format>
          <calcext:conditional-format calcext:target-range-address="Sheet1.J6:Sheet1.J11 Sheet1.J28:Sheet1.J28 Sheet1.J31:Sheet1.J34">
            <calcext:condition calcext:apply-style-name="Good" calcext:value="&gt;[.E6]*1.25" calcext:base-cell-address="Sheet1.J6"/>
          </calcext:conditional-format>
          <calcext:conditional-format calcext:target-range-address="Sheet1.K6:Sheet1.K6">
            <calcext:condition calcext:apply-style-name="Bad" calcext:value="&gt;0" calcext:base-cell-address="Sheet1.K6"/>
          </calcext:conditional-format>
          <calcext:conditional-format calcext:target-range-address="Sheet1.L6:Sheet1.L6">
            <calcext:condition calcext:apply-style-name="Bad" calcext:value="&gt;0" calcext:base-cell-address="Sheet1.L6"/>
          </calcext:conditional-format>
          <calcext:conditional-format calcext:target-range-address="Sheet1.I7:Sheet1.I7">
            <calcext:condition calcext:apply-style-name="Good" calcext:value="&lt;0" calcext:base-cell-address="Sheet1.I7"/>
            <calcext:condition calcext:apply-style-name="Bad" calcext:value="&gt;=0" calcext:base-cell-address="Sheet1.I7"/>
          </calcext:conditional-format>
          <calcext:conditional-format calcext:target-range-address="Sheet1.K7:Sheet1.K7">
            <calcext:condition calcext:apply-style-name="Bad" calcext:value="&gt;0" calcext:base-cell-address="Sheet1.K7"/>
          </calcext:conditional-format>
          <calcext:conditional-format calcext:target-range-address="Sheet1.L7:Sheet1.L9">
            <calcext:condition calcext:apply-style-name="Bad" calcext:value="&gt;0" calcext:base-cell-address="Sheet1.L7"/>
          </calcext:conditional-format>
          <calcext:conditional-format calcext:target-range-address="Sheet1.L24:Sheet1.L25">
            <calcext:condition calcext:apply-style-name="Bad" calcext:value="&gt;0" calcext:base-cell-address="Sheet1.L24"/>
          </calcext:conditional-format>
          <calcext:conditional-format calcext:target-range-address="Sheet1.L15:Sheet1.L19">
            <calcext:condition calcext:apply-style-name="Bad" calcext:value="&gt;0" calcext:base-cell-address="Sheet1.L15"/>
          </calcext:conditional-format>
          <calcext:conditional-format calcext:target-range-address="Sheet1.L23:Sheet1.L23 Sheet1.L20:Sheet1.L21">
            <calcext:condition calcext:apply-style-name="Bad" calcext:value="&gt;0" calcext:base-cell-address="Sheet1.L20"/>
          </calcext:conditional-format>
          <calcext:conditional-format calcext:target-range-address="Sheet1.I15:Sheet1.I19">
            <calcext:condition calcext:apply-style-name="Good" calcext:value="&lt;0" calcext:base-cell-address="Sheet1.I15"/>
            <calcext:condition calcext:apply-style-name="Bad" calcext:value="&gt;=0" calcext:base-cell-address="Sheet1.I15"/>
          </calcext:conditional-format>
          <calcext:conditional-format calcext:target-range-address="Sheet1.J15:Sheet1.J19">
            <calcext:condition calcext:apply-style-name="Good" calcext:value="&gt;[.E15]*1.25" calcext:base-cell-address="Sheet1.J15"/>
          </calcext:conditional-format>
          <calcext:conditional-format calcext:target-range-address="Sheet1.K15:Sheet1.K19">
            <calcext:condition calcext:apply-style-name="Bad" calcext:value="&gt;0" calcext:base-cell-address="Sheet1.K15"/>
          </calcext:conditional-format>
          <calcext:conditional-format calcext:target-range-address="Sheet1.L27:Sheet1.L27">
            <calcext:condition calcext:apply-style-name="Bad" calcext:value="&gt;0" calcext:base-cell-address="Sheet1.L27"/>
          </calcext:conditional-format>
          <calcext:conditional-format calcext:target-range-address="Sheet1.I27:Sheet1.I27">
            <calcext:condition calcext:apply-style-name="Good" calcext:value="&lt;0" calcext:base-cell-address="Sheet1.I27"/>
            <calcext:condition calcext:apply-style-name="Bad" calcext:value="&gt;=0" calcext:base-cell-address="Sheet1.I27"/>
          </calcext:conditional-format>
          <calcext:conditional-format calcext:target-range-address="Sheet1.J27:Sheet1.J27">
            <calcext:condition calcext:apply-style-name="Good" calcext:value="&gt;[.E27]*1.25" calcext:base-cell-address="Sheet1.J27"/>
          </calcext:conditional-format>
          <calcext:conditional-format calcext:target-range-address="Sheet1.I39:Sheet1.I46">
            <calcext:condition calcext:apply-style-name="Good" calcext:value="&lt;0" calcext:base-cell-address="Sheet1.I39"/>
            <calcext:condition calcext:apply-style-name="Bad" calcext:value="&gt;=0" calcext:base-cell-address="Sheet1.I39"/>
          </calcext:conditional-format>
          <calcext:conditional-format calcext:target-range-address="Sheet1.K39:Sheet1.K46">
            <calcext:condition calcext:apply-style-name="Bad" calcext:value="&gt;0" calcext:base-cell-address="Sheet1.K39"/>
          </calcext:conditional-format>
          <calcext:conditional-format calcext:target-range-address="Sheet1.I9:Sheet1.I9">
            <calcext:condition calcext:apply-style-name="Good" calcext:value="&lt;0" calcext:base-cell-address="Sheet1.I9"/>
            <calcext:condition calcext:apply-style-name="Bad" calcext:value="&gt;=0" calcext:base-cell-address="Sheet1.I9"/>
          </calcext:conditional-format>
          <calcext:conditional-format calcext:target-range-address="Sheet1.K9:Sheet1.K9">
            <calcext:condition calcext:apply-style-name="Bad" calcext:value="&gt;0" calcext:base-cell-address="Sheet1.K9"/>
          </calcext:conditional-format>
          <calcext:conditional-format calcext:target-range-address="Sheet1.I38:Sheet1.I38">
            <calcext:condition calcext:apply-style-name="Good" calcext:value="&lt;0" calcext:base-cell-address="Sheet1.I38"/>
            <calcext:condition calcext:apply-style-name="Bad" calcext:value="&gt;=0" calcext:base-cell-address="Sheet1.I38"/>
          </calcext:conditional-format>
          <calcext:conditional-format calcext:target-range-address="Sheet1.J38:Sheet1.J38">
            <calcext:condition calcext:apply-style-name="Good" calcext:value="&gt;[.E38]*1.25" calcext:base-cell-address="Sheet1.J38"/>
          </calcext:conditional-format>
          <calcext:conditional-format calcext:target-range-address="Sheet1.K38:Sheet1.K38">
            <calcext:condition calcext:apply-style-name="Bad" calcext:value="&gt;0" calcext:base-cell-address="Sheet1.K38"/>
          </calcext:conditional-format>
          <calcext:conditional-format calcext:target-range-address="Sheet1.L38:Sheet1.L38">
            <calcext:condition calcext:apply-style-name="Bad" calcext:value="&gt;0" calcext:base-cell-address="Sheet1.L38"/>
          </calcext:conditional-format>
          <calcext:conditional-format calcext:target-range-address="Sheet1.I23:Sheet1.I23">
            <calcext:condition calcext:apply-style-name="Good" calcext:value="&lt;0" calcext:base-cell-address="Sheet1.I23"/>
            <calcext:condition calcext:apply-style-name="Bad" calcext:value="&gt;=0" calcext:base-cell-address="Sheet1.I23"/>
          </calcext:conditional-format>
          <calcext:conditional-format calcext:target-range-address="Sheet1.J23:Sheet1.J23">
            <calcext:condition calcext:apply-style-name="Good" calcext:value="&gt;[.E23]*1.25" calcext:base-cell-address="Sheet1.J23"/>
          </calcext:conditional-format>
          <calcext:conditional-format calcext:target-range-address="Sheet1.K23:Sheet1.K23">
            <calcext:condition calcext:apply-style-name="Bad" calcext:value="&gt;0" calcext:base-cell-address="Sheet1.K23"/>
          </calcext:conditional-format>
          <calcext:conditional-format calcext:target-range-address="Sheet1.I22:Sheet1.I22">
            <calcext:condition calcext:apply-style-name="Good" calcext:value="&lt;0" calcext:base-cell-address="Sheet1.I22"/>
            <calcext:condition calcext:apply-style-name="Bad" calcext:value="&gt;=0" calcext:base-cell-address="Sheet1.I22"/>
          </calcext:conditional-format>
          <calcext:conditional-format calcext:target-range-address="Sheet1.J22:Sheet1.J22">
            <calcext:condition calcext:apply-style-name="Good" calcext:value="&gt;[.E22]*1.25" calcext:base-cell-address="Sheet1.J22"/>
          </calcext:conditional-format>
          <calcext:conditional-format calcext:target-range-address="Sheet1.K22:Sheet1.K22">
            <calcext:condition calcext:apply-style-name="Bad" calcext:value="&gt;0" calcext:base-cell-address="Sheet1.K22"/>
          </calcext:conditional-format>
          <calcext:conditional-format calcext:target-range-address="Sheet1.L22:Sheet1.L22">
            <calcext:condition calcext:apply-style-name="Bad" calcext:value="&gt;0" calcext:base-cell-address="Sheet1.L22"/>
          </calcext:conditional-format>
          <calcext:conditional-format calcext:target-range-address="Sheet1.I26:Sheet1.I26">
            <calcext:condition calcext:apply-style-name="Good" calcext:value="&lt;0" calcext:base-cell-address="Sheet1.I26"/>
            <calcext:condition calcext:apply-style-name="Bad" calcext:value="&gt;=0" calcext:base-cell-address="Sheet1.I26"/>
          </calcext:conditional-format>
          <calcext:conditional-format calcext:target-range-address="Sheet1.J26:Sheet1.J26">
            <calcext:condition calcext:apply-style-name="Good" calcext:value="&gt;[.E26]*1.25" calcext:base-cell-address="Sheet1.J26"/>
          </calcext:conditional-format>
          <calcext:conditional-format calcext:target-range-address="Sheet1.K26:Sheet1.K26">
            <calcext:condition calcext:apply-style-name="Bad" calcext:value="&gt;0" calcext:base-cell-address="Sheet1.K26"/>
          </calcext:conditional-format>
          <calcext:conditional-format calcext:target-range-address="Sheet1.L26:Sheet1.L26">
            <calcext:condition calcext:apply-style-name="Bad" calcext:value="&gt;0" calcext:base-cell-address="Sheet1.L26"/>
          </calcext:conditional-format>
          <calcext:conditional-format calcext:target-range-address="Sheet1.L26:Sheet1.L26">
            <calcext:condition calcext:apply-style-name="Good" calcext:value="&lt;[$Sheet1.$L$26]" calcext:base-cell-address="Sheet1.L26"/>
          </calcext:conditional-format>
          <calcext:conditional-format calcext:target-range-address="Sheet1.F39:Sheet1.F46">
            <calcext:condition calcext:apply-style-name="Accent" calcext:value="&lt;[$Sheet1.$L$39]" calcext:base-cell-address="Sheet1.F39"/>
          </calcext:conditional-format>
          <calcext:conditional-format calcext:target-range-address="Sheet1.L29:Sheet1.L34 Sheet1.L10:Sheet1.L10">
            <calcext:condition calcext:apply-style-name="Bad" calcext:value="&gt;0" calcext:base-cell-address="Sheet1.L10"/>
          </calcext:conditional-format>
          <calcext:conditional-format calcext:target-range-address="Sheet1.I8:Sheet1.I8">
            <calcext:condition calcext:apply-style-name="Good" calcext:value="&lt;0" calcext:base-cell-address="Sheet1.I8"/>
            <calcext:condition calcext:apply-style-name="Bad" calcext:value="&gt;=0" calcext:base-cell-address="Sheet1.I8"/>
          </calcext:conditional-format>
          <calcext:conditional-format calcext:target-range-address="Sheet1.K8:Sheet1.K8">
            <calcext:condition calcext:apply-style-name="Bad" calcext:value="&gt;0" calcext:base-cell-address="Sheet1.K8"/>
          </calcext:conditional-format>
          <calcext:conditional-format calcext:target-range-address="Sheet1.I24:Sheet1.I25">
            <calcext:condition calcext:apply-style-name="Good" calcext:value="&lt;0" calcext:base-cell-address="Sheet1.I24"/>
            <calcext:condition calcext:apply-style-name="Bad" calcext:value="&gt;=0" calcext:base-cell-address="Sheet1.I24"/>
          </calcext:conditional-format>
          <calcext:conditional-format calcext:target-range-address="Sheet1.J24:Sheet1.J25">
            <calcext:condition calcext:apply-style-name="Good" calcext:value="&gt;[.E24]*1.25" calcext:base-cell-address="Sheet1.J24"/>
          </calcext:conditional-format>
          <calcext:conditional-format calcext:target-range-address="Sheet1.K24:Sheet1.K25 Sheet1.K27:Sheet1.K28">
            <calcext:condition calcext:apply-style-name="Bad" calcext:value="&gt;0" calcext:base-cell-address="Sheet1.K24"/>
          </calcext:conditional-format>
          <calcext:conditional-format calcext:target-range-address="Sheet1.I20:Sheet1.I21">
            <calcext:condition calcext:apply-style-name="Good" calcext:value="&lt;0" calcext:base-cell-address="Sheet1.I20"/>
            <calcext:condition calcext:apply-style-name="Bad" calcext:value="&gt;=0" calcext:base-cell-address="Sheet1.I20"/>
          </calcext:conditional-format>
          <calcext:conditional-format calcext:target-range-address="Sheet1.J20:Sheet1.J21">
            <calcext:condition calcext:apply-style-name="Good" calcext:value="&gt;[.E20]*1.25" calcext:base-cell-address="Sheet1.J20"/>
          </calcext:conditional-format>
          <calcext:conditional-format calcext:target-range-address="Sheet1.K20:Sheet1.K21">
            <calcext:condition calcext:apply-style-name="Bad" calcext:value="&gt;0" calcext:base-cell-address="Sheet1.K20"/>
          </calcext:conditional-format>
          <calcext:conditional-format calcext:target-range-address="Sheet1.I29:Sheet1.I29">
            <calcext:condition calcext:apply-style-name="Good" calcext:value="&lt;0" calcext:base-cell-address="Sheet1.I29"/>
            <calcext:condition calcext:apply-style-name="Bad" calcext:value="&gt;=0" calcext:base-cell-address="Sheet1.I29"/>
          </calcext:conditional-format>
          <calcext:conditional-format calcext:target-range-address="Sheet1.J29:Sheet1.J29">
            <calcext:condition calcext:apply-style-name="Good" calcext:value="&gt;[.E29]*1.25" calcext:base-cell-address="Sheet1.J29"/>
          </calcext:conditional-format>
          <calcext:conditional-format calcext:target-range-address="Sheet1.K29:Sheet1.K29">
            <calcext:condition calcext:apply-style-name="Bad" calcext:value="&gt;0" calcext:base-cell-address="Sheet1.K29"/>
          </calcext:conditional-format>
          <calcext:conditional-format calcext:target-range-address="Sheet1.I30:Sheet1.I30">
            <calcext:condition calcext:apply-style-name="Good" calcext:value="&lt;0" calcext:base-cell-address="Sheet1.I30"/>
            <calcext:condition calcext:apply-style-name="Bad" calcext:value="&gt;=0" calcext:base-cell-address="Sheet1.I30"/>
          </calcext:conditional-format>
          <calcext:conditional-format calcext:target-range-address="Sheet1.J30:Sheet1.J30">
            <calcext:condition calcext:apply-style-name="Good" calcext:value="&gt;[.E30]*1.25" calcext:base-cell-address="Sheet1.J30"/>
          </calcext:conditional-format>
          <calcext:conditional-format calcext:target-range-address="Sheet1.K30:Sheet1.K30">
            <calcext:condition calcext:apply-style-name="Bad" calcext:value="&gt;0" calcext:base-cell-address="Sheet1.K30"/>
          </calcext:conditional-format>
          <calcext:conditional-format calcext:target-range-address="Sheet1.F44:Sheet1.F46">
            <calcext:condition calcext:apply-style-name="Good" calcext:value="&lt;[$Sheet1.$L$44]" calcext:base-cell-address="Sheet1.F44"/>
          </calcext:conditional-format>
          <calcext:conditional-format calcext:target-range-address="Sheet1.F38:Sheet1.F38">
            <calcext:condition calcext:apply-style-name="Good" calcext:value="&lt;[$Sheet1.$L$38]" calcext:base-cell-address="Sheet1.F38"/>
          </calcext:conditional-format>
          <calcext:conditional-format calcext:target-range-address="Sheet1.F10:Sheet1.F10">
            <calcext:condition calcext:apply-style-name="Good" calcext:value="&lt;[$Sheet1.$L$10]" calcext:base-cell-address="Sheet1.F10"/>
          </calcext:conditional-format>
          <calcext:conditional-format calcext:target-range-address="Sheet1.F33:Sheet1.F33">
            <calcext:condition calcext:apply-style-name="Good" calcext:value="&lt;[$Sheet1.$L$33]" calcext:base-cell-address="Sheet1.F33"/>
          </calcext:conditional-format>
          <calcext:conditional-format calcext:target-range-address="Sheet1.J39:Sheet1.J39">
            <calcext:condition calcext:apply-style-name="Good" calcext:value="&gt;[.E39]*1.25" calcext:base-cell-address="Sheet1.J39"/>
          </calcext:conditional-format>
          <calcext:conditional-format calcext:target-range-address="Sheet1.J40:Sheet1.J40">
            <calcext:condition calcext:apply-style-name="Good" calcext:value="&gt;[.E40] * 1.25" calcext:base-cell-address="Sheet1.J40"/>
          </calcext:conditional-format>
          <calcext:conditional-format calcext:target-range-address="Sheet1.J41:Sheet1.J41">
            <calcext:condition calcext:apply-style-name="Good" calcext:value="&gt;[.E41] * 1.25" calcext:base-cell-address="Sheet1.J41"/>
          </calcext:conditional-format>
          <calcext:conditional-format calcext:target-range-address="Sheet1.J42:Sheet1.J42">
            <calcext:condition calcext:apply-style-name="Good" calcext:value="&gt;[.E42] *1.25" calcext:base-cell-address="Sheet1.J42"/>
          </calcext:conditional-format>
          <calcext:conditional-format calcext:target-range-address="Sheet1.J43:Sheet1.J43">
            <calcext:condition calcext:apply-style-name="Good" calcext:value="&gt;[.E43] * 1.25" calcext:base-cell-address="Sheet1.J43"/>
          </calcext:conditional-format>
          <calcext:conditional-format calcext:target-range-address="Sheet1.J44:Sheet1.J44">
            <calcext:condition calcext:apply-style-name="Good" calcext:value="&gt;[.E44] * 1.25" calcext:base-cell-address="Sheet1.J44"/>
          </calcext:conditional-format>
          <calcext:conditional-format calcext:target-range-address="Sheet1.J45:Sheet1.J45">
            <calcext:condition calcext:apply-style-name="Good" calcext:value="&gt;[.E45] * 1.25" calcext:base-cell-address="Sheet1.J45"/>
          </calcext:conditional-format>
          <calcext:conditional-format calcext:target-range-address="Sheet1.J46:Sheet1.J46">
            <calcext:condition calcext:apply-style-name="Good" calcext:value="&gt;[.E46] * 1.25" calcext:base-cell-address="Sheet1.J46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3" number:min-decimal-places="3" number:min-integer-digits="1"/>
    </number:number-style>
    <number:number-style style:name="N121">
      <number:number number:decimal-places="4" number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13">00/00/0000</text:date>, <text:time style:data-style-name="N2" text:time-value="15:08:52.88833422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6-23T23:02:58.712677008</meta:creation-date>
    <dc:date>2022-08-13T15:38:25.458972598</dc:date>
    <meta:editing-duration>P3DT2H52M34S</meta:editing-duration>
    <meta:editing-cycles>588</meta:editing-cycles>
    <meta:generator>LibreOffice/7.3.3.2$Linux_X86_64 LibreOffice_project/30$Build-2</meta:generator>
    <meta:document-statistic meta:table-count="1" meta:cell-count="508" meta:object-count="0"/>
  </office:meta>
</office:document-meta>
</file>